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7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"/>
          <table:table-cell table:style-name="ce6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6"/>
          <table:table-cell/>
          <table:table-cell table:style-name="ce6" office:value-type="string" calcext:value-type="string">
            <text:p>Altitude = </text:p>
          </table:table-cell>
          <table:table-cell table:style-name="ce6" office:value-type="string" calcext:value-type="string">
            <text:p>-0.6 km MOLA</text:p>
          </table:table-cell>
          <table:table-cell table:style-name="ce6" office:value-type="string" calcext:value-type="string">
            <text:p>TSI Order = 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6"/>
          <table:table-cell/>
          <table:table-cell table:style-name="ce6" office:value-type="string" calcext:value-type="string">
            <text:p>Latitude = 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Longitude = </text:p>
          </table:table-cell>
          <table:table-cell table:style-name="ce6" office:value-type="float" office:value="74.5" calcext:value-type="float">
            <text:p>74.5</text:p>
          </table:table-cell>
          <table:table-cell table:style-name="ce6" office:value-type="string" calcext:value-type="string">
            <text:p>FPA = 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zimuth = 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tarting Velocity = </text:p>
          </table:table-cell>
          <table:table-cell/>
          <table:table-cell table:style-name="ce6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sec</text:p>
          </table:table-cell>
          <table:table-cell table:style-name="ce6"/>
          <table:table-cell table:style-name="ce6" office:value-type="string" calcext:value-type="string">
            <text:p>Ascent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847.07056435399" calcext:value-type="float">
            <text:p>847.070564354</text:p>
          </table:table-cell>
          <table:table-cell/>
          <table:table-cell table:style-name="ce8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7056435399" calcext:value-type="float">
            <text:p>847.0705643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847.070564353991" calcext:value-type="float">
            <text:p>847.07056435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3054.6060908423" calcext:value-type="float">
            <text:p>3054.6060908423</text:p>
          </table:table-cell>
          <table:table-cell/>
          <table:table-cell table:style-name="ce8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6060908423" calcext:value-type="float">
            <text:p>3054.60609084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3054.6060908423" calcext:value-type="float">
            <text:p>3054.60609084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1216.80339326911" calcext:value-type="float">
            <text:p>1216.8033932691</text:p>
          </table:table-cell>
          <table:table-cell/>
          <table:table-cell table:style-name="ce8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339326911" calcext:value-type="float">
            <text:p>1216.80339326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1216.80339326911" calcext:value-type="float">
            <text:p>1216.803393269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0.213284018377345" calcext:value-type="float">
            <text:p>-0.2132840184</text:p>
          </table:table-cell>
          <table:table-cell/>
          <table:table-cell table:style-name="ce8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3284018377345" calcext:value-type="float">
            <text:p>-0.21328401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0.213284018377293" calcext:value-type="float">
            <text:p>-0.2132840184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3284018377293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.0726423828692489" calcext:value-type="float">
            <text:p>0.0726423829</text:p>
          </table:table-cell>
          <table:table-cell/>
          <table:table-cell table:style-name="ce8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726423828692489" calcext:value-type="float">
            <text:p>0.072642382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.0726423828692339" calcext:value-type="float">
            <text:p>0.07264238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726423828692339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.00499102330455754" calcext:value-type="float">
            <text:p>0.0049910233</text:p>
          </table:table-cell>
          <table:table-cell/>
          <table:table-cell table:style-name="ce8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99102330455754" calcext:value-type="float">
            <text:p>0.00499102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.00499102330456226" calcext:value-type="float">
            <text:p>0.00499102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99102330456226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6.671059286136" calcext:value-type="float">
            <text:p>226.6710592861</text:p>
          </table:table-cell>
          <table:table-cell/>
          <table:table-cell table:style-name="ce8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7056435399" calcext:value-type="float">
            <text:p>847.070564354</text:p>
          </table:table-cell>
          <table:table-cell/>
          <table:table-cell table:style-name="ce8" office:value-type="float" office:value="847.070564353991" calcext:value-type="float">
            <text:p>847.070564354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847.070564353998" calcext:value-type="float">
            <text:p>847.07056435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70564353998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054.6060908423" calcext:value-type="float">
            <text:p>3054.6060908423</text:p>
          </table:table-cell>
          <table:table-cell/>
          <table:table-cell table:style-name="ce8" office:value-type="float" office:value="3054.6060908423" calcext:value-type="float">
            <text:p>3054.606090842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3054.6060908423" calcext:value-type="float">
            <text:p>3054.606090842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16.80339326911" calcext:value-type="float">
            <text:p>1216.8033932691</text:p>
          </table:table-cell>
          <table:table-cell/>
          <table:table-cell table:style-name="ce8" office:value-type="float" office:value="1216.80339326911" calcext:value-type="float">
            <text:p>1216.803393269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1216.80339326911" calcext:value-type="float">
            <text:p>1216.80339326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0.213284018377345" calcext:value-type="float">
            <text:p>-0.2132840184</text:p>
          </table:table-cell>
          <table:table-cell/>
          <table:table-cell table:style-name="ce8" office:value-type="float" office:value="-0.213284018377293" calcext:value-type="float">
            <text:p>-0.2132840184</text:p>
          </table:table-cell>
          <table:table-cell/>
          <table:table-cell table:style-name="ce8" office:value-type="float" office:value="1.00000000000024" calcext:value-type="float">
            <text:p>1</text:p>
          </table:table-cell>
          <table:table-cell table:style-name="ce8" office:value-type="float" office:value="-0.0000000000000510702591327572" calcext:value-type="float">
            <text:p>-5.10702591327572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-0.213284018353421" calcext:value-type="float">
            <text:p>-0.2132840184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213284018353421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0726423828692489" calcext:value-type="float">
            <text:p>0.0726423829</text:p>
          </table:table-cell>
          <table:table-cell/>
          <table:table-cell table:style-name="ce8" office:value-type="float" office:value="0.0726423828692339" calcext:value-type="float">
            <text:p>0.0726423829</text:p>
          </table:table-cell>
          <table:table-cell/>
          <table:table-cell table:style-name="ce8" office:value-type="float" office:value="1.00000000000021" calcext:value-type="float">
            <text:p>1</text:p>
          </table:table-cell>
          <table:table-cell table:style-name="ce8" office:value-type="float" office:value="0.0000000000000150157664080552" calcext:value-type="float">
            <text:p>1.50157664080552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.0726423828623512" calcext:value-type="float">
            <text:p>0.072642382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726423828623512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00499102330455754" calcext:value-type="float">
            <text:p>0.0049910233</text:p>
          </table:table-cell>
          <table:table-cell/>
          <table:table-cell table:style-name="ce8" office:value-type="float" office:value="0.00499102330456226" calcext:value-type="float">
            <text:p>0.0049910233</text:p>
          </table:table-cell>
          <table:table-cell/>
          <table:table-cell table:style-name="ce8" office:value-type="float" office:value="0.999999999999054" calcext:value-type="float">
            <text:p>1</text:p>
          </table:table-cell>
          <table:table-cell table:style-name="ce8" office:value-type="float" office:value="-4.72365202508485E-015" calcext:value-type="float">
            <text:p>-4.72365202508485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.00499102330660007" calcext:value-type="float">
            <text:p>0.004991023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499102330660007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6.671059286136" calcext:value-type="float">
            <text:p>226.6710592861</text:p>
          </table:table-cell>
          <table:table-cell/>
          <table:table-cell table:style-name="ce8" office:value-type="float" office:value="226.671059286136" calcext:value-type="float">
            <text:p>226.671059286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Steps taken</text:p>
          </table:table-cell>
          <table:table-cell table:number-columns-repeated="3"/>
          <table:table-cell table:style-name="ce6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7056435399" calcext:value-type="float">
            <text:p>847.070564354</text:p>
          </table:table-cell>
          <table:table-cell/>
          <table:table-cell table:style-name="ce8" office:value-type="float" office:value="847.070564353998" calcext:value-type="float">
            <text:p>847.070564354</text:p>
          </table:table-cell>
          <table:table-cell/>
          <table:table-cell table:style-name="ce8" office:value-type="float" office:value="0.99999999999999" calcext:value-type="float">
            <text:p>1</text:p>
          </table:table-cell>
          <table:table-cell table:style-name="ce8" office:value-type="float" office:value="-0.00000000000829913915367797" calcext:value-type="float">
            <text:p>-8.29913915367797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847.070564353998" calcext:value-type="float">
            <text:p>847.070564354</text:p>
          </table:table-cell>
          <table:table-cell/>
          <table:table-cell table:style-name="ce9" table:formula="of:=[.F21]" office:value-type="float" office:value="847.070564353991" calcext:value-type="float">
            <text:p>847.070564354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0693489710101858" calcext:value-type="float">
            <text:p>6.93E-01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054.6060908423" calcext:value-type="float">
            <text:p>3054.6060908423</text:p>
          </table:table-cell>
          <table:table-cell/>
          <table:table-cell table:style-name="ce8" office:value-type="float" office:value="3054.6060908423" calcext:value-type="float">
            <text:p>3054.606090842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227373675443232" calcext:value-type="float">
            <text:p>2.2737367544323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3054.6060908423" calcext:value-type="float">
            <text:p>3054.6060908423</text:p>
          </table:table-cell>
          <table:table-cell/>
          <table:table-cell table:style-name="ce9" table:formula="of:=[.F22]" office:value-type="float" office:value="3054.6060908423" calcext:value-type="float">
            <text:p>3054.6060908423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16.80339326911" calcext:value-type="float">
            <text:p>1216.8033932691</text:p>
          </table:table-cell>
          <table:table-cell/>
          <table:table-cell table:style-name="ce8" office:value-type="float" office:value="1216.80339326911" calcext:value-type="float">
            <text:p>1216.803393269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1216.80339326911" calcext:value-type="float">
            <text:p>1216.8033932691</text:p>
          </table:table-cell>
          <table:table-cell/>
          <table:table-cell table:style-name="ce9" table:formula="of:=[.F23]" office:value-type="float" office:value="1216.80339326911" calcext:value-type="float">
            <text:p>1216.803393269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0.213284018377345" calcext:value-type="float">
            <text:p>-0.2132840184</text:p>
          </table:table-cell>
          <table:table-cell/>
          <table:table-cell table:style-name="ce8" office:value-type="float" office:value="-0.213284018353421" calcext:value-type="float">
            <text:p>-0.2132840184</text:p>
          </table:table-cell>
          <table:table-cell/>
          <table:table-cell table:style-name="ce8" office:value-type="float" office:value="1.00000000011217" calcext:value-type="float">
            <text:p>1.0000000001</text:p>
          </table:table-cell>
          <table:table-cell table:style-name="ce8" office:value-type="float" office:value="-0.0000000000239234743126815" calcext:value-type="float">
            <text:p>-2.3923474312681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-0.213284018353421" calcext:value-type="float">
            <text:p>-0.2132840184</text:p>
          </table:table-cell>
          <table:table-cell/>
          <table:table-cell table:style-name="ce9" table:formula="of:=[.F24]" office:value-type="float" office:value="-0.213284018377293" calcext:value-type="float">
            <text:p>-0.2132840184</text:p>
          </table:table-cell>
          <table:table-cell/>
          <table:table-cell table:formula="of:=[.M36]/[.O36]" office:value-type="float" office:value="0.999999999888074" calcext:value-type="float">
            <text:p>0.9999999999</text:p>
          </table:table-cell>
          <table:table-cell table:formula="of:=[.M36]-[.O36]" office:value-type="float" office:value="0.0000000000238720154754901" calcext:value-type="float">
            <text:p>2.39E-01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0726423828692489" calcext:value-type="float">
            <text:p>0.0726423829</text:p>
          </table:table-cell>
          <table:table-cell/>
          <table:table-cell table:style-name="ce8" office:value-type="float" office:value="0.0726423828623512" calcext:value-type="float">
            <text:p>0.0726423829</text:p>
          </table:table-cell>
          <table:table-cell/>
          <table:table-cell table:style-name="ce8" office:value-type="float" office:value="1.00000000009495" calcext:value-type="float">
            <text:p>1.0000000001</text:p>
          </table:table-cell>
          <table:table-cell table:style-name="ce8" office:value-type="float" office:value="0.00000000000689767687411802" calcext:value-type="float">
            <text:p>6.8976768741180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.0726423828623512" calcext:value-type="float">
            <text:p>0.0726423829</text:p>
          </table:table-cell>
          <table:table-cell/>
          <table:table-cell table:style-name="ce9" table:formula="of:=[.F25]" office:value-type="float" office:value="0.0726423828692339" calcext:value-type="float">
            <text:p>0.0726423829</text:p>
          </table:table-cell>
          <table:table-cell/>
          <table:table-cell table:formula="of:=[.M37]/[.O37]" office:value-type="float" office:value="0.999999999905252" calcext:value-type="float">
            <text:p>0.9999999999</text:p>
          </table:table-cell>
          <table:table-cell table:formula="of:=[.M37]-[.O37]" office:value-type="float" office:value="-0.00000000000688270274107339" calcext:value-type="float">
            <text:p>-6.8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00499102330455754" calcext:value-type="float">
            <text:p>0.0049910233</text:p>
          </table:table-cell>
          <table:table-cell/>
          <table:table-cell table:style-name="ce8" office:value-type="float" office:value="0.00499102330660007" calcext:value-type="float">
            <text:p>0.0049910233</text:p>
          </table:table-cell>
          <table:table-cell/>
          <table:table-cell table:style-name="ce8" office:value-type="float" office:value="0.999999999590759" calcext:value-type="float">
            <text:p>0.9999999996</text:p>
          </table:table-cell>
          <table:table-cell table:style-name="ce8" office:value-type="float" office:value="-0.00000000000204252934010718" calcext:value-type="float">
            <text:p>-2.0425293401071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.00499102330660007" calcext:value-type="float">
            <text:p>0.0049910233</text:p>
          </table:table-cell>
          <table:table-cell/>
          <table:table-cell table:style-name="ce9" table:formula="of:=[.F26]" office:value-type="float" office:value="0.00499102330456226" calcext:value-type="float">
            <text:p>0.0049910233</text:p>
          </table:table-cell>
          <table:table-cell/>
          <table:table-cell table:formula="of:=[.M38]/[.O38]" office:value-type="float" office:value="1.0000000004083" calcext:value-type="float">
            <text:p>1.0000000004</text:p>
          </table:table-cell>
          <table:table-cell table:formula="of:=[.M38]-[.O38]" office:value-type="float" office:value="0.00000000000203781002489078" calcext:value-type="float">
            <text:p>2.04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6.671059286136" calcext:value-type="float">
            <text:p>226.6710592861</text:p>
          </table:table-cell>
          <table:table-cell/>
          <table:table-cell table:style-name="ce8" office:value-type="float" office:value="226.671059286136" calcext:value-type="float">
            <text:p>226.671059286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226.671059286136" calcext:value-type="float">
            <text:p>226.6710592861</text:p>
          </table:table-cell>
          <table:table-cell/>
          <table:table-cell table:style-name="ce9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7056435399" calcext:value-type="float">
            <text:p>847.070564354</text:p>
          </table:table-cell>
          <table:table-cell/>
          <table:table-cell table:style-name="ce8" office:value-type="float" office:value="847.070564353991" calcext:value-type="float">
            <text:p>847.070564354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847.070564353991" calcext:value-type="float">
            <text:p>847.070564354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054.6060908423" calcext:value-type="float">
            <text:p>3054.6060908423</text:p>
          </table:table-cell>
          <table:table-cell/>
          <table:table-cell table:style-name="ce8" office:value-type="float" office:value="3054.6060908423" calcext:value-type="float">
            <text:p>3054.606090842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3054.6060908423" calcext:value-type="float">
            <text:p>3054.606090842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16.80339326911" calcext:value-type="float">
            <text:p>1216.8033932691</text:p>
          </table:table-cell>
          <table:table-cell/>
          <table:table-cell table:style-name="ce8" office:value-type="float" office:value="1216.80339326911" calcext:value-type="float">
            <text:p>1216.803393269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1216.80339326911" calcext:value-type="float">
            <text:p>1216.803393269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0.213284018377345" calcext:value-type="float">
            <text:p>-0.2132840184</text:p>
          </table:table-cell>
          <table:table-cell/>
          <table:table-cell table:style-name="ce8" office:value-type="float" office:value="-0.213284018377363" calcext:value-type="float">
            <text:p>-0.2132840184</text:p>
          </table:table-cell>
          <table:table-cell/>
          <table:table-cell table:style-name="ce8" office:value-type="float" office:value="0.999999999999911" calcext:value-type="float">
            <text:p>1</text:p>
          </table:table-cell>
          <table:table-cell table:style-name="ce8" office:value-type="float" office:value="0.0000000000000189570581454745" calcext:value-type="float">
            <text:p>1.8957058145474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-0.213284018377363" calcext:value-type="float">
            <text:p>-0.2132840184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213284018377363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.0726423828692489" calcext:value-type="float">
            <text:p>0.0726423829</text:p>
          </table:table-cell>
          <table:table-cell/>
          <table:table-cell table:style-name="ce8" office:value-type="float" office:value="0.0726423828692537" calcext:value-type="float">
            <text:p>0.0726423829</text:p>
          </table:table-cell>
          <table:table-cell/>
          <table:table-cell table:style-name="ce8" office:value-type="float" office:value="0.999999999999934" calcext:value-type="float">
            <text:p>1</text:p>
          </table:table-cell>
          <table:table-cell table:style-name="ce8" office:value-type="float" office:value="-4.76008121808036E-015" calcext:value-type="float">
            <text:p>-4.76008121808036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.0726423828692537" calcext:value-type="float">
            <text:p>0.072642382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726423828692537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00499102330455754" calcext:value-type="float">
            <text:p>0.0049910233</text:p>
          </table:table-cell>
          <table:table-cell/>
          <table:table-cell table:style-name="ce8" office:value-type="float" office:value="0.00499102330455792" calcext:value-type="float">
            <text:p>0.0049910233</text:p>
          </table:table-cell>
          <table:table-cell/>
          <table:table-cell table:style-name="ce8" office:value-type="float" office:value="0.999999999999924" calcext:value-type="float">
            <text:p>1</text:p>
          </table:table-cell>
          <table:table-cell table:style-name="ce8" office:value-type="float" office:value="-3.79037079500932E-016" calcext:value-type="float">
            <text:p>-3.7903707950093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.00499102330455792" calcext:value-type="float">
            <text:p>0.0049910233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499102330455792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6.671059286136" calcext:value-type="float">
            <text:p>226.6710592861</text:p>
          </table:table-cell>
          <table:table-cell/>
          <table:table-cell table:style-name="ce8" office:value-type="float" office:value="226.671059286136" calcext:value-type="float">
            <text:p>226.671059286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70564353991" calcext:value-type="float">
            <text:p>847.070564354</text:p>
          </table:table-cell>
          <table:table-cell/>
          <table:table-cell table:style-name="ce9" table:formula="of:=[.F33]" office:value-type="float" office:value="847.070564353998" calcext:value-type="float">
            <text:p>847.070564354</text:p>
          </table:table-cell>
          <table:table-cell/>
          <table:table-cell table:formula="of:=[.M57]/[.O57]" office:value-type="float" office:value="0.999999999999992" calcext:value-type="float">
            <text:p>1</text:p>
          </table:table-cell>
          <table:table-cell table:formula="of:=[.M57]-[.O57]" office:value-type="float" office:value="-0.00000000000693489710101858" calcext:value-type="float">
            <text:p>-6.93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054.6060908423" calcext:value-type="float">
            <text:p>3054.6060908423</text:p>
          </table:table-cell>
          <table:table-cell/>
          <table:table-cell table:style-name="ce9" table:formula="of:=[.F34]" office:value-type="float" office:value="3054.6060908423" calcext:value-type="float">
            <text:p>3054.6060908423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16.80339326911" calcext:value-type="float">
            <text:p>1216.8033932691</text:p>
          </table:table-cell>
          <table:table-cell/>
          <table:table-cell table:style-name="ce9" table:formula="of:=[.F35]" office:value-type="float" office:value="1216.80339326911" calcext:value-type="float">
            <text:p>1216.803393269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0.213284018377363" calcext:value-type="float">
            <text:p>-0.2132840184</text:p>
          </table:table-cell>
          <table:table-cell/>
          <table:table-cell table:style-name="ce9" table:formula="of:=[.F36]" office:value-type="float" office:value="-0.213284018353421" calcext:value-type="float">
            <text:p>-0.2132840184</text:p>
          </table:table-cell>
          <table:table-cell/>
          <table:table-cell table:formula="of:=[.M60]/[.O60]" office:value-type="float" office:value="1.00000000011225" calcext:value-type="float">
            <text:p>1.0000000001</text:p>
          </table:table-cell>
          <table:table-cell table:formula="of:=[.M60]-[.O60]" office:value-type="float" office:value="-0.0000000000239420150371927" calcext:value-type="float">
            <text:p>-2.39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.0726423828692537" calcext:value-type="float">
            <text:p>0.0726423829</text:p>
          </table:table-cell>
          <table:table-cell/>
          <table:table-cell table:style-name="ce9" table:formula="of:=[.F37]" office:value-type="float" office:value="0.0726423828623512" calcext:value-type="float">
            <text:p>0.0726423829</text:p>
          </table:table-cell>
          <table:table-cell/>
          <table:table-cell table:formula="of:=[.M61]/[.O61]" office:value-type="float" office:value="1.00000000009502" calcext:value-type="float">
            <text:p>1.0000000001</text:p>
          </table:table-cell>
          <table:table-cell table:formula="of:=[.M61]-[.O61]" office:value-type="float" office:value="0.00000000000690250634427514" calcext:value-type="float">
            <text:p>6.90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00499102330455792" calcext:value-type="float">
            <text:p>0.0049910233</text:p>
          </table:table-cell>
          <table:table-cell/>
          <table:table-cell table:style-name="ce9" table:formula="of:=[.F38]" office:value-type="float" office:value="0.00499102330660007" calcext:value-type="float">
            <text:p>0.0049910233</text:p>
          </table:table-cell>
          <table:table-cell/>
          <table:table-cell table:formula="of:=[.M62]/[.O62]" office:value-type="float" office:value="0.999999999590835" calcext:value-type="float">
            <text:p>0.9999999996</text:p>
          </table:table-cell>
          <table:table-cell table:formula="of:=[.M62]-[.O62]" office:value-type="float" office:value="-0.00000000000204215030302768" calcext:value-type="float">
            <text:p>-2.04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6.671059286136" calcext:value-type="float">
            <text:p>226.6710592861</text:p>
          </table:table-cell>
          <table:table-cell/>
          <table:table-cell table:style-name="ce9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70564353991" calcext:value-type="float">
            <text:p>847.070564354</text:p>
          </table:table-cell>
          <table:table-cell/>
          <table:table-cell table:style-name="ce9" table:formula="of:=[.F21]" office:value-type="float" office:value="847.070564353991" calcext:value-type="float">
            <text:p>847.07056435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054.6060908423" calcext:value-type="float">
            <text:p>3054.6060908423</text:p>
          </table:table-cell>
          <table:table-cell/>
          <table:table-cell table:style-name="ce9" table:formula="of:=[.F22]" office:value-type="float" office:value="3054.6060908423" calcext:value-type="float">
            <text:p>3054.6060908423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16.80339326911" calcext:value-type="float">
            <text:p>1216.8033932691</text:p>
          </table:table-cell>
          <table:table-cell/>
          <table:table-cell table:style-name="ce9" table:formula="of:=[.F23]" office:value-type="float" office:value="1216.80339326911" calcext:value-type="float">
            <text:p>1216.803393269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0.213284018377363" calcext:value-type="float">
            <text:p>-0.2132840184</text:p>
          </table:table-cell>
          <table:table-cell/>
          <table:table-cell table:style-name="ce9" table:formula="of:=[.F24]" office:value-type="float" office:value="-0.213284018377293" calcext:value-type="float">
            <text:p>-0.2132840184</text:p>
          </table:table-cell>
          <table:table-cell/>
          <table:table-cell table:formula="of:=[.M72]/[.O72]" office:value-type="float" office:value="1.00000000000033" calcext:value-type="float">
            <text:p>1</text:p>
          </table:table-cell>
          <table:table-cell table:formula="of:=[.M72]-[.O72]" office:value-type="float" office:value="-0.0000000000000699995617026161" calcext:value-type="float">
            <text:p>-7.00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.0726423828692537" calcext:value-type="float">
            <text:p>0.0726423829</text:p>
          </table:table-cell>
          <table:table-cell/>
          <table:table-cell table:style-name="ce9" table:formula="of:=[.F25]" office:value-type="float" office:value="0.0726423828692339" calcext:value-type="float">
            <text:p>0.0726423829</text:p>
          </table:table-cell>
          <table:table-cell/>
          <table:table-cell table:formula="of:=[.M73]/[.O73]" office:value-type="float" office:value="1.00000000000027" calcext:value-type="float">
            <text:p>1</text:p>
          </table:table-cell>
          <table:table-cell table:formula="of:=[.M73]-[.O73]" office:value-type="float" office:value="0.0000000000000198036032017512" calcext:value-type="float">
            <text:p>1.98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00499102330455792" calcext:value-type="float">
            <text:p>0.0049910233</text:p>
          </table:table-cell>
          <table:table-cell/>
          <table:table-cell table:style-name="ce9" table:formula="of:=[.F26]" office:value-type="float" office:value="0.00499102330456226" calcext:value-type="float">
            <text:p>0.0049910233</text:p>
          </table:table-cell>
          <table:table-cell/>
          <table:table-cell table:formula="of:=[.M74]/[.O74]" office:value-type="float" office:value="0.99999999999913" calcext:value-type="float">
            <text:p>1</text:p>
          </table:table-cell>
          <table:table-cell table:formula="of:=[.M74]-[.O74]" office:value-type="float" office:value="-4.34027813689397E-015" calcext:value-type="float">
            <text:p>-4.34E-0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6.671059286136" calcext:value-type="float">
            <text:p>226.6710592861</text:p>
          </table:table-cell>
          <table:table-cell/>
          <table:table-cell table:style-name="ce9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"/>
          <table:table-cell table:style-name="ce6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0.2 sec'.D4]" office:value-type="string" office:string-value="-0.6 km MOLA" calcext:value-type="string">
            <text:p>-0.6 km MOLA</text:p>
          </table:table-cell>
          <table:table-cell table:style-name="ce6" table:formula="of:=['After 0.2 sec'.E4]" office:value-type="string" office:string-value="TSI Order = " calcext:value-type="string">
            <text:p>TSI Order = </text:p>
          </table:table-cell>
          <table:table-cell table:style-name="ce6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/>
          <table:table-cell table:style-name="ce6" table:formula="of:=['After 0.2 sec'.C5]" office:value-type="string" office:string-value="Latitude = " calcext:value-type="string">
            <text:p>Latitude = </text:p>
          </table:table-cell>
          <table:table-cell table:style-name="ce6" table:formula="of:=['After 0.2 sec'.D5]" office:value-type="float" office:value="21" calcext:value-type="float">
            <text:p>21</text:p>
          </table:table-cell>
          <table:table-cell table:style-name="ce6" table:formula="of:=['After 0.2 sec'.E5]" office:value-type="string" office:string-value="Longitude = " calcext:value-type="string">
            <text:p>Longitude = </text:p>
          </table:table-cell>
          <table:table-cell table:style-name="ce6" table:formula="of:=['After 0.2 sec'.F5]" office:value-type="float" office:value="74.5" calcext:value-type="float">
            <text:p>74.5</text:p>
          </table:table-cell>
          <table:table-cell table:style-name="ce6" table:formula="of:=['After 0.2 sec'.G5]" office:value-type="string" office:string-value="FPA = " calcext:value-type="string">
            <text:p>FPA = </text:p>
          </table:table-cell>
          <table:table-cell table:style-name="ce6" table:formula="of:=['After 0.2 sec'.H5]" office:value-type="float" office:value="89" calcext:value-type="float">
            <text:p>89</text:p>
          </table:table-cell>
          <table:table-cell table:style-name="ce6" table:formula="of:=['After 0.2 sec'.I5]" office:value-type="string" office:string-value="Azimuth = " calcext:value-type="string">
            <text:p>Azimuth = </text:p>
          </table:table-cell>
          <table:table-cell table:style-name="ce6" table:formula="of:=['After 0.2 sec'.J5]" office:value-type="float" office:value="90" calcext:value-type="float">
            <text:p>90</text:p>
          </table:table-cell>
          <table:table-cell table:style-name="ce6" table:formula="of:=['After 0.2 sec'.K5]" office:value-type="string" office:string-value="Starting Velocity = " calcext:value-type="string">
            <text:p>Starting Velocity = </text:p>
          </table:table-cell>
          <table:table-cell table:style-name="ce6"/>
          <table:table-cell table:style-name="ce6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/>
          <table:table-cell table:style-name="ce6" table:formula="of:=['After 0.2 sec'.G6]" office:value-type="string" office:string-value="Ascent" calcext:value-type="string">
            <text:p>Ascent</text:p>
          </table:table-cell>
          <table:table-cell table:style-name="ce6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847.049905389089" calcext:value-type="float">
            <text:p>847.0499053891</text:p>
          </table:table-cell>
          <table:table-cell/>
          <table:table-cell table:style-name="ce8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9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847.049907056879" calcext:value-type="float">
            <text:p>847.04990705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7056879" calcext:value-type="float">
            <text:p>-8.47E+002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3129.66921114114" calcext:value-type="float">
            <text:p>3129.6692111411</text:p>
          </table:table-cell>
          <table:table-cell/>
          <table:table-cell table:style-name="ce8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4" calcext:value-type="float">
            <text:p>3129.66921114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3129.66920982579" calcext:value-type="float">
            <text:p>3129.669209825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0982579" calcext:value-type="float">
            <text:p>-3.13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1244.41964521837" calcext:value-type="float">
            <text:p>1244.4196452184</text:p>
          </table:table-cell>
          <table:table-cell/>
          <table:table-cell table:style-name="ce8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1244.41964509226" calcext:value-type="float">
            <text:p>1244.419645092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09226" calcext:value-type="float">
            <text:p>-1.2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0.286818666059409" calcext:value-type="float">
            <text:p>0.2868186661</text:p>
          </table:table-cell>
          <table:table-cell/>
          <table:table-cell table:style-name="ce8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409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0.28681872944293" calcext:value-type="float">
            <text:p>0.286818729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72944293" calcext:value-type="float">
            <text:p>-2.87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2.20537396300611" calcext:value-type="float">
            <text:p>2.205373963</text:p>
          </table:table-cell>
          <table:table-cell/>
          <table:table-cell table:style-name="ce8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11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2.20537395918002" calcext:value-type="float">
            <text:p>2.20537395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5918002" calcext:value-type="float">
            <text:p>-2.21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.840017597455964" calcext:value-type="float">
            <text:p>0.8400175975</text:p>
          </table:table-cell>
          <table:table-cell/>
          <table:table-cell table:style-name="ce8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964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.840017608577296" calcext:value-type="float">
            <text:p>0.840017608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608577296" calcext:value-type="float">
            <text:p>-8.40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Steps taken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/>
          <table:table-cell table:style-name="ce6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/>
          <table:table-cell table:style-name="ce6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9" calcext:value-type="float">
            <text:p>847.0499053891</text:p>
          </table:table-cell>
          <table:table-cell/>
          <table:table-cell table:style-name="ce8" office:value-type="float" office:value="847.049907056879" calcext:value-type="float">
            <text:p>847.0499070569</text:p>
          </table:table-cell>
          <table:table-cell/>
          <table:table-cell table:style-name="ce8" office:value-type="float" office:value="0.999999998031061" calcext:value-type="float">
            <text:p>0.999999998</text:p>
          </table:table-cell>
          <table:table-cell table:style-name="ce8" office:value-type="float" office:value="-0.00000166778966104175" calcext:value-type="float">
            <text:p>-1.6677896610417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847.049905039433" calcext:value-type="float">
            <text:p>847.049905039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39433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4" calcext:value-type="float">
            <text:p>3129.6692111411</text:p>
          </table:table-cell>
          <table:table-cell/>
          <table:table-cell table:style-name="ce8" office:value-type="float" office:value="3129.66920982579" calcext:value-type="float">
            <text:p>3129.6692098258</text:p>
          </table:table-cell>
          <table:table-cell/>
          <table:table-cell table:style-name="ce8" office:value-type="float" office:value="1.00000000042028" calcext:value-type="float">
            <text:p>1.0000000004</text:p>
          </table:table-cell>
          <table:table-cell table:style-name="ce8" office:value-type="float" office:value="0.00000131535171021824" calcext:value-type="float">
            <text:p>1.3153517102182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3129.66921690315" calcext:value-type="float">
            <text:p>3129.669216903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690315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09226" calcext:value-type="float">
            <text:p>1244.4196450923</text:p>
          </table:table-cell>
          <table:table-cell/>
          <table:table-cell table:style-name="ce8" office:value-type="float" office:value="1.00000000010135" calcext:value-type="float">
            <text:p>1.0000000001</text:p>
          </table:table-cell>
          <table:table-cell table:style-name="ce8" office:value-type="float" office:value="0.000000126116447063396" calcext:value-type="float">
            <text:p>1.2611644706339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1244.41964680827" calcext:value-type="float">
            <text:p>1244.419646808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68082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409" calcext:value-type="float">
            <text:p>0.2868186661</text:p>
          </table:table-cell>
          <table:table-cell/>
          <table:table-cell table:style-name="ce8" office:value-type="float" office:value="0.28681872944293" calcext:value-type="float">
            <text:p>0.2868187294</text:p>
          </table:table-cell>
          <table:table-cell/>
          <table:table-cell table:style-name="ce8" office:value-type="float" office:value="0.999999779011918" calcext:value-type="float">
            <text:p>0.999999779</text:p>
          </table:table-cell>
          <table:table-cell table:style-name="ce8" office:value-type="float" office:value="-0.0000000633835207652922" calcext:value-type="float">
            <text:p>-6.3383520765292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.286818594125655" calcext:value-type="float">
            <text:p>0.286818594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594125655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11" calcext:value-type="float">
            <text:p>2.205373963</text:p>
          </table:table-cell>
          <table:table-cell/>
          <table:table-cell table:style-name="ce8" office:value-type="float" office:value="2.20537395918002" calcext:value-type="float">
            <text:p>2.2053739592</text:p>
          </table:table-cell>
          <table:table-cell/>
          <table:table-cell table:style-name="ce8" office:value-type="float" office:value="1.00000000173489" calcext:value-type="float">
            <text:p>1.0000000017</text:p>
          </table:table-cell>
          <table:table-cell table:style-name="ce8" office:value-type="float" office:value="0.00000000382608211779711" calcext:value-type="float">
            <text:p>3.8260821177971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2.20537389877217" calcext:value-type="float">
            <text:p>2.205373898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8987721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964" calcext:value-type="float">
            <text:p>0.8400175975</text:p>
          </table:table-cell>
          <table:table-cell/>
          <table:table-cell table:style-name="ce8" office:value-type="float" office:value="0.840017608577296" calcext:value-type="float">
            <text:p>0.8400176086</text:p>
          </table:table-cell>
          <table:table-cell/>
          <table:table-cell table:style-name="ce8" office:value-type="float" office:value="0.999999986760596" calcext:value-type="float">
            <text:p>0.9999999868</text:p>
          </table:table-cell>
          <table:table-cell table:style-name="ce8" office:value-type="float" office:value="-0.0000000111213321885018" calcext:value-type="float">
            <text:p>-1.11213321885018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.840017550854116" calcext:value-type="float">
            <text:p>0.840017550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50854116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9" calcext:value-type="float">
            <text:p>847.0499053891</text:p>
          </table:table-cell>
          <table:table-cell/>
          <table:table-cell table:style-name="ce8" office:value-type="float" office:value="847.049905039433" calcext:value-type="float">
            <text:p>847.0499050394</text:p>
          </table:table-cell>
          <table:table-cell/>
          <table:table-cell table:style-name="ce8" office:value-type="float" office:value="1.00000000041279" calcext:value-type="float">
            <text:p>1.0000000004</text:p>
          </table:table-cell>
          <table:table-cell table:style-name="ce8" office:value-type="float" office:value="0.000000349656261278142" calcext:value-type="float">
            <text:p>3.49656261278142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847.049905039433" calcext:value-type="float">
            <text:p>847.0499050394</text:p>
          </table:table-cell>
          <table:table-cell/>
          <table:table-cell table:style-name="ce9" table:formula="of:=[.F21]" office:value-type="float" office:value="847.049907056879" calcext:value-type="float">
            <text:p>847.0499070569</text:p>
          </table:table-cell>
          <table:table-cell/>
          <table:table-cell table:formula="of:=[.M33]/[.O33]" office:value-type="float" office:value="0.999999997618268" calcext:value-type="float">
            <text:p>0.9999999976</text:p>
          </table:table-cell>
          <table:table-cell table:formula="of:=[.M33]-[.O33]" office:value-type="float" office:value="-0.00000201744592231989" calcext:value-type="float">
            <text:p>-2.0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4" calcext:value-type="float">
            <text:p>3129.6692111411</text:p>
          </table:table-cell>
          <table:table-cell/>
          <table:table-cell table:style-name="ce8" office:value-type="float" office:value="3129.66921690315" calcext:value-type="float">
            <text:p>3129.6692169032</text:p>
          </table:table-cell>
          <table:table-cell/>
          <table:table-cell table:style-name="ce8" office:value-type="float" office:value="0.999999998158908" calcext:value-type="float">
            <text:p>0.9999999982</text:p>
          </table:table-cell>
          <table:table-cell table:style-name="ce8" office:value-type="float" office:value="-0.00000576200864088605" calcext:value-type="float">
            <text:p>-0.00000576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3129.66921690315" calcext:value-type="float">
            <text:p>3129.6692169032</text:p>
          </table:table-cell>
          <table:table-cell/>
          <table:table-cell table:style-name="ce9" table:formula="of:=[.F22]" office:value-type="float" office:value="3129.66920982579" calcext:value-type="float">
            <text:p>3129.6692098258</text:p>
          </table:table-cell>
          <table:table-cell/>
          <table:table-cell table:formula="of:=[.M34]/[.O34]" office:value-type="float" office:value="1.00000000226138" calcext:value-type="float">
            <text:p>1.0000000023</text:p>
          </table:table-cell>
          <table:table-cell table:formula="of:=[.M34]-[.O34]" office:value-type="float" office:value="0.00000707735989635694" calcext:value-type="float">
            <text:p>7.0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680827" calcext:value-type="float">
            <text:p>1244.4196468083</text:p>
          </table:table-cell>
          <table:table-cell/>
          <table:table-cell table:style-name="ce8" office:value-type="float" office:value="0.999999998722381" calcext:value-type="float">
            <text:p>0.9999999987</text:p>
          </table:table-cell>
          <table:table-cell table:style-name="ce8" office:value-type="float" office:value="-0.00000158989473675319" calcext:value-type="float">
            <text:p>-1.58989473675319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1244.41964680827" calcext:value-type="float">
            <text:p>1244.4196468083</text:p>
          </table:table-cell>
          <table:table-cell/>
          <table:table-cell table:style-name="ce9" table:formula="of:=[.F23]" office:value-type="float" office:value="1244.41964509226" calcext:value-type="float">
            <text:p>1244.4196450923</text:p>
          </table:table-cell>
          <table:table-cell/>
          <table:table-cell table:formula="of:=[.M35]/[.O35]" office:value-type="float" office:value="1.00000000137896" calcext:value-type="float">
            <text:p>1.0000000014</text:p>
          </table:table-cell>
          <table:table-cell table:formula="of:=[.M35]-[.O35]" office:value-type="float" office:value="0.00000171601004694821" calcext:value-type="float">
            <text:p>1.7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409" calcext:value-type="float">
            <text:p>0.2868186661</text:p>
          </table:table-cell>
          <table:table-cell/>
          <table:table-cell table:style-name="ce8" office:value-type="float" office:value="0.286818594125655" calcext:value-type="float">
            <text:p>0.2868185941</text:p>
          </table:table-cell>
          <table:table-cell/>
          <table:table-cell table:style-name="ce8" office:value-type="float" office:value="1.00000025079878" calcext:value-type="float">
            <text:p>1.0000002508</text:p>
          </table:table-cell>
          <table:table-cell table:style-name="ce8" office:value-type="float" office:value="0.000000071933754064446" calcext:value-type="float">
            <text:p>7.193375406444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0.286818594125655" calcext:value-type="float">
            <text:p>0.2868185941</text:p>
          </table:table-cell>
          <table:table-cell/>
          <table:table-cell table:style-name="ce9" table:formula="of:=[.F24]" office:value-type="float" office:value="0.28681872944293" calcext:value-type="float">
            <text:p>0.2868187294</text:p>
          </table:table-cell>
          <table:table-cell/>
          <table:table-cell table:formula="of:=[.M36]/[.O36]" office:value-type="float" office:value="0.999999528213254" calcext:value-type="float">
            <text:p>0.9999995282</text:p>
          </table:table-cell>
          <table:table-cell table:formula="of:=[.M36]-[.O36]" office:value-type="float" office:value="-0.000000135317274996272" calcext:value-type="float">
            <text:p>-1.3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11" calcext:value-type="float">
            <text:p>2.205373963</text:p>
          </table:table-cell>
          <table:table-cell/>
          <table:table-cell table:style-name="ce8" office:value-type="float" office:value="2.20537389877217" calcext:value-type="float">
            <text:p>2.2053738988</text:p>
          </table:table-cell>
          <table:table-cell/>
          <table:table-cell table:style-name="ce8" office:value-type="float" office:value="1.0000000291261" calcext:value-type="float">
            <text:p>1.0000000291</text:p>
          </table:table-cell>
          <table:table-cell table:style-name="ce8" office:value-type="float" office:value="0.0000000642339381684565" calcext:value-type="float">
            <text:p>6.42339381684565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2.20537389877217" calcext:value-type="float">
            <text:p>2.2053738988</text:p>
          </table:table-cell>
          <table:table-cell/>
          <table:table-cell table:style-name="ce9" table:formula="of:=[.F25]" office:value-type="float" office:value="2.20537395918002" calcext:value-type="float">
            <text:p>2.2053739592</text:p>
          </table:table-cell>
          <table:table-cell/>
          <table:table-cell table:formula="of:=[.M37]/[.O37]" office:value-type="float" office:value="0.999999972608795" calcext:value-type="float">
            <text:p>0.9999999726</text:p>
          </table:table-cell>
          <table:table-cell table:formula="of:=[.M37]-[.O37]" office:value-type="float" office:value="-0.0000000604078502774996" calcext:value-type="float">
            <text:p>-6.0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964" calcext:value-type="float">
            <text:p>0.8400175975</text:p>
          </table:table-cell>
          <table:table-cell/>
          <table:table-cell table:style-name="ce8" office:value-type="float" office:value="0.840017550854116" calcext:value-type="float">
            <text:p>0.8400175509</text:p>
          </table:table-cell>
          <table:table-cell/>
          <table:table-cell table:style-name="ce8" office:value-type="float" office:value="1.00000005547723" calcext:value-type="float">
            <text:p>1.0000000555</text:p>
          </table:table-cell>
          <table:table-cell table:style-name="ce8" office:value-type="float" office:value="0.0000000466018481581898" calcext:value-type="float">
            <text:p>4.66018481581898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.840017550854116" calcext:value-type="float">
            <text:p>0.8400175509</text:p>
          </table:table-cell>
          <table:table-cell/>
          <table:table-cell table:style-name="ce9" table:formula="of:=[.F26]" office:value-type="float" office:value="0.840017608577296" calcext:value-type="float">
            <text:p>0.8400176086</text:p>
          </table:table-cell>
          <table:table-cell/>
          <table:table-cell table:formula="of:=[.M38]/[.O38]" office:value-type="float" office:value="0.999999931283369" calcext:value-type="float">
            <text:p>0.9999999313</text:p>
          </table:table-cell>
          <table:table-cell table:formula="of:=[.M38]-[.O38]" office:value-type="float" office:value="-0.0000000577231799026023" calcext:value-type="float">
            <text:p>-5.7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9" calcext:value-type="float">
            <text:p>847.0499053891</text:p>
          </table:table-cell>
          <table:table-cell/>
          <table:table-cell table:style-name="ce8" office:value-type="float" office:value="847.049905572608" calcext:value-type="float">
            <text:p>847.0499055726</text:p>
          </table:table-cell>
          <table:table-cell/>
          <table:table-cell table:style-name="ce8" office:value-type="float" office:value="0.999999999783344" calcext:value-type="float">
            <text:p>0.9999999998</text:p>
          </table:table-cell>
          <table:table-cell table:style-name="ce8" office:value-type="float" office:value="-0.000000183518523044768" calcext:value-type="float">
            <text:p>-1.8351852304476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847.049905572608" calcext:value-type="float">
            <text:p>847.049905572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572608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4" calcext:value-type="float">
            <text:p>3129.6692111411</text:p>
          </table:table-cell>
          <table:table-cell/>
          <table:table-cell table:style-name="ce8" office:value-type="float" office:value="3129.66921109584" calcext:value-type="float">
            <text:p>3129.6692110958</text:p>
          </table:table-cell>
          <table:table-cell/>
          <table:table-cell table:style-name="ce8" office:value-type="float" office:value="1.00000000001448" calcext:value-type="float">
            <text:p>1</text:p>
          </table:table-cell>
          <table:table-cell table:style-name="ce8" office:value-type="float" office:value="0.0000000453055690741166" calcext:value-type="float">
            <text:p>4.5305569074116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3129.66921109584" calcext:value-type="float">
            <text:p>3129.669211095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09584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3937" calcext:value-type="float">
            <text:p>1244.4196452394</text:p>
          </table:table-cell>
          <table:table-cell/>
          <table:table-cell table:style-name="ce8" office:value-type="float" office:value="0.999999999983127" calcext:value-type="float">
            <text:p>1</text:p>
          </table:table-cell>
          <table:table-cell table:style-name="ce8" office:value-type="float" office:value="-0.0000000209970494324807" calcext:value-type="float">
            <text:p>-0.00000002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1244.41964523937" calcext:value-type="float">
            <text:p>1244.419645239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393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409" calcext:value-type="float">
            <text:p>0.2868186661</text:p>
          </table:table-cell>
          <table:table-cell/>
          <table:table-cell table:style-name="ce8" office:value-type="float" office:value="0.286818671927618" calcext:value-type="float">
            <text:p>0.2868186719</text:p>
          </table:table-cell>
          <table:table-cell/>
          <table:table-cell table:style-name="ce8" office:value-type="float" office:value="0.999999979540354" calcext:value-type="float">
            <text:p>0.9999999795</text:p>
          </table:table-cell>
          <table:table-cell table:style-name="ce8" office:value-type="float" office:value="-0.00000000586820847470193" calcext:value-type="float">
            <text:p>-5.8682084747019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0.286818671927618" calcext:value-type="float">
            <text:p>0.286818671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71927618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11" calcext:value-type="float">
            <text:p>2.205373963</text:p>
          </table:table-cell>
          <table:table-cell/>
          <table:table-cell table:style-name="ce8" office:value-type="float" office:value="2.20537396125687" calcext:value-type="float">
            <text:p>2.2053739613</text:p>
          </table:table-cell>
          <table:table-cell/>
          <table:table-cell table:style-name="ce8" office:value-type="float" office:value="1.00000000079317" calcext:value-type="float">
            <text:p>1.0000000008</text:p>
          </table:table-cell>
          <table:table-cell table:style-name="ce8" office:value-type="float" office:value="0.00000000174923409090866" calcext:value-type="float">
            <text:p>1.7492340909086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2.20537396125687" calcext:value-type="float">
            <text:p>2.205373961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12568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964" calcext:value-type="float">
            <text:p>0.8400175975</text:p>
          </table:table-cell>
          <table:table-cell/>
          <table:table-cell table:style-name="ce8" office:value-type="float" office:value="0.840017598026781" calcext:value-type="float">
            <text:p>0.840017598</text:p>
          </table:table-cell>
          <table:table-cell/>
          <table:table-cell table:style-name="ce8" office:value-type="float" office:value="0.99999999932047" calcext:value-type="float">
            <text:p>0.9999999993</text:p>
          </table:table-cell>
          <table:table-cell table:style-name="ce8" office:value-type="float" office:value="-0.000000000570817393352741" calcext:value-type="float">
            <text:p>-5.7081739335274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.840017598026781" calcext:value-type="float">
            <text:p>0.840017598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802678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572608" calcext:value-type="float">
            <text:p>847.0499055726</text:p>
          </table:table-cell>
          <table:table-cell/>
          <table:table-cell table:style-name="ce9" table:formula="of:=[.F33]" office:value-type="float" office:value="847.049905039433" calcext:value-type="float">
            <text:p>847.0499050394</text:p>
          </table:table-cell>
          <table:table-cell/>
          <table:table-cell table:formula="of:=[.M57]/[.O57]" office:value-type="float" office:value="1.00000000062945" calcext:value-type="float">
            <text:p>1.0000000006</text:p>
          </table:table-cell>
          <table:table-cell table:formula="of:=[.M57]-[.O57]" office:value-type="float" office:value="0.000000533175011696585" calcext:value-type="float">
            <text:p>5.3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09584" calcext:value-type="float">
            <text:p>3129.6692110958</text:p>
          </table:table-cell>
          <table:table-cell/>
          <table:table-cell table:style-name="ce9" table:formula="of:=[.F34]" office:value-type="float" office:value="3129.66921690315" calcext:value-type="float">
            <text:p>3129.6692169032</text:p>
          </table:table-cell>
          <table:table-cell/>
          <table:table-cell table:formula="of:=[.M58]/[.O58]" office:value-type="float" office:value="0.999999998144433" calcext:value-type="float">
            <text:p>0.9999999981</text:p>
          </table:table-cell>
          <table:table-cell table:formula="of:=[.M58]-[.O58]" office:value-type="float" office:value="-0.00000580730966248666" calcext:value-type="float">
            <text:p>-5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3937" calcext:value-type="float">
            <text:p>1244.4196452394</text:p>
          </table:table-cell>
          <table:table-cell/>
          <table:table-cell table:style-name="ce9" table:formula="of:=[.F35]" office:value-type="float" office:value="1244.41964680827" calcext:value-type="float">
            <text:p>1244.4196468083</text:p>
          </table:table-cell>
          <table:table-cell/>
          <table:table-cell table:formula="of:=[.M59]/[.O59]" office:value-type="float" office:value="0.999999998739252" calcext:value-type="float">
            <text:p>0.9999999987</text:p>
          </table:table-cell>
          <table:table-cell table:formula="of:=[.M59]-[.O59]" office:value-type="float" office:value="-0.00000156889996105747" calcext:value-type="float">
            <text:p>-1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71927618" calcext:value-type="float">
            <text:p>0.2868186719</text:p>
          </table:table-cell>
          <table:table-cell/>
          <table:table-cell table:style-name="ce9" table:formula="of:=[.F36]" office:value-type="float" office:value="0.286818594125655" calcext:value-type="float">
            <text:p>0.2868185941</text:p>
          </table:table-cell>
          <table:table-cell/>
          <table:table-cell table:formula="of:=[.M60]/[.O60]" office:value-type="float" office:value="1.00000027125844" calcext:value-type="float">
            <text:p>1.0000002713</text:p>
          </table:table-cell>
          <table:table-cell table:formula="of:=[.M60]-[.O60]" office:value-type="float" office:value="0.0000000778019629832372" calcext:value-type="float">
            <text:p>7.7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125687" calcext:value-type="float">
            <text:p>2.2053739613</text:p>
          </table:table-cell>
          <table:table-cell/>
          <table:table-cell table:style-name="ce9" table:formula="of:=[.F37]" office:value-type="float" office:value="2.20537389877217" calcext:value-type="float">
            <text:p>2.2053738988</text:p>
          </table:table-cell>
          <table:table-cell/>
          <table:table-cell table:formula="of:=[.M61]/[.O61]" office:value-type="float" office:value="1.00000002833293" calcext:value-type="float">
            <text:p>1.0000000283</text:p>
          </table:table-cell>
          <table:table-cell table:formula="of:=[.M61]-[.O61]" office:value-type="float" office:value="0.0000000624847000807449" calcext:value-type="float">
            <text:p>6.2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8026781" calcext:value-type="float">
            <text:p>0.840017598</text:p>
          </table:table-cell>
          <table:table-cell/>
          <table:table-cell table:style-name="ce9" table:formula="of:=[.F38]" office:value-type="float" office:value="0.840017550854116" calcext:value-type="float">
            <text:p>0.8400175509</text:p>
          </table:table-cell>
          <table:table-cell/>
          <table:table-cell table:formula="of:=[.M62]/[.O62]" office:value-type="float" office:value="1.00000005615676" calcext:value-type="float">
            <text:p>1.0000000562</text:p>
          </table:table-cell>
          <table:table-cell table:formula="of:=[.M62]-[.O62]" office:value-type="float" office:value="0.000000047172664996431" calcext:value-type="float">
            <text:p>4.7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572608" calcext:value-type="float">
            <text:p>847.0499055726</text:p>
          </table:table-cell>
          <table:table-cell/>
          <table:table-cell table:style-name="ce9" table:formula="of:=[.F21]" office:value-type="float" office:value="847.049907056879" calcext:value-type="float">
            <text:p>847.0499070569</text:p>
          </table:table-cell>
          <table:table-cell/>
          <table:table-cell table:formula="of:=[.M69]/[.O69]" office:value-type="float" office:value="0.999999998247717" calcext:value-type="float">
            <text:p>0.9999999982</text:p>
          </table:table-cell>
          <table:table-cell table:formula="of:=[.M69]-[.O69]" office:value-type="float" office:value="-0.00000148427091062331" calcext:value-type="float">
            <text:p>-1.4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09584" calcext:value-type="float">
            <text:p>3129.6692110958</text:p>
          </table:table-cell>
          <table:table-cell/>
          <table:table-cell table:style-name="ce9" table:formula="of:=[.F22]" office:value-type="float" office:value="3129.66920982579" calcext:value-type="float">
            <text:p>3129.6692098258</text:p>
          </table:table-cell>
          <table:table-cell/>
          <table:table-cell table:formula="of:=[.M70]/[.O70]" office:value-type="float" office:value="1.00000000040581" calcext:value-type="float">
            <text:p>1.0000000004</text:p>
          </table:table-cell>
          <table:table-cell table:formula="of:=[.M70]-[.O70]" office:value-type="float" office:value="0.00000127005023387028" calcext:value-type="float">
            <text:p>1.2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3937" calcext:value-type="float">
            <text:p>1244.4196452394</text:p>
          </table:table-cell>
          <table:table-cell/>
          <table:table-cell table:style-name="ce9" table:formula="of:=[.F23]" office:value-type="float" office:value="1244.41964509226" calcext:value-type="float">
            <text:p>1244.4196450923</text:p>
          </table:table-cell>
          <table:table-cell/>
          <table:table-cell table:formula="of:=[.M71]/[.O71]" office:value-type="float" office:value="1.00000000011822" calcext:value-type="float">
            <text:p>1.0000000001</text:p>
          </table:table-cell>
          <table:table-cell table:formula="of:=[.M71]-[.O71]" office:value-type="float" office:value="0.000000147110085890745" calcext:value-type="float">
            <text:p>1.4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71927618" calcext:value-type="float">
            <text:p>0.2868186719</text:p>
          </table:table-cell>
          <table:table-cell/>
          <table:table-cell table:style-name="ce9" table:formula="of:=[.F24]" office:value-type="float" office:value="0.28681872944293" calcext:value-type="float">
            <text:p>0.2868187294</text:p>
          </table:table-cell>
          <table:table-cell/>
          <table:table-cell table:formula="of:=[.M72]/[.O72]" office:value-type="float" office:value="0.999999799471561" calcext:value-type="float">
            <text:p>0.9999997995</text:p>
          </table:table-cell>
          <table:table-cell table:formula="of:=[.M72]-[.O72]" office:value-type="float" office:value="-0.0000000575153120130345" calcext:value-type="float">
            <text:p>-5.7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125687" calcext:value-type="float">
            <text:p>2.2053739613</text:p>
          </table:table-cell>
          <table:table-cell/>
          <table:table-cell table:style-name="ce9" table:formula="of:=[.F25]" office:value-type="float" office:value="2.20537395918002" calcext:value-type="float">
            <text:p>2.2053739592</text:p>
          </table:table-cell>
          <table:table-cell/>
          <table:table-cell table:formula="of:=[.M73]/[.O73]" office:value-type="float" office:value="1.00000000094172" calcext:value-type="float">
            <text:p>1.0000000009</text:p>
          </table:table-cell>
          <table:table-cell table:formula="of:=[.M73]-[.O73]" office:value-type="float" office:value="0.0000000020768498032453" calcext:value-type="float">
            <text:p>2.0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8026781" calcext:value-type="float">
            <text:p>0.840017598</text:p>
          </table:table-cell>
          <table:table-cell/>
          <table:table-cell table:style-name="ce9" table:formula="of:=[.F26]" office:value-type="float" office:value="0.840017608577296" calcext:value-type="float">
            <text:p>0.8400176086</text:p>
          </table:table-cell>
          <table:table-cell/>
          <table:table-cell table:formula="of:=[.M74]/[.O74]" office:value-type="float" office:value="0.999999987440127" calcext:value-type="float">
            <text:p>0.9999999874</text:p>
          </table:table-cell>
          <table:table-cell table:formula="of:=[.M74]-[.O74]" office:value-type="float" office:value="-0.0000000105505149061713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"/>
          <table:table-cell table:style-name="ce6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7" office:value-type="float" office:value="0.0000000001" calcext:value-type="float">
            <text:p>1.00E-010</text:p>
          </table:table-cell>
          <table:table-cell table:style-name="ce7" table:formula="of:=[.B2]" office:value-type="float" office:value="0.0000000001" calcext:value-type="float">
            <text:p>1.00E-010</text:p>
          </table:table-cell>
          <table:table-cell table:style-name="ce7" table:formula="of:=[.C2]" office:value-type="float" office:value="0.0000000001" calcext:value-type="float">
            <text:p>1.00E-010</text:p>
          </table:table-cell>
          <table:table-cell table:style-name="ce7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77 sec tol. 1e-8'.D4]" office:value-type="string" office:string-value="-0.6 km MOLA" calcext:value-type="string">
            <text:p>-0.6 km MOLA</text:p>
          </table:table-cell>
          <table:table-cell table:style-name="ce6" table:formula="of:=['After 77 sec tol. 1e-8'.E4]" office:value-type="string" office:string-value="TSI Order = " calcext:value-type="string">
            <text:p>TSI Order = </text:p>
          </table:table-cell>
          <table:table-cell table:style-name="ce6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/>
          <table:table-cell table:style-name="ce6" table:formula="of:=['After 77 sec tol. 1e-8'.C5]" office:value-type="string" office:string-value="Latitude = " calcext:value-type="string">
            <text:p>Latitude = </text:p>
          </table:table-cell>
          <table:table-cell table:style-name="ce6" table:formula="of:=['After 77 sec tol. 1e-8'.D5]" office:value-type="float" office:value="21" calcext:value-type="float">
            <text:p>21</text:p>
          </table:table-cell>
          <table:table-cell table:style-name="ce6" table:formula="of:=['After 77 sec tol. 1e-8'.E5]" office:value-type="string" office:string-value="Longitude = " calcext:value-type="string">
            <text:p>Longitude = </text:p>
          </table:table-cell>
          <table:table-cell table:style-name="ce6" table:formula="of:=['After 77 sec tol. 1e-8'.F5]" office:value-type="float" office:value="74.5" calcext:value-type="float">
            <text:p>74.5</text:p>
          </table:table-cell>
          <table:table-cell table:style-name="ce6" table:formula="of:=['After 77 sec tol. 1e-8'.G5]" office:value-type="string" office:string-value="FPA = " calcext:value-type="string">
            <text:p>FPA = </text:p>
          </table:table-cell>
          <table:table-cell table:style-name="ce6" table:formula="of:=['After 77 sec tol. 1e-8'.H5]" office:value-type="float" office:value="89" calcext:value-type="float">
            <text:p>89</text:p>
          </table:table-cell>
          <table:table-cell table:style-name="ce6" table:formula="of:=['After 77 sec tol. 1e-8'.I5]" office:value-type="string" office:string-value="Azimuth = " calcext:value-type="string">
            <text:p>Azimuth = </text:p>
          </table:table-cell>
          <table:table-cell table:style-name="ce6" table:formula="of:=['After 77 sec tol. 1e-8'.J5]" office:value-type="float" office:value="90" calcext:value-type="float">
            <text:p>90</text:p>
          </table:table-cell>
          <table:table-cell table:style-name="ce6" table:formula="of:=['After 77 sec tol. 1e-8'.K5]" office:value-type="string" office:string-value="Starting Velocity = " calcext:value-type="string">
            <text:p>Starting Velocity = </text:p>
          </table:table-cell>
          <table:table-cell table:style-name="ce6"/>
          <table:table-cell table:style-name="ce6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77 sec tol. 1e-8'.D6]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847.049905389078" calcext:value-type="float">
            <text:p>847.0499053891</text:p>
          </table:table-cell>
          <table:table-cell/>
          <table:table-cell table:style-name="ce9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78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847.049905441256" calcext:value-type="float">
            <text:p>847.04990544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441256" calcext:value-type="float">
            <text:p>-8.47E+002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3129.66921114115" calcext:value-type="float">
            <text:p>3129.6692111412</text:p>
          </table:table-cell>
          <table:table-cell/>
          <table:table-cell table:style-name="ce9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3129.66921111531" calcext:value-type="float">
            <text:p>3129.66921111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1531" calcext:value-type="float">
            <text:p>-3.13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1244.41964521837" calcext:value-type="float">
            <text:p>1244.4196452184</text:p>
          </table:table-cell>
          <table:table-cell/>
          <table:table-cell table:style-name="ce9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1244.41964522016" calcext:value-type="float">
            <text:p>1244.419645220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2016" calcext:value-type="float">
            <text:p>-1.2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0.286818666059116" calcext:value-type="float">
            <text:p>0.2868186661</text:p>
          </table:table-cell>
          <table:table-cell/>
          <table:table-cell table:style-name="ce9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0.286818667874182" calcext:value-type="float">
            <text:p>0.286818667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7874182" calcext:value-type="float">
            <text:p>-2.87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2.2053739630062" calcext:value-type="float">
            <text:p>2.205373963</text:p>
          </table:table-cell>
          <table:table-cell/>
          <table:table-cell table:style-name="ce9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2.2053739626759" calcext:value-type="float">
            <text:p>2.205373962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6759" calcext:value-type="float">
            <text:p>-2.21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.84001759745589" calcext:value-type="float">
            <text:p>0.8400175975</text:p>
          </table:table-cell>
          <table:table-cell/>
          <table:table-cell table:style-name="ce9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9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.84001759771249" calcext:value-type="float">
            <text:p>0.840017597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71249" calcext:value-type="float">
            <text:p>-8.40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9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21" calcext:value-type="float">
            <text:p>21</text:p>
          </table:table-cell>
          <table:table-cell/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/>
          <table:table-cell table:style-name="ce6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78" calcext:value-type="float">
            <text:p>847.0499053891</text:p>
          </table:table-cell>
          <table:table-cell/>
          <table:table-cell table:style-name="ce8" office:value-type="float" office:value="847.049905441256" calcext:value-type="float">
            <text:p>847.0499054413</text:p>
          </table:table-cell>
          <table:table-cell/>
          <table:table-cell table:style-name="ce8" office:value-type="float" office:value="0.9999999999384" calcext:value-type="float">
            <text:p>0.9999999999</text:p>
          </table:table-cell>
          <table:table-cell table:style-name="ce8" office:value-type="float" office:value="-0.0000000521786205354147" calcext:value-type="float">
            <text:p>-5.2178620535414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847.049904088002" calcext:value-type="float">
            <text:p>847.04990408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408800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1531" calcext:value-type="float">
            <text:p>3129.6692111153</text:p>
          </table:table-cell>
          <table:table-cell/>
          <table:table-cell table:style-name="ce8" office:value-type="float" office:value="1.00000000000825" calcext:value-type="float">
            <text:p>1</text:p>
          </table:table-cell>
          <table:table-cell table:style-name="ce8" office:value-type="float" office:value="0.0000000258332875091583" calcext:value-type="float">
            <text:p>2.5833287509158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3129.66921161993" calcext:value-type="float">
            <text:p>3129.669211619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61993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2016" calcext:value-type="float">
            <text:p>1244.4196452202</text:p>
          </table:table-cell>
          <table:table-cell/>
          <table:table-cell table:style-name="ce8" office:value-type="float" office:value="0.999999999998567" calcext:value-type="float">
            <text:p>1</text:p>
          </table:table-cell>
          <table:table-cell table:style-name="ce8" office:value-type="float" office:value="-0.00000000178283698915038" calcext:value-type="float">
            <text:p>-1.78283698915038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1244.41964510549" calcext:value-type="float">
            <text:p>1244.419645105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054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6" calcext:value-type="float">
            <text:p>0.2868186661</text:p>
          </table:table-cell>
          <table:table-cell/>
          <table:table-cell table:style-name="ce8" office:value-type="float" office:value="0.286818667874182" calcext:value-type="float">
            <text:p>0.2868186679</text:p>
          </table:table-cell>
          <table:table-cell/>
          <table:table-cell table:style-name="ce8" office:value-type="float" office:value="0.999999993671731" calcext:value-type="float">
            <text:p>0.9999999937</text:p>
          </table:table-cell>
          <table:table-cell table:style-name="ce8" office:value-type="float" office:value="-0.00000000181506565333223" calcext:value-type="float">
            <text:p>-1.8150656533322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.286818622805898" calcext:value-type="float">
            <text:p>0.286818622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22805898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26759" calcext:value-type="float">
            <text:p>2.2053739627</text:p>
          </table:table-cell>
          <table:table-cell/>
          <table:table-cell table:style-name="ce8" office:value-type="float" office:value="1.00000000014977" calcext:value-type="float">
            <text:p>1.0000000001</text:p>
          </table:table-cell>
          <table:table-cell table:style-name="ce8" office:value-type="float" office:value="0.000000000330297122985712" calcext:value-type="float">
            <text:p>3.30297122985712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2.20537397359667" calcext:value-type="float">
            <text:p>2.20537397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735966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9" calcext:value-type="float">
            <text:p>0.8400175975</text:p>
          </table:table-cell>
          <table:table-cell/>
          <table:table-cell table:style-name="ce8" office:value-type="float" office:value="0.84001759771249" calcext:value-type="float">
            <text:p>0.8400175977</text:p>
          </table:table-cell>
          <table:table-cell/>
          <table:table-cell table:style-name="ce8" office:value-type="float" office:value="0.99999999969453" calcext:value-type="float">
            <text:p>0.9999999997</text:p>
          </table:table-cell>
          <table:table-cell table:style-name="ce8" office:value-type="float" office:value="-0.000000000256600296566489" calcext:value-type="float">
            <text:p>-2.56600296566489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.840017591875979" calcext:value-type="float">
            <text:p>0.840017591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187597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78" calcext:value-type="float">
            <text:p>847.0499053891</text:p>
          </table:table-cell>
          <table:table-cell/>
          <table:table-cell table:style-name="ce8" office:value-type="float" office:value="847.049904088002" calcext:value-type="float">
            <text:p>847.049904088</text:p>
          </table:table-cell>
          <table:table-cell/>
          <table:table-cell table:style-name="ce8" office:value-type="float" office:value="1.00000000153601" calcext:value-type="float">
            <text:p>1.0000000015</text:p>
          </table:table-cell>
          <table:table-cell table:style-name="ce8" office:value-type="float" office:value="0.00000130107548557135" calcext:value-type="float">
            <text:p>1.3010754855713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847.049904088002" calcext:value-type="float">
            <text:p>847.049904088</text:p>
          </table:table-cell>
          <table:table-cell/>
          <table:table-cell table:style-name="ce9" table:formula="of:=[.F21]" office:value-type="float" office:value="847.049905441256" calcext:value-type="float">
            <text:p>847.0499054413</text:p>
          </table:table-cell>
          <table:table-cell/>
          <table:table-cell table:formula="of:=[.M33]/[.O33]" office:value-type="float" office:value="0.999999998402392" calcext:value-type="float">
            <text:p>0.9999999984</text:p>
          </table:table-cell>
          <table:table-cell table:formula="of:=[.M33]-[.O33]" office:value-type="float" office:value="-0.00000135325399241992" calcext:value-type="float">
            <text:p>-1.3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61993" calcext:value-type="float">
            <text:p>3129.6692116199</text:p>
          </table:table-cell>
          <table:table-cell/>
          <table:table-cell table:style-name="ce8" office:value-type="float" office:value="0.999999999847019" calcext:value-type="float">
            <text:p>0.9999999998</text:p>
          </table:table-cell>
          <table:table-cell table:style-name="ce8" office:value-type="float" office:value="-0.00000047877892939141" calcext:value-type="float">
            <text:p>-4.787789293914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3129.66921161993" calcext:value-type="float">
            <text:p>3129.6692116199</text:p>
          </table:table-cell>
          <table:table-cell/>
          <table:table-cell table:style-name="ce9" table:formula="of:=[.F22]" office:value-type="float" office:value="3129.66921111531" calcext:value-type="float">
            <text:p>3129.6692111153</text:p>
          </table:table-cell>
          <table:table-cell/>
          <table:table-cell table:formula="of:=[.M34]/[.O34]" office:value-type="float" office:value="1.00000000016124" calcext:value-type="float">
            <text:p>1.0000000002</text:p>
          </table:table-cell>
          <table:table-cell table:formula="of:=[.M34]-[.O34]" office:value-type="float" office:value="0.000000504619947605534" calcext:value-type="float">
            <text:p>5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10549" calcext:value-type="float">
            <text:p>1244.4196451055</text:p>
          </table:table-cell>
          <table:table-cell/>
          <table:table-cell table:style-name="ce8" office:value-type="float" office:value="1.00000000009071" calcext:value-type="float">
            <text:p>1.0000000001</text:p>
          </table:table-cell>
          <table:table-cell table:style-name="ce8" office:value-type="float" office:value="0.000000112886027636705" calcext:value-type="float">
            <text:p>1.1288602763670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1244.41964510549" calcext:value-type="float">
            <text:p>1244.4196451055</text:p>
          </table:table-cell>
          <table:table-cell/>
          <table:table-cell table:style-name="ce9" table:formula="of:=[.F23]" office:value-type="float" office:value="1244.41964522016" calcext:value-type="float">
            <text:p>1244.4196452202</text:p>
          </table:table-cell>
          <table:table-cell/>
          <table:table-cell table:formula="of:=[.M35]/[.O35]" office:value-type="float" office:value="0.999999999907853" calcext:value-type="float">
            <text:p>0.9999999999</text:p>
          </table:table-cell>
          <table:table-cell table:formula="of:=[.M35]-[.O35]" office:value-type="float" office:value="-0.000000114670001494233" calcext:value-type="float">
            <text:p>-1.1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6" calcext:value-type="float">
            <text:p>0.2868186661</text:p>
          </table:table-cell>
          <table:table-cell/>
          <table:table-cell table:style-name="ce8" office:value-type="float" office:value="0.286818622805898" calcext:value-type="float">
            <text:p>0.2868186228</text:p>
          </table:table-cell>
          <table:table-cell/>
          <table:table-cell table:style-name="ce8" office:value-type="float" office:value="1.00000015080338" calcext:value-type="float">
            <text:p>1.0000001508</text:p>
          </table:table-cell>
          <table:table-cell table:style-name="ce8" office:value-type="float" office:value="0.0000000432532183958223" calcext:value-type="float">
            <text:p>4.32532183958223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0.286818622805898" calcext:value-type="float">
            <text:p>0.2868186228</text:p>
          </table:table-cell>
          <table:table-cell/>
          <table:table-cell table:style-name="ce9" table:formula="of:=[.F24]" office:value-type="float" office:value="0.286818667874182" calcext:value-type="float">
            <text:p>0.2868186679</text:p>
          </table:table-cell>
          <table:table-cell/>
          <table:table-cell table:formula="of:=[.M36]/[.O36]" office:value-type="float" office:value="0.999999842868373" calcext:value-type="float">
            <text:p>0.9999998429</text:p>
          </table:table-cell>
          <table:table-cell table:formula="of:=[.M36]-[.O36]" office:value-type="float" office:value="-0.0000000450682839936434" calcext:value-type="float">
            <text:p>-4.5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7359667" calcext:value-type="float">
            <text:p>2.2053739736</text:p>
          </table:table-cell>
          <table:table-cell/>
          <table:table-cell table:style-name="ce8" office:value-type="float" office:value="0.99999999519788" calcext:value-type="float">
            <text:p>0.9999999952</text:p>
          </table:table-cell>
          <table:table-cell table:style-name="ce8" office:value-type="float" office:value="-0.0000000105904698344261" calcext:value-type="float">
            <text:p>-1.05904698344261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2.20537397359667" calcext:value-type="float">
            <text:p>2.2053739736</text:p>
          </table:table-cell>
          <table:table-cell/>
          <table:table-cell table:style-name="ce9" table:formula="of:=[.F25]" office:value-type="float" office:value="2.2053739626759" calcext:value-type="float">
            <text:p>2.2053739627</text:p>
          </table:table-cell>
          <table:table-cell/>
          <table:table-cell table:formula="of:=[.M37]/[.O37]" office:value-type="float" office:value="1.00000000495189" calcext:value-type="float">
            <text:p>1.000000005</text:p>
          </table:table-cell>
          <table:table-cell table:formula="of:=[.M37]-[.O37]" office:value-type="float" office:value="0.0000000109207700660363" calcext:value-type="float">
            <text:p>1.0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9" calcext:value-type="float">
            <text:p>0.8400175975</text:p>
          </table:table-cell>
          <table:table-cell/>
          <table:table-cell table:style-name="ce8" office:value-type="float" office:value="0.840017591875979" calcext:value-type="float">
            <text:p>0.8400175919</text:p>
          </table:table-cell>
          <table:table-cell/>
          <table:table-cell table:style-name="ce8" office:value-type="float" office:value="1.00000000664261" calcext:value-type="float">
            <text:p>1.0000000066</text:p>
          </table:table-cell>
          <table:table-cell table:style-name="ce8" office:value-type="float" office:value="0.00000000557991097771549" calcext:value-type="float">
            <text:p>5.5799109777154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.840017591875979" calcext:value-type="float">
            <text:p>0.8400175919</text:p>
          </table:table-cell>
          <table:table-cell/>
          <table:table-cell table:style-name="ce9" table:formula="of:=[.F26]" office:value-type="float" office:value="0.84001759771249" calcext:value-type="float">
            <text:p>0.8400175977</text:p>
          </table:table-cell>
          <table:table-cell/>
          <table:table-cell table:formula="of:=[.M38]/[.O38]" office:value-type="float" office:value="0.999999993051918" calcext:value-type="float">
            <text:p>0.9999999931</text:p>
          </table:table-cell>
          <table:table-cell table:formula="of:=[.M38]-[.O38]" office:value-type="float" office:value="-0.00000000583651094121507" calcext:value-type="float">
            <text:p>-5.8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78" calcext:value-type="float">
            <text:p>847.0499053891</text:p>
          </table:table-cell>
          <table:table-cell/>
          <table:table-cell table:style-name="ce8" office:value-type="float" office:value="847.049905394654" calcext:value-type="float">
            <text:p>847.0499053947</text:p>
          </table:table-cell>
          <table:table-cell/>
          <table:table-cell table:style-name="ce8" office:value-type="float" office:value="0.999999999993416" calcext:value-type="float">
            <text:p>1</text:p>
          </table:table-cell>
          <table:table-cell table:style-name="ce8" office:value-type="float" office:value="-0.00000000557668045075843" calcext:value-type="float">
            <text:p>-5.57668045075843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847.049905394654" calcext:value-type="float">
            <text:p>847.049905394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9465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3961" calcext:value-type="float">
            <text:p>3129.6692111396</text:p>
          </table:table-cell>
          <table:table-cell/>
          <table:table-cell table:style-name="ce8" office:value-type="float" office:value="1.00000000000049" calcext:value-type="float">
            <text:p>1</text:p>
          </table:table-cell>
          <table:table-cell table:style-name="ce8" office:value-type="float" office:value="0.00000000153841028804891" calcext:value-type="float">
            <text:p>1.53841028804891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3129.66921113961" calcext:value-type="float">
            <text:p>3129.669211139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396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96" calcext:value-type="float">
            <text:p>1244.419645219</text:p>
          </table:table-cell>
          <table:table-cell/>
          <table:table-cell table:style-name="ce8" office:value-type="float" office:value="0.999999999999526" calcext:value-type="float">
            <text:p>1</text:p>
          </table:table-cell>
          <table:table-cell table:style-name="ce8" office:value-type="float" office:value="-0.000000000589579940424301" calcext:value-type="float">
            <text:p>-5.8957994042430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1244.41964521896" calcext:value-type="float">
            <text:p>1244.41964521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96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6" calcext:value-type="float">
            <text:p>0.2868186661</text:p>
          </table:table-cell>
          <table:table-cell/>
          <table:table-cell table:style-name="ce8" office:value-type="float" office:value="0.286818666239111" calcext:value-type="float">
            <text:p>0.2868186662</text:p>
          </table:table-cell>
          <table:table-cell/>
          <table:table-cell table:style-name="ce8" office:value-type="float" office:value="0.999999999372442" calcext:value-type="float">
            <text:p>0.9999999994</text:p>
          </table:table-cell>
          <table:table-cell table:style-name="ce8" office:value-type="float" office:value="-0.000000000179995407467715" calcext:value-type="float">
            <text:p>-1.79995407467715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0.286818666239111" calcext:value-type="float">
            <text:p>0.286818666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23911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295535" calcext:value-type="float">
            <text:p>2.205373963</text:p>
          </table:table-cell>
          <table:table-cell/>
          <table:table-cell table:style-name="ce8" office:value-type="float" office:value="1.00000000002306" calcext:value-type="float">
            <text:p>1</text:p>
          </table:table-cell>
          <table:table-cell table:style-name="ce8" office:value-type="float" office:value="0.0000000000508473263494125" calcext:value-type="float">
            <text:p>5.08473263494125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2.20537396295535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5535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9" calcext:value-type="float">
            <text:p>0.8400175975</text:p>
          </table:table-cell>
          <table:table-cell/>
          <table:table-cell table:style-name="ce8" office:value-type="float" office:value="0.840017597474717" calcext:value-type="float">
            <text:p>0.8400175975</text:p>
          </table:table-cell>
          <table:table-cell/>
          <table:table-cell table:style-name="ce8" office:value-type="float" office:value="0.999999999977587" calcext:value-type="float">
            <text:p>1</text:p>
          </table:table-cell>
          <table:table-cell table:style-name="ce8" office:value-type="float" office:value="-0.0000000000188272730738959" calcext:value-type="float">
            <text:p>-1.8827273073895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.840017597474717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74717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94654" calcext:value-type="float">
            <text:p>847.0499053947</text:p>
          </table:table-cell>
          <table:table-cell/>
          <table:table-cell table:style-name="ce9" table:formula="of:=[.F33]" office:value-type="float" office:value="847.049904088002" calcext:value-type="float">
            <text:p>847.049904088</text:p>
          </table:table-cell>
          <table:table-cell/>
          <table:table-cell table:formula="of:=[.M57]/[.O57]" office:value-type="float" office:value="1.00000000154259" calcext:value-type="float">
            <text:p>1.0000000015</text:p>
          </table:table-cell>
          <table:table-cell table:formula="of:=[.M57]-[.O57]" office:value-type="float" office:value="0.00000130665205233527" calcext:value-type="float">
            <text:p>1.3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3961" calcext:value-type="float">
            <text:p>3129.6692111396</text:p>
          </table:table-cell>
          <table:table-cell/>
          <table:table-cell table:style-name="ce9" table:formula="of:=[.F34]" office:value-type="float" office:value="3129.66921161993" calcext:value-type="float">
            <text:p>3129.6692116199</text:p>
          </table:table-cell>
          <table:table-cell/>
          <table:table-cell table:formula="of:=[.M58]/[.O58]" office:value-type="float" office:value="0.999999999846527" calcext:value-type="float">
            <text:p>0.9999999998</text:p>
          </table:table-cell>
          <table:table-cell table:formula="of:=[.M58]-[.O58]" office:value-type="float" office:value="-0.000000480320068163564" calcext:value-type="float">
            <text:p>-4.8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96" calcext:value-type="float">
            <text:p>1244.419645219</text:p>
          </table:table-cell>
          <table:table-cell/>
          <table:table-cell table:style-name="ce9" table:formula="of:=[.F35]" office:value-type="float" office:value="1244.41964510549" calcext:value-type="float">
            <text:p>1244.4196451055</text:p>
          </table:table-cell>
          <table:table-cell/>
          <table:table-cell table:formula="of:=[.M59]/[.O59]" office:value-type="float" office:value="1.00000000009118" calcext:value-type="float">
            <text:p>1.0000000001</text:p>
          </table:table-cell>
          <table:table-cell table:formula="of:=[.M59]-[.O59]" office:value-type="float" office:value="0.000000113470150608919" calcext:value-type="float">
            <text:p>1.1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239111" calcext:value-type="float">
            <text:p>0.2868186662</text:p>
          </table:table-cell>
          <table:table-cell/>
          <table:table-cell table:style-name="ce9" table:formula="of:=[.F36]" office:value-type="float" office:value="0.286818622805898" calcext:value-type="float">
            <text:p>0.2868186228</text:p>
          </table:table-cell>
          <table:table-cell/>
          <table:table-cell table:formula="of:=[.M60]/[.O60]" office:value-type="float" office:value="1.00000015143094" calcext:value-type="float">
            <text:p>1.0000001514</text:p>
          </table:table-cell>
          <table:table-cell table:formula="of:=[.M60]-[.O60]" office:value-type="float" office:value="0.0000000434332129706228" calcext:value-type="float">
            <text:p>4.3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295535" calcext:value-type="float">
            <text:p>2.205373963</text:p>
          </table:table-cell>
          <table:table-cell/>
          <table:table-cell table:style-name="ce9" table:formula="of:=[.F37]" office:value-type="float" office:value="2.20537397359667" calcext:value-type="float">
            <text:p>2.2053739736</text:p>
          </table:table-cell>
          <table:table-cell/>
          <table:table-cell table:formula="of:=[.M61]/[.O61]" office:value-type="float" office:value="0.999999995174823" calcext:value-type="float">
            <text:p>0.9999999952</text:p>
          </table:table-cell>
          <table:table-cell table:formula="of:=[.M61]-[.O61]" office:value-type="float" office:value="-0.0000000106413202694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74717" calcext:value-type="float">
            <text:p>0.8400175975</text:p>
          </table:table-cell>
          <table:table-cell/>
          <table:table-cell table:style-name="ce9" table:formula="of:=[.F38]" office:value-type="float" office:value="0.840017591875979" calcext:value-type="float">
            <text:p>0.8400175919</text:p>
          </table:table-cell>
          <table:table-cell/>
          <table:table-cell table:formula="of:=[.M62]/[.O62]" office:value-type="float" office:value="1.00000000666502" calcext:value-type="float">
            <text:p>1.0000000067</text:p>
          </table:table-cell>
          <table:table-cell table:formula="of:=[.M62]-[.O62]" office:value-type="float" office:value="0.00000000559873802874478" calcext:value-type="float">
            <text:p>5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94654" calcext:value-type="float">
            <text:p>847.0499053947</text:p>
          </table:table-cell>
          <table:table-cell/>
          <table:table-cell table:style-name="ce9" table:formula="of:=[.F21]" office:value-type="float" office:value="847.049905441256" calcext:value-type="float">
            <text:p>847.0499054413</text:p>
          </table:table-cell>
          <table:table-cell/>
          <table:table-cell table:formula="of:=[.M69]/[.O69]" office:value-type="float" office:value="0.999999999944983" calcext:value-type="float">
            <text:p>0.9999999999</text:p>
          </table:table-cell>
          <table:table-cell table:formula="of:=[.M69]-[.O69]" office:value-type="float" office:value="-0.0000000466019400846562" calcext:value-type="float">
            <text:p>-4.6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3961" calcext:value-type="float">
            <text:p>3129.6692111396</text:p>
          </table:table-cell>
          <table:table-cell/>
          <table:table-cell table:style-name="ce9" table:formula="of:=[.F22]" office:value-type="float" office:value="3129.66921111531" calcext:value-type="float">
            <text:p>3129.6692111153</text:p>
          </table:table-cell>
          <table:table-cell/>
          <table:table-cell table:formula="of:=[.M70]/[.O70]" office:value-type="float" office:value="1.00000000000776" calcext:value-type="float">
            <text:p>1</text:p>
          </table:table-cell>
          <table:table-cell table:formula="of:=[.M70]-[.O70]" office:value-type="float" office:value="0.0000000242998794419691" calcext:value-type="float">
            <text:p>2.4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96" calcext:value-type="float">
            <text:p>1244.419645219</text:p>
          </table:table-cell>
          <table:table-cell/>
          <table:table-cell table:style-name="ce9" table:formula="of:=[.F23]" office:value-type="float" office:value="1244.41964522016" calcext:value-type="float">
            <text:p>1244.4196452202</text:p>
          </table:table-cell>
          <table:table-cell/>
          <table:table-cell table:formula="of:=[.M71]/[.O71]" office:value-type="float" office:value="0.999999999999036" calcext:value-type="float">
            <text:p>1</text:p>
          </table:table-cell>
          <table:table-cell table:formula="of:=[.M71]-[.O71]" office:value-type="float" office:value="-0.00000000119985088531394" calcext:value-type="float">
            <text:p>-1.2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239111" calcext:value-type="float">
            <text:p>0.2868186662</text:p>
          </table:table-cell>
          <table:table-cell/>
          <table:table-cell table:style-name="ce9" table:formula="of:=[.F24]" office:value-type="float" office:value="0.286818667874182" calcext:value-type="float">
            <text:p>0.2868186679</text:p>
          </table:table-cell>
          <table:table-cell/>
          <table:table-cell table:formula="of:=[.M72]/[.O72]" office:value-type="float" office:value="0.999999994299287" calcext:value-type="float">
            <text:p>0.9999999943</text:p>
          </table:table-cell>
          <table:table-cell table:formula="of:=[.M72]-[.O72]" office:value-type="float" office:value="-0.00000000163507102302063" calcext:value-type="float">
            <text:p>-1.6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295535" calcext:value-type="float">
            <text:p>2.205373963</text:p>
          </table:table-cell>
          <table:table-cell/>
          <table:table-cell table:style-name="ce9" table:formula="of:=[.F25]" office:value-type="float" office:value="2.2053739626759" calcext:value-type="float">
            <text:p>2.2053739627</text:p>
          </table:table-cell>
          <table:table-cell/>
          <table:table-cell table:formula="of:=[.M73]/[.O73]" office:value-type="float" office:value="1.00000000012671" calcext:value-type="float">
            <text:p>1.0000000001</text:p>
          </table:table-cell>
          <table:table-cell table:formula="of:=[.M73]-[.O73]" office:value-type="float" office:value="0.0000000002794497966363" calcext:value-type="float">
            <text:p>2.7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74717" calcext:value-type="float">
            <text:p>0.8400175975</text:p>
          </table:table-cell>
          <table:table-cell/>
          <table:table-cell table:style-name="ce9" table:formula="of:=[.F26]" office:value-type="float" office:value="0.84001759771249" calcext:value-type="float">
            <text:p>0.8400175977</text:p>
          </table:table-cell>
          <table:table-cell/>
          <table:table-cell table:formula="of:=[.M74]/[.O74]" office:value-type="float" office:value="0.999999999716943" calcext:value-type="float">
            <text:p>0.9999999997</text:p>
          </table:table-cell>
          <table:table-cell table:formula="of:=[.M74]-[.O74]" office:value-type="float" office:value="-0.000000000237772912470291" calcext:value-type="float">
            <text:p>-2.3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"/>
          <table:table-cell table:style-name="ce6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7" office:value-type="float" office:value="0.00000000001" calcext:value-type="float">
            <text:p>1.00E-011</text:p>
          </table:table-cell>
          <table:table-cell table:style-name="ce7" table:formula="of:=[.B2]" office:value-type="float" office:value="0.00000000001" calcext:value-type="float">
            <text:p>1.00E-011</text:p>
          </table:table-cell>
          <table:table-cell table:style-name="ce7" table:formula="of:=[.C2]" office:value-type="float" office:value="0.00000000001" calcext:value-type="float">
            <text:p>1.00E-011</text:p>
          </table:table-cell>
          <table:table-cell table:style-name="ce7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77 sec tol. 1e-10'.D4]" office:value-type="string" office:string-value="-0.6 km MOLA" calcext:value-type="string">
            <text:p>-0.6 km MOLA</text:p>
          </table:table-cell>
          <table:table-cell table:style-name="ce6" table:formula="of:=['After 77 sec tol. 1e-10'.E4]" office:value-type="string" office:string-value="TSI Order = " calcext:value-type="string">
            <text:p>TSI Order = </text:p>
          </table:table-cell>
          <table:table-cell table:style-name="ce6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/>
          <table:table-cell table:style-name="ce6" table:formula="of:=['After 77 sec tol. 1e-10'.C5]" office:value-type="string" office:string-value="Latitude = " calcext:value-type="string">
            <text:p>Latitude = </text:p>
          </table:table-cell>
          <table:table-cell table:style-name="ce6" table:formula="of:=['After 77 sec tol. 1e-10'.D5]" office:value-type="float" office:value="21" calcext:value-type="float">
            <text:p>21</text:p>
          </table:table-cell>
          <table:table-cell table:style-name="ce6" table:formula="of:=['After 77 sec tol. 1e-10'.E5]" office:value-type="string" office:string-value="Longitude = " calcext:value-type="string">
            <text:p>Longitude = </text:p>
          </table:table-cell>
          <table:table-cell table:style-name="ce6" table:formula="of:=['After 77 sec tol. 1e-10'.F5]" office:value-type="float" office:value="74.5" calcext:value-type="float">
            <text:p>74.5</text:p>
          </table:table-cell>
          <table:table-cell table:style-name="ce6" table:formula="of:=['After 77 sec tol. 1e-10'.G5]" office:value-type="string" office:string-value="FPA = " calcext:value-type="string">
            <text:p>FPA = </text:p>
          </table:table-cell>
          <table:table-cell table:style-name="ce6" table:formula="of:=['After 77 sec tol. 1e-10'.H5]" office:value-type="float" office:value="89" calcext:value-type="float">
            <text:p>89</text:p>
          </table:table-cell>
          <table:table-cell table:style-name="ce6" table:formula="of:=['After 77 sec tol. 1e-10'.I5]" office:value-type="string" office:string-value="Azimuth = " calcext:value-type="string">
            <text:p>Azimuth = </text:p>
          </table:table-cell>
          <table:table-cell table:style-name="ce6" table:formula="of:=['After 77 sec tol. 1e-10'.J5]" office:value-type="float" office:value="90" calcext:value-type="float">
            <text:p>90</text:p>
          </table:table-cell>
          <table:table-cell table:style-name="ce6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6"/>
          <table:table-cell table:style-name="ce6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77 sec tol. 1e-10'.D6]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847.049905389081" calcext:value-type="float">
            <text:p>847.0499053891</text:p>
          </table:table-cell>
          <table:table-cell/>
          <table:table-cell table:style-name="ce9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1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847.049905398406" calcext:value-type="float">
            <text:p>847.049905398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8406" calcext:value-type="float">
            <text:p>-8.47E+002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3129.66921114115" calcext:value-type="float">
            <text:p>3129.6692111412</text:p>
          </table:table-cell>
          <table:table-cell/>
          <table:table-cell table:style-name="ce9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3129.66921113806" calcext:value-type="float">
            <text:p>3129.669211138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3806" calcext:value-type="float">
            <text:p>-3.13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1244.41964521838" calcext:value-type="float">
            <text:p>1244.4196452184</text:p>
          </table:table-cell>
          <table:table-cell/>
          <table:table-cell table:style-name="ce9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8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1244.41964521934" calcext:value-type="float">
            <text:p>1244.419645219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934" calcext:value-type="float">
            <text:p>-1.2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0.286818666059112" calcext:value-type="float">
            <text:p>0.2868186661</text:p>
          </table:table-cell>
          <table:table-cell/>
          <table:table-cell table:style-name="ce9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2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0.286818666365769" calcext:value-type="float">
            <text:p>0.286818666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365769" calcext:value-type="float">
            <text:p>-2.87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2.2053739630062" calcext:value-type="float">
            <text:p>2.205373963</text:p>
          </table:table-cell>
          <table:table-cell/>
          <table:table-cell table:style-name="ce9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2.20537396292534" calcext:value-type="float">
            <text:p>2.20537396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2534" calcext:value-type="float">
            <text:p>-2.21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.840017597455889" calcext:value-type="float">
            <text:p>0.8400175975</text:p>
          </table:table-cell>
          <table:table-cell/>
          <table:table-cell table:style-name="ce9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9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.840017597494803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94803" calcext:value-type="float">
            <text:p>-8.40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9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23" calcext:value-type="float">
            <text:p>23</text:p>
          </table:table-cell>
          <table:table-cell/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/>
          <table:table-cell table:style-name="ce6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1" calcext:value-type="float">
            <text:p>847.0499053891</text:p>
          </table:table-cell>
          <table:table-cell/>
          <table:table-cell table:style-name="ce8" office:value-type="float" office:value="847.049905398406" calcext:value-type="float">
            <text:p>847.0499053984</text:p>
          </table:table-cell>
          <table:table-cell/>
          <table:table-cell table:style-name="ce8" office:value-type="float" office:value="0.999999999988991" calcext:value-type="float">
            <text:p>1</text:p>
          </table:table-cell>
          <table:table-cell table:style-name="ce8" office:value-type="float" office:value="-0.00000000932527655095328" calcext:value-type="float">
            <text:p>-9.3252765509532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847.049905070204" calcext:value-type="float">
            <text:p>847.049905070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7020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3806" calcext:value-type="float">
            <text:p>3129.6692111381</text:p>
          </table:table-cell>
          <table:table-cell/>
          <table:table-cell table:style-name="ce8" office:value-type="float" office:value="1.00000000000099" calcext:value-type="float">
            <text:p>1</text:p>
          </table:table-cell>
          <table:table-cell table:style-name="ce8" office:value-type="float" office:value="0.00000000308864400722086" calcext:value-type="float">
            <text:p>3.0886440072208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3129.66921124741" calcext:value-type="float">
            <text:p>3129.669211247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2474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8" calcext:value-type="float">
            <text:p>1244.4196452184</text:p>
          </table:table-cell>
          <table:table-cell/>
          <table:table-cell table:style-name="ce8" office:value-type="float" office:value="1244.41964521934" calcext:value-type="float">
            <text:p>1244.4196452193</text:p>
          </table:table-cell>
          <table:table-cell/>
          <table:table-cell table:style-name="ce8" office:value-type="float" office:value="0.999999999999224" calcext:value-type="float">
            <text:p>1</text:p>
          </table:table-cell>
          <table:table-cell table:style-name="ce8" office:value-type="float" office:value="-0.00000000096520125225652" calcext:value-type="float">
            <text:p>-0.0000000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1244.4196451879" calcext:value-type="float">
            <text:p>1244.419645187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87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2" calcext:value-type="float">
            <text:p>0.2868186661</text:p>
          </table:table-cell>
          <table:table-cell/>
          <table:table-cell table:style-name="ce8" office:value-type="float" office:value="0.286818666365769" calcext:value-type="float">
            <text:p>0.2868186664</text:p>
          </table:table-cell>
          <table:table-cell/>
          <table:table-cell table:style-name="ce8" office:value-type="float" office:value="0.999999998930833" calcext:value-type="float">
            <text:p>0.9999999989</text:p>
          </table:table-cell>
          <table:table-cell table:style-name="ce8" office:value-type="float" office:value="-0.000000000306657033100066" calcext:value-type="float">
            <text:p>-3.0665703310006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.286818655575279" calcext:value-type="float">
            <text:p>0.286818655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5557527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292534" calcext:value-type="float">
            <text:p>2.2053739629</text:p>
          </table:table-cell>
          <table:table-cell/>
          <table:table-cell table:style-name="ce8" office:value-type="float" office:value="1.00000000003667" calcext:value-type="float">
            <text:p>1</text:p>
          </table:table-cell>
          <table:table-cell table:style-name="ce8" office:value-type="float" office:value="0.0000000000808633160431782" calcext:value-type="float">
            <text:p>8.08633160431782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2.20537396572657" calcext:value-type="float">
            <text:p>2.205373965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57265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9" calcext:value-type="float">
            <text:p>0.8400175975</text:p>
          </table:table-cell>
          <table:table-cell/>
          <table:table-cell table:style-name="ce8" office:value-type="float" office:value="0.840017597494803" calcext:value-type="float">
            <text:p>0.8400175975</text:p>
          </table:table-cell>
          <table:table-cell/>
          <table:table-cell table:style-name="ce8" office:value-type="float" office:value="0.999999999953674" calcext:value-type="float">
            <text:p>1</text:p>
          </table:table-cell>
          <table:table-cell table:style-name="ce8" office:value-type="float" office:value="-0.0000000000389145382584388" calcext:value-type="float">
            <text:p>-3.89145382584388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.840017596186325" calcext:value-type="float">
            <text:p>0.840017596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6186325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1" calcext:value-type="float">
            <text:p>847.0499053891</text:p>
          </table:table-cell>
          <table:table-cell/>
          <table:table-cell table:style-name="ce8" office:value-type="float" office:value="847.049905070204" calcext:value-type="float">
            <text:p>847.0499050702</text:p>
          </table:table-cell>
          <table:table-cell/>
          <table:table-cell table:style-name="ce8" office:value-type="float" office:value="1.00000000037646" calcext:value-type="float">
            <text:p>1.0000000004</text:p>
          </table:table-cell>
          <table:table-cell table:style-name="ce8" office:value-type="float" office:value="0.000000318876459459716" calcext:value-type="float">
            <text:p>3.1887645945971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847.049905070204" calcext:value-type="float">
            <text:p>847.0499050702</text:p>
          </table:table-cell>
          <table:table-cell/>
          <table:table-cell table:style-name="ce9" table:formula="of:=[.F21]" office:value-type="float" office:value="847.049905398406" calcext:value-type="float">
            <text:p>847.0499053984</text:p>
          </table:table-cell>
          <table:table-cell/>
          <table:table-cell table:formula="of:=[.M33]/[.O33]" office:value-type="float" office:value="0.999999999612535" calcext:value-type="float">
            <text:p>0.9999999996</text:p>
          </table:table-cell>
          <table:table-cell table:formula="of:=[.M33]-[.O33]" office:value-type="float" office:value="-0.000000328202077071182" calcext:value-type="float">
            <text:p>-3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24741" calcext:value-type="float">
            <text:p>3129.6692112474</text:p>
          </table:table-cell>
          <table:table-cell/>
          <table:table-cell table:style-name="ce8" office:value-type="float" office:value="0.999999999966046" calcext:value-type="float">
            <text:p>1</text:p>
          </table:table-cell>
          <table:table-cell table:style-name="ce8" office:value-type="float" office:value="-0.000000106263996713096" calcext:value-type="float">
            <text:p>-1.0626399671309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3129.66921124741" calcext:value-type="float">
            <text:p>3129.6692112474</text:p>
          </table:table-cell>
          <table:table-cell/>
          <table:table-cell table:style-name="ce9" table:formula="of:=[.F22]" office:value-type="float" office:value="3129.66921113806" calcext:value-type="float">
            <text:p>3129.6692111381</text:p>
          </table:table-cell>
          <table:table-cell/>
          <table:table-cell table:formula="of:=[.M34]/[.O34]" office:value-type="float" office:value="1.00000000003494" calcext:value-type="float">
            <text:p>1</text:p>
          </table:table-cell>
          <table:table-cell table:formula="of:=[.M34]-[.O34]" office:value-type="float" office:value="0.000000109350366983563" calcext:value-type="float">
            <text:p>1.0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8" calcext:value-type="float">
            <text:p>1244.4196452184</text:p>
          </table:table-cell>
          <table:table-cell/>
          <table:table-cell table:style-name="ce8" office:value-type="float" office:value="1244.4196451879" calcext:value-type="float">
            <text:p>1244.4196451879</text:p>
          </table:table-cell>
          <table:table-cell/>
          <table:table-cell table:style-name="ce8" office:value-type="float" office:value="1.00000000002449" calcext:value-type="float">
            <text:p>1</text:p>
          </table:table-cell>
          <table:table-cell table:style-name="ce8" office:value-type="float" office:value="0.000000030480350687867" calcext:value-type="float">
            <text:p>3.0480350687867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1244.4196451879" calcext:value-type="float">
            <text:p>1244.4196451879</text:p>
          </table:table-cell>
          <table:table-cell/>
          <table:table-cell table:style-name="ce9" table:formula="of:=[.F23]" office:value-type="float" office:value="1244.41964521934" calcext:value-type="float">
            <text:p>1244.4196452193</text:p>
          </table:table-cell>
          <table:table-cell/>
          <table:table-cell table:formula="of:=[.M35]/[.O35]" office:value-type="float" office:value="0.999999999974735" calcext:value-type="float">
            <text:p>1</text:p>
          </table:table-cell>
          <table:table-cell table:formula="of:=[.M35]-[.O35]" office:value-type="float" office:value="-0.0000000314400949719129" calcext:value-type="float">
            <text:p>-3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2" calcext:value-type="float">
            <text:p>0.2868186661</text:p>
          </table:table-cell>
          <table:table-cell/>
          <table:table-cell table:style-name="ce8" office:value-type="float" office:value="0.286818655575279" calcext:value-type="float">
            <text:p>0.2868186556</text:p>
          </table:table-cell>
          <table:table-cell/>
          <table:table-cell table:style-name="ce8" office:value-type="float" office:value="1.00000003655213" calcext:value-type="float">
            <text:p>1.0000000366</text:p>
          </table:table-cell>
          <table:table-cell table:style-name="ce8" office:value-type="float" office:value="0.0000000104838321912659" calcext:value-type="float">
            <text:p>1.0483832191265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0.286818655575279" calcext:value-type="float">
            <text:p>0.2868186556</text:p>
          </table:table-cell>
          <table:table-cell/>
          <table:table-cell table:style-name="ce9" table:formula="of:=[.F24]" office:value-type="float" office:value="0.286818666365769" calcext:value-type="float">
            <text:p>0.2868186664</text:p>
          </table:table-cell>
          <table:table-cell/>
          <table:table-cell table:formula="of:=[.M36]/[.O36]" office:value-type="float" office:value="0.999999962378704" calcext:value-type="float">
            <text:p>0.9999999624</text:p>
          </table:table-cell>
          <table:table-cell table:formula="of:=[.M36]-[.O36]" office:value-type="float" office:value="-0.0000000107904900015221" calcext:value-type="float">
            <text:p>-1.0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572657" calcext:value-type="float">
            <text:p>2.2053739657</text:p>
          </table:table-cell>
          <table:table-cell/>
          <table:table-cell table:style-name="ce8" office:value-type="float" office:value="0.999999998766482" calcext:value-type="float">
            <text:p>0.9999999988</text:p>
          </table:table-cell>
          <table:table-cell table:style-name="ce8" office:value-type="float" office:value="-0.00000000272036926318719" calcext:value-type="float">
            <text:p>-2.72036926318719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2.20537396572657" calcext:value-type="float">
            <text:p>2.2053739657</text:p>
          </table:table-cell>
          <table:table-cell/>
          <table:table-cell table:style-name="ce9" table:formula="of:=[.F25]" office:value-type="float" office:value="2.20537396292534" calcext:value-type="float">
            <text:p>2.2053739629</text:p>
          </table:table-cell>
          <table:table-cell/>
          <table:table-cell table:formula="of:=[.M37]/[.O37]" office:value-type="float" office:value="1.00000000127018" calcext:value-type="float">
            <text:p>1.0000000013</text:p>
          </table:table-cell>
          <table:table-cell table:formula="of:=[.M37]-[.O37]" office:value-type="float" office:value="0.00000000280122991469511" calcext:value-type="float">
            <text:p>2.8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9" calcext:value-type="float">
            <text:p>0.8400175975</text:p>
          </table:table-cell>
          <table:table-cell/>
          <table:table-cell table:style-name="ce8" office:value-type="float" office:value="0.840017596186325" calcext:value-type="float">
            <text:p>0.8400175962</text:p>
          </table:table-cell>
          <table:table-cell/>
          <table:table-cell table:style-name="ce8" office:value-type="float" office:value="1.00000000151135" calcext:value-type="float">
            <text:p>1.0000000015</text:p>
          </table:table-cell>
          <table:table-cell table:style-name="ce8" office:value-type="float" office:value="0.0000000012695641204985" calcext:value-type="float">
            <text:p>1.2695641204985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.840017596186325" calcext:value-type="float">
            <text:p>0.8400175962</text:p>
          </table:table-cell>
          <table:table-cell/>
          <table:table-cell table:style-name="ce9" table:formula="of:=[.F26]" office:value-type="float" office:value="0.840017597494803" calcext:value-type="float">
            <text:p>0.8400175975</text:p>
          </table:table-cell>
          <table:table-cell/>
          <table:table-cell table:formula="of:=[.M38]/[.O38]" office:value-type="float" office:value="0.999999998442321" calcext:value-type="float">
            <text:p>0.9999999984</text:p>
          </table:table-cell>
          <table:table-cell table:formula="of:=[.M38]-[.O38]" office:value-type="float" office:value="-0.00000000130847799262313" calcext:value-type="float">
            <text:p>-1.3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1" calcext:value-type="float">
            <text:p>847.0499053891</text:p>
          </table:table-cell>
          <table:table-cell/>
          <table:table-cell table:style-name="ce8" office:value-type="float" office:value="847.049905389967" calcext:value-type="float">
            <text:p>847.04990539</text:p>
          </table:table-cell>
          <table:table-cell/>
          <table:table-cell table:style-name="ce8" office:value-type="float" office:value="0.999999999998955" calcext:value-type="float">
            <text:p>1</text:p>
          </table:table-cell>
          <table:table-cell table:style-name="ce8" office:value-type="float" office:value="-0.000000000885620465851389" calcext:value-type="float">
            <text:p>-8.8562046585138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847.049905389967" calcext:value-type="float">
            <text:p>847.0499053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9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409" calcext:value-type="float">
            <text:p>3129.6692111409</text:p>
          </table:table-cell>
          <table:table-cell/>
          <table:table-cell table:style-name="ce8" office:value-type="float" office:value="1.00000000000008" calcext:value-type="float">
            <text:p>1</text:p>
          </table:table-cell>
          <table:table-cell table:style-name="ce8" office:value-type="float" office:value="0.000000000252384779741988" calcext:value-type="float">
            <text:p>2.5238477974198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3129.6692111409" calcext:value-type="float">
            <text:p>3129.669211140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8" calcext:value-type="float">
            <text:p>1244.4196452184</text:p>
          </table:table-cell>
          <table:table-cell/>
          <table:table-cell table:style-name="ce8" office:value-type="float" office:value="1244.41964521848" calcext:value-type="float">
            <text:p>1244.4196452185</text:p>
          </table:table-cell>
          <table:table-cell/>
          <table:table-cell table:style-name="ce8" office:value-type="float" office:value="0.999999999999913" calcext:value-type="float">
            <text:p>1</text:p>
          </table:table-cell>
          <table:table-cell table:style-name="ce8" office:value-type="float" office:value="-0.000000000107775122160092" calcext:value-type="float">
            <text:p>-1.07775122160092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1244.41964521848" calcext:value-type="float">
            <text:p>1244.4196452185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4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2" calcext:value-type="float">
            <text:p>0.2868186661</text:p>
          </table:table-cell>
          <table:table-cell/>
          <table:table-cell table:style-name="ce8" office:value-type="float" office:value="0.286818666087713" calcext:value-type="float">
            <text:p>0.2868186661</text:p>
          </table:table-cell>
          <table:table-cell/>
          <table:table-cell table:style-name="ce8" office:value-type="float" office:value="0.99999999990028" calcext:value-type="float">
            <text:p>0.9999999999</text:p>
          </table:table-cell>
          <table:table-cell table:style-name="ce8" office:value-type="float" office:value="-0.0000000000286014545380908" calcext:value-type="float">
            <text:p>-2.8601454538090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0.286818666087713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8771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299798" calcext:value-type="float">
            <text:p>2.205373963</text:p>
          </table:table-cell>
          <table:table-cell/>
          <table:table-cell table:style-name="ce8" office:value-type="float" office:value="1.00000000000373" calcext:value-type="float">
            <text:p>1</text:p>
          </table:table-cell>
          <table:table-cell table:style-name="ce8" office:value-type="float" office:value="0.00000000000822497625563301" calcext:value-type="float">
            <text:p>8.2249762556330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2.2053739629979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79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9" calcext:value-type="float">
            <text:p>0.8400175975</text:p>
          </table:table-cell>
          <table:table-cell/>
          <table:table-cell table:style-name="ce8" office:value-type="float" office:value="0.840017597459372" calcext:value-type="float">
            <text:p>0.8400175975</text:p>
          </table:table-cell>
          <table:table-cell/>
          <table:table-cell table:style-name="ce8" office:value-type="float" office:value="0.999999999995854" calcext:value-type="float">
            <text:p>1</text:p>
          </table:table-cell>
          <table:table-cell table:style-name="ce8" office:value-type="float" office:value="-0.0000000000034831026951565" calcext:value-type="float">
            <text:p>-3.483102695156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.840017597459372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937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9967" calcext:value-type="float">
            <text:p>847.04990539</text:p>
          </table:table-cell>
          <table:table-cell/>
          <table:table-cell table:style-name="ce9" table:formula="of:=[.F33]" office:value-type="float" office:value="847.049905070204" calcext:value-type="float">
            <text:p>847.0499050702</text:p>
          </table:table-cell>
          <table:table-cell/>
          <table:table-cell table:formula="of:=[.M57]/[.O57]" office:value-type="float" office:value="1.0000000003775" calcext:value-type="float">
            <text:p>1.0000000004</text:p>
          </table:table-cell>
          <table:table-cell table:formula="of:=[.M57]-[.O57]" office:value-type="float" office:value="0.000000319762989420269" calcext:value-type="float">
            <text:p>3.2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09" calcext:value-type="float">
            <text:p>3129.6692111409</text:p>
          </table:table-cell>
          <table:table-cell/>
          <table:table-cell table:style-name="ce9" table:formula="of:=[.F34]" office:value-type="float" office:value="3129.66921124741" calcext:value-type="float">
            <text:p>3129.6692112474</text:p>
          </table:table-cell>
          <table:table-cell/>
          <table:table-cell table:formula="of:=[.M58]/[.O58]" office:value-type="float" office:value="0.999999999965968" calcext:value-type="float">
            <text:p>1</text:p>
          </table:table-cell>
          <table:table-cell table:formula="of:=[.M58]-[.O58]" office:value-type="float" office:value="-0.000000106510015029926" calcext:value-type="float">
            <text:p>-1.0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48" calcext:value-type="float">
            <text:p>1244.4196452185</text:p>
          </table:table-cell>
          <table:table-cell/>
          <table:table-cell table:style-name="ce9" table:formula="of:=[.F35]" office:value-type="float" office:value="1244.4196451879" calcext:value-type="float">
            <text:p>1244.4196451879</text:p>
          </table:table-cell>
          <table:table-cell/>
          <table:table-cell table:formula="of:=[.M59]/[.O59]" office:value-type="float" office:value="1.00000000002457" calcext:value-type="float">
            <text:p>1</text:p>
          </table:table-cell>
          <table:table-cell table:formula="of:=[.M59]-[.O59]" office:value-type="float" office:value="0.0000000305799403577112" calcext:value-type="float">
            <text:p>3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87713" calcext:value-type="float">
            <text:p>0.2868186661</text:p>
          </table:table-cell>
          <table:table-cell/>
          <table:table-cell table:style-name="ce9" table:formula="of:=[.F36]" office:value-type="float" office:value="0.286818655575279" calcext:value-type="float">
            <text:p>0.2868186556</text:p>
          </table:table-cell>
          <table:table-cell/>
          <table:table-cell table:formula="of:=[.M60]/[.O60]" office:value-type="float" office:value="1.00000003665185" calcext:value-type="float">
            <text:p>1.0000000367</text:p>
          </table:table-cell>
          <table:table-cell table:formula="of:=[.M60]-[.O60]" office:value-type="float" office:value="0.0000000105124339788709" calcext:value-type="float">
            <text:p>1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299798" calcext:value-type="float">
            <text:p>2.205373963</text:p>
          </table:table-cell>
          <table:table-cell/>
          <table:table-cell table:style-name="ce9" table:formula="of:=[.F37]" office:value-type="float" office:value="2.20537396572657" calcext:value-type="float">
            <text:p>2.2053739657</text:p>
          </table:table-cell>
          <table:table-cell/>
          <table:table-cell table:formula="of:=[.M61]/[.O61]" office:value-type="float" office:value="0.999999998762754" calcext:value-type="float">
            <text:p>0.9999999988</text:p>
          </table:table-cell>
          <table:table-cell table:formula="of:=[.M61]-[.O61]" office:value-type="float" office:value="-0.00000000272859024263994" calcext:value-type="float">
            <text:p>-2.7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9372" calcext:value-type="float">
            <text:p>0.8400175975</text:p>
          </table:table-cell>
          <table:table-cell/>
          <table:table-cell table:style-name="ce9" table:formula="of:=[.F38]" office:value-type="float" office:value="0.840017596186325" calcext:value-type="float">
            <text:p>0.8400175962</text:p>
          </table:table-cell>
          <table:table-cell/>
          <table:table-cell table:formula="of:=[.M62]/[.O62]" office:value-type="float" office:value="1.0000000015155" calcext:value-type="float">
            <text:p>1.0000000015</text:p>
          </table:table-cell>
          <table:table-cell table:formula="of:=[.M62]-[.O62]" office:value-type="float" office:value="0.00000000127304700114905" calcext:value-type="float">
            <text:p>1.2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9967" calcext:value-type="float">
            <text:p>847.04990539</text:p>
          </table:table-cell>
          <table:table-cell/>
          <table:table-cell table:style-name="ce9" table:formula="of:=[.F21]" office:value-type="float" office:value="847.049905398406" calcext:value-type="float">
            <text:p>847.0499053984</text:p>
          </table:table-cell>
          <table:table-cell/>
          <table:table-cell table:formula="of:=[.M69]/[.O69]" office:value-type="float" office:value="0.999999999990037" calcext:value-type="float">
            <text:p>1</text:p>
          </table:table-cell>
          <table:table-cell table:formula="of:=[.M69]-[.O69]" office:value-type="float" office:value="-0.00000000843908765091328" calcext:value-type="float">
            <text:p>-8.4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09" calcext:value-type="float">
            <text:p>3129.6692111409</text:p>
          </table:table-cell>
          <table:table-cell/>
          <table:table-cell table:style-name="ce9" table:formula="of:=[.F22]" office:value-type="float" office:value="3129.66921113806" calcext:value-type="float">
            <text:p>3129.6692111381</text:p>
          </table:table-cell>
          <table:table-cell/>
          <table:table-cell table:formula="of:=[.M70]/[.O70]" office:value-type="float" office:value="1.00000000000091" calcext:value-type="float">
            <text:p>1</text:p>
          </table:table-cell>
          <table:table-cell table:formula="of:=[.M70]-[.O70]" office:value-type="float" office:value="0.00000000284035195363685" calcext:value-type="float">
            <text:p>2.8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48" calcext:value-type="float">
            <text:p>1244.4196452185</text:p>
          </table:table-cell>
          <table:table-cell/>
          <table:table-cell table:style-name="ce9" table:formula="of:=[.F23]" office:value-type="float" office:value="1244.41964521934" calcext:value-type="float">
            <text:p>1244.4196452193</text:p>
          </table:table-cell>
          <table:table-cell/>
          <table:table-cell table:formula="of:=[.M71]/[.O71]" office:value-type="float" office:value="0.999999999999309" calcext:value-type="float">
            <text:p>1</text:p>
          </table:table-cell>
          <table:table-cell table:formula="of:=[.M71]-[.O71]" office:value-type="float" office:value="-0.000000000860154614201747" calcext:value-type="float">
            <text:p>-8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87713" calcext:value-type="float">
            <text:p>0.2868186661</text:p>
          </table:table-cell>
          <table:table-cell/>
          <table:table-cell table:style-name="ce9" table:formula="of:=[.F24]" office:value-type="float" office:value="0.286818666365769" calcext:value-type="float">
            <text:p>0.2868186664</text:p>
          </table:table-cell>
          <table:table-cell/>
          <table:table-cell table:formula="of:=[.M72]/[.O72]" office:value-type="float" office:value="0.999999999030551" calcext:value-type="float">
            <text:p>0.999999999</text:p>
          </table:table-cell>
          <table:table-cell table:formula="of:=[.M72]-[.O72]" office:value-type="float" office:value="-0.000000000278056022651185" calcext:value-type="float">
            <text:p>-2.7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299798" calcext:value-type="float">
            <text:p>2.205373963</text:p>
          </table:table-cell>
          <table:table-cell/>
          <table:table-cell table:style-name="ce9" table:formula="of:=[.F25]" office:value-type="float" office:value="2.20537396292534" calcext:value-type="float">
            <text:p>2.2053739629</text:p>
          </table:table-cell>
          <table:table-cell/>
          <table:table-cell table:formula="of:=[.M73]/[.O73]" office:value-type="float" office:value="1.00000000003294" calcext:value-type="float">
            <text:p>1</text:p>
          </table:table-cell>
          <table:table-cell table:formula="of:=[.M73]-[.O73]" office:value-type="float" office:value="0.0000000000726396720551747" calcext:value-type="float">
            <text:p>7.2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9372" calcext:value-type="float">
            <text:p>0.8400175975</text:p>
          </table:table-cell>
          <table:table-cell/>
          <table:table-cell table:style-name="ce9" table:formula="of:=[.F26]" office:value-type="float" office:value="0.840017597494803" calcext:value-type="float">
            <text:p>0.8400175975</text:p>
          </table:table-cell>
          <table:table-cell/>
          <table:table-cell table:formula="of:=[.M74]/[.O74]" office:value-type="float" office:value="0.999999999957821" calcext:value-type="float">
            <text:p>1</text:p>
          </table:table-cell>
          <table:table-cell table:formula="of:=[.M74]-[.O74]" office:value-type="float" office:value="-0.0000000000354309914740725" calcext:value-type="float">
            <text:p>-3.5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"/>
          <table:table-cell table:style-name="ce6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7" office:value-type="float" office:value="0.000000000001" calcext:value-type="float">
            <text:p>1.00E-012</text:p>
          </table:table-cell>
          <table:table-cell table:style-name="ce7" table:formula="of:=[.B2]" office:value-type="float" office:value="0.000000000001" calcext:value-type="float">
            <text:p>1.00E-012</text:p>
          </table:table-cell>
          <table:table-cell table:style-name="ce7" table:formula="of:=[.C2]" office:value-type="float" office:value="0.000000000001" calcext:value-type="float">
            <text:p>1.00E-012</text:p>
          </table:table-cell>
          <table:table-cell table:style-name="ce7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77 sec tol. 1e-11'.D4]" office:value-type="string" office:string-value="-0.6 km MOLA" calcext:value-type="string">
            <text:p>-0.6 km MOLA</text:p>
          </table:table-cell>
          <table:table-cell table:style-name="ce6" table:formula="of:=['After 77 sec tol. 1e-11'.E4]" office:value-type="string" office:string-value="TSI Order = " calcext:value-type="string">
            <text:p>TSI Order = </text:p>
          </table:table-cell>
          <table:table-cell table:style-name="ce6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/>
          <table:table-cell table:style-name="ce6" table:formula="of:=['After 77 sec tol. 1e-11'.C5]" office:value-type="string" office:string-value="Latitude = " calcext:value-type="string">
            <text:p>Latitude = </text:p>
          </table:table-cell>
          <table:table-cell table:style-name="ce6" table:formula="of:=['After 77 sec tol. 1e-11'.D5]" office:value-type="float" office:value="21" calcext:value-type="float">
            <text:p>21</text:p>
          </table:table-cell>
          <table:table-cell table:style-name="ce6" table:formula="of:=['After 77 sec tol. 1e-11'.E5]" office:value-type="string" office:string-value="Longitude = " calcext:value-type="string">
            <text:p>Longitude = </text:p>
          </table:table-cell>
          <table:table-cell table:style-name="ce6" table:formula="of:=['After 77 sec tol. 1e-11'.F5]" office:value-type="float" office:value="74.5" calcext:value-type="float">
            <text:p>74.5</text:p>
          </table:table-cell>
          <table:table-cell table:style-name="ce6" table:formula="of:=['After 77 sec tol. 1e-11'.G5]" office:value-type="string" office:string-value="FPA = " calcext:value-type="string">
            <text:p>FPA = </text:p>
          </table:table-cell>
          <table:table-cell table:style-name="ce6" table:formula="of:=['After 77 sec tol. 1e-11'.H5]" office:value-type="float" office:value="89" calcext:value-type="float">
            <text:p>89</text:p>
          </table:table-cell>
          <table:table-cell table:style-name="ce6" table:formula="of:=['After 77 sec tol. 1e-11'.I5]" office:value-type="string" office:string-value="Azimuth = " calcext:value-type="string">
            <text:p>Azimuth = </text:p>
          </table:table-cell>
          <table:table-cell table:style-name="ce6" table:formula="of:=['After 77 sec tol. 1e-11'.J5]" office:value-type="float" office:value="90" calcext:value-type="float">
            <text:p>90</text:p>
          </table:table-cell>
          <table:table-cell table:style-name="ce6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6"/>
          <table:table-cell table:style-name="ce6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77 sec tol. 1e-11'.D6]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847.049905389083" calcext:value-type="float">
            <text:p>847.0499053891</text:p>
          </table:table-cell>
          <table:table-cell/>
          <table:table-cell table:style-name="ce9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3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847.049905391438" calcext:value-type="float">
            <text:p>847.04990539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1438" calcext:value-type="float">
            <text:p>-8.47E+002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3129.66921114115" calcext:value-type="float">
            <text:p>3129.6692111412</text:p>
          </table:table-cell>
          <table:table-cell/>
          <table:table-cell table:style-name="ce9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3129.66921114042" calcext:value-type="float">
            <text:p>3129.66921114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42" calcext:value-type="float">
            <text:p>-3.13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1244.41964521837" calcext:value-type="float">
            <text:p>1244.4196452184</text:p>
          </table:table-cell>
          <table:table-cell/>
          <table:table-cell table:style-name="ce9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1244.41964521863" calcext:value-type="float">
            <text:p>1244.419645218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63" calcext:value-type="float">
            <text:p>-1.2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0.286818666059123" calcext:value-type="float">
            <text:p>0.2868186661</text:p>
          </table:table-cell>
          <table:table-cell/>
          <table:table-cell table:style-name="ce9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23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0.286818666135964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135964" calcext:value-type="float">
            <text:p>-2.87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2.2053739630062" calcext:value-type="float">
            <text:p>2.205373963</text:p>
          </table:table-cell>
          <table:table-cell/>
          <table:table-cell table:style-name="ce9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2.20537396298518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8518" calcext:value-type="float">
            <text:p>-2.21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.840017597455888" calcext:value-type="float">
            <text:p>0.8400175975</text:p>
          </table:table-cell>
          <table:table-cell/>
          <table:table-cell table:style-name="ce9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8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.840017597465113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65113" calcext:value-type="float">
            <text:p>-8.40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9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/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/>
          <table:table-cell table:style-name="ce6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3" calcext:value-type="float">
            <text:p>847.0499053891</text:p>
          </table:table-cell>
          <table:table-cell/>
          <table:table-cell table:style-name="ce8" office:value-type="float" office:value="847.049905391438" calcext:value-type="float">
            <text:p>847.0499053914</text:p>
          </table:table-cell>
          <table:table-cell/>
          <table:table-cell table:style-name="ce8" office:value-type="float" office:value="0.99999999999722" calcext:value-type="float">
            <text:p>1</text:p>
          </table:table-cell>
          <table:table-cell table:style-name="ce8" office:value-type="float" office:value="-0.00000000235502284340328" calcext:value-type="float">
            <text:p>-2.3550228434032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847.049905325147" calcext:value-type="float">
            <text:p>847.049905325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2514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4042" calcext:value-type="float">
            <text:p>3129.6692111404</text:p>
          </table:table-cell>
          <table:table-cell/>
          <table:table-cell table:style-name="ce8" office:value-type="float" office:value="1.00000000000023" calcext:value-type="float">
            <text:p>1</text:p>
          </table:table-cell>
          <table:table-cell table:style-name="ce8" office:value-type="float" office:value="0.000000000724412529962137" calcext:value-type="float">
            <text:p>7.2441252996213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3129.66921116166" calcext:value-type="float">
            <text:p>3129.669211161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6166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63" calcext:value-type="float">
            <text:p>1244.4196452186</text:p>
          </table:table-cell>
          <table:table-cell/>
          <table:table-cell table:style-name="ce8" office:value-type="float" office:value="0.999999999999795" calcext:value-type="float">
            <text:p>1</text:p>
          </table:table-cell>
          <table:table-cell table:style-name="ce8" office:value-type="float" office:value="-0.000000000255113263847306" calcext:value-type="float">
            <text:p>-2.5511326384730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1244.41964521205" calcext:value-type="float">
            <text:p>1244.419645212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205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23" calcext:value-type="float">
            <text:p>0.2868186661</text:p>
          </table:table-cell>
          <table:table-cell/>
          <table:table-cell table:style-name="ce8" office:value-type="float" office:value="0.286818666135964" calcext:value-type="float">
            <text:p>0.2868186661</text:p>
          </table:table-cell>
          <table:table-cell/>
          <table:table-cell table:style-name="ce8" office:value-type="float" office:value="0.999999999732094" calcext:value-type="float">
            <text:p>0.9999999997</text:p>
          </table:table-cell>
          <table:table-cell table:style-name="ce8" office:value-type="float" office:value="-0.0000000000768405894469026" calcext:value-type="float">
            <text:p>-7.6840589446902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.28681866396547" calcext:value-type="float">
            <text:p>0.28681866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396547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298518" calcext:value-type="float">
            <text:p>2.205373963</text:p>
          </table:table-cell>
          <table:table-cell/>
          <table:table-cell table:style-name="ce8" office:value-type="float" office:value="1.00000000000953" calcext:value-type="float">
            <text:p>1</text:p>
          </table:table-cell>
          <table:table-cell table:style-name="ce8" office:value-type="float" office:value="0.0000000000210191863914133" calcext:value-type="float">
            <text:p>2.1019186391413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2.20537396356068" calcext:value-type="float">
            <text:p>2.20537396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560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8" calcext:value-type="float">
            <text:p>0.8400175975</text:p>
          </table:table-cell>
          <table:table-cell/>
          <table:table-cell table:style-name="ce8" office:value-type="float" office:value="0.840017597465113" calcext:value-type="float">
            <text:p>0.8400175975</text:p>
          </table:table-cell>
          <table:table-cell/>
          <table:table-cell table:style-name="ce8" office:value-type="float" office:value="0.999999999989018" calcext:value-type="float">
            <text:p>1</text:p>
          </table:table-cell>
          <table:table-cell table:style-name="ce8" office:value-type="float" office:value="-0.00000000000922539822312274" calcext:value-type="float">
            <text:p>-9.22539822312274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.840017597207991" calcext:value-type="float">
            <text:p>0.840017597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20799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8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3" calcext:value-type="float">
            <text:p>847.0499053891</text:p>
          </table:table-cell>
          <table:table-cell/>
          <table:table-cell table:style-name="ce8" office:value-type="float" office:value="847.049905325147" calcext:value-type="float">
            <text:p>847.0499053251</text:p>
          </table:table-cell>
          <table:table-cell/>
          <table:table-cell table:style-name="ce8" office:value-type="float" office:value="1.00000000007548" calcext:value-type="float">
            <text:p>1.0000000001</text:p>
          </table:table-cell>
          <table:table-cell table:style-name="ce8" office:value-type="float" office:value="0.0000000639359996057465" calcext:value-type="float">
            <text:p>6.3935999605746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847.049905325147" calcext:value-type="float">
            <text:p>847.0499053251</text:p>
          </table:table-cell>
          <table:table-cell/>
          <table:table-cell table:style-name="ce9" table:formula="of:=[.F21]" office:value-type="float" office:value="847.049905391438" calcext:value-type="float">
            <text:p>847.0499053914</text:p>
          </table:table-cell>
          <table:table-cell/>
          <table:table-cell table:formula="of:=[.M33]/[.O33]" office:value-type="float" office:value="0.999999999921739" calcext:value-type="float">
            <text:p>0.9999999999</text:p>
          </table:table-cell>
          <table:table-cell table:formula="of:=[.M33]-[.O33]" office:value-type="float" office:value="-0.000000066290908762312" calcext:value-type="float">
            <text:p>-6.6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6166" calcext:value-type="float">
            <text:p>3129.6692111617</text:p>
          </table:table-cell>
          <table:table-cell/>
          <table:table-cell table:style-name="ce8" office:value-type="float" office:value="0.999999999993445" calcext:value-type="float">
            <text:p>1</text:p>
          </table:table-cell>
          <table:table-cell table:style-name="ce8" office:value-type="float" office:value="-0.0000000205145624931902" calcext:value-type="float">
            <text:p>-2.0514562493190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3129.66921116166" calcext:value-type="float">
            <text:p>3129.6692111617</text:p>
          </table:table-cell>
          <table:table-cell/>
          <table:table-cell table:style-name="ce9" table:formula="of:=[.F22]" office:value-type="float" office:value="3129.66921114042" calcext:value-type="float">
            <text:p>3129.6692111404</text:p>
          </table:table-cell>
          <table:table-cell/>
          <table:table-cell table:formula="of:=[.M34]/[.O34]" office:value-type="float" office:value="1.00000000000679" calcext:value-type="float">
            <text:p>1</text:p>
          </table:table-cell>
          <table:table-cell table:formula="of:=[.M34]-[.O34]" office:value-type="float" office:value="0.0000000212398845178541" calcext:value-type="float">
            <text:p>2.1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205" calcext:value-type="float">
            <text:p>1244.4196452121</text:p>
          </table:table-cell>
          <table:table-cell/>
          <table:table-cell table:style-name="ce8" office:value-type="float" office:value="1.00000000000508" calcext:value-type="float">
            <text:p>1</text:p>
          </table:table-cell>
          <table:table-cell table:style-name="ce8" office:value-type="float" office:value="0.00000000632553565083072" calcext:value-type="float">
            <text:p>6.3255356508307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1244.41964521205" calcext:value-type="float">
            <text:p>1244.4196452121</text:p>
          </table:table-cell>
          <table:table-cell/>
          <table:table-cell table:style-name="ce9" table:formula="of:=[.F23]" office:value-type="float" office:value="1244.41964521863" calcext:value-type="float">
            <text:p>1244.4196452186</text:p>
          </table:table-cell>
          <table:table-cell/>
          <table:table-cell table:formula="of:=[.M35]/[.O35]" office:value-type="float" office:value="0.999999999994712" calcext:value-type="float">
            <text:p>1</text:p>
          </table:table-cell>
          <table:table-cell table:formula="of:=[.M35]-[.O35]" office:value-type="float" office:value="-0.00000000657996679365169" calcext:value-type="float">
            <text:p>-6.5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23" calcext:value-type="float">
            <text:p>0.2868186661</text:p>
          </table:table-cell>
          <table:table-cell/>
          <table:table-cell table:style-name="ce8" office:value-type="float" office:value="0.28681866396547" calcext:value-type="float">
            <text:p>0.286818664</text:p>
          </table:table-cell>
          <table:table-cell/>
          <table:table-cell table:style-name="ce8" office:value-type="float" office:value="1.00000000729957" calcext:value-type="float">
            <text:p>1.0000000073</text:p>
          </table:table-cell>
          <table:table-cell table:style-name="ce8" office:value-type="float" office:value="0.0000000020936533617899" calcext:value-type="float">
            <text:p>2.0936533617899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0.28681866396547" calcext:value-type="float">
            <text:p>0.286818664</text:p>
          </table:table-cell>
          <table:table-cell/>
          <table:table-cell table:style-name="ce9" table:formula="of:=[.F24]" office:value-type="float" office:value="0.286818666135964" calcext:value-type="float">
            <text:p>0.2868186661</text:p>
          </table:table-cell>
          <table:table-cell/>
          <table:table-cell table:formula="of:=[.M36]/[.O36]" office:value-type="float" office:value="0.999999992432522" calcext:value-type="float">
            <text:p>0.9999999924</text:p>
          </table:table-cell>
          <table:table-cell table:formula="of:=[.M36]-[.O36]" office:value-type="float" office:value="-0.00000000217049400674796" calcext:value-type="float">
            <text:p>-2.1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356068" calcext:value-type="float">
            <text:p>2.2053739636</text:p>
          </table:table-cell>
          <table:table-cell/>
          <table:table-cell table:style-name="ce8" office:value-type="float" office:value="0.999999999748581" calcext:value-type="float">
            <text:p>0.9999999997</text:p>
          </table:table-cell>
          <table:table-cell table:style-name="ce8" office:value-type="float" office:value="-0.000000000554472467939604" calcext:value-type="float">
            <text:p>-5.54472467939604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2.20537396356068" calcext:value-type="float">
            <text:p>2.2053739636</text:p>
          </table:table-cell>
          <table:table-cell/>
          <table:table-cell table:style-name="ce9" table:formula="of:=[.F25]" office:value-type="float" office:value="2.20537396298518" calcext:value-type="float">
            <text:p>2.205373963</text:p>
          </table:table-cell>
          <table:table-cell/>
          <table:table-cell table:formula="of:=[.M37]/[.O37]" office:value-type="float" office:value="1.00000000026095" calcext:value-type="float">
            <text:p>1.0000000003</text:p>
          </table:table-cell>
          <table:table-cell table:formula="of:=[.M37]-[.O37]" office:value-type="float" office:value="0.000000000575500092026005" calcext:value-type="float">
            <text:p>5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8" calcext:value-type="float">
            <text:p>0.8400175975</text:p>
          </table:table-cell>
          <table:table-cell/>
          <table:table-cell table:style-name="ce8" office:value-type="float" office:value="0.840017597207991" calcext:value-type="float">
            <text:p>0.8400175972</text:p>
          </table:table-cell>
          <table:table-cell/>
          <table:table-cell table:style-name="ce8" office:value-type="float" office:value="1.00000000029511" calcext:value-type="float">
            <text:p>1.0000000003</text:p>
          </table:table-cell>
          <table:table-cell table:style-name="ce8" office:value-type="float" office:value="0.000000000247896925209545" calcext:value-type="float">
            <text:p>2.4789692520954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.840017597207991" calcext:value-type="float">
            <text:p>0.8400175972</text:p>
          </table:table-cell>
          <table:table-cell/>
          <table:table-cell table:style-name="ce9" table:formula="of:=[.F26]" office:value-type="float" office:value="0.840017597465113" calcext:value-type="float">
            <text:p>0.8400175975</text:p>
          </table:table-cell>
          <table:table-cell/>
          <table:table-cell table:formula="of:=[.M38]/[.O38]" office:value-type="float" office:value="0.999999999693909" calcext:value-type="float">
            <text:p>0.9999999997</text:p>
          </table:table-cell>
          <table:table-cell table:formula="of:=[.M38]-[.O38]" office:value-type="float" office:value="-0.000000000257121990365761" calcext:value-type="float">
            <text:p>-2.57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3" calcext:value-type="float">
            <text:p>847.0499053891</text:p>
          </table:table-cell>
          <table:table-cell/>
          <table:table-cell table:style-name="ce8" office:value-type="float" office:value="847.049905388867" calcext:value-type="float">
            <text:p>847.0499053889</text:p>
          </table:table-cell>
          <table:table-cell/>
          <table:table-cell table:style-name="ce8" office:value-type="float" office:value="1.00000000000025" calcext:value-type="float">
            <text:p>1</text:p>
          </table:table-cell>
          <table:table-cell table:style-name="ce8" office:value-type="float" office:value="0.000000000215777617995627" calcext:value-type="float">
            <text:p>2.1577761799562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847.049905388867" calcext:value-type="float">
            <text:p>847.04990538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8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4119" calcext:value-type="float">
            <text:p>3129.6692111412</text:p>
          </table:table-cell>
          <table:table-cell/>
          <table:table-cell table:style-name="ce8" office:value-type="float" office:value="0.999999999999986" calcext:value-type="float">
            <text:p>1</text:p>
          </table:table-cell>
          <table:table-cell table:style-name="ce8" office:value-type="float" office:value="-0.000000000044110493035987" calcext:value-type="float">
            <text:p>-4.4110493035987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3129.66921114119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39" calcext:value-type="float">
            <text:p>1244.4196452184</text:p>
          </table:table-cell>
          <table:table-cell/>
          <table:table-cell table:style-name="ce8" office:value-type="float" office:value="0.999999999999988" calcext:value-type="float">
            <text:p>1</text:p>
          </table:table-cell>
          <table:table-cell table:style-name="ce8" office:value-type="float" office:value="-0.0000000000143245415529236" calcext:value-type="float">
            <text:p>-1.4324541552923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1244.41964521839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23" calcext:value-type="float">
            <text:p>0.2868186661</text:p>
          </table:table-cell>
          <table:table-cell/>
          <table:table-cell table:style-name="ce8" office:value-type="float" office:value="0.286818666052183" calcext:value-type="float">
            <text:p>0.2868186661</text:p>
          </table:table-cell>
          <table:table-cell/>
          <table:table-cell table:style-name="ce8" office:value-type="float" office:value="1.0000000000242" calcext:value-type="float">
            <text:p>1</text:p>
          </table:table-cell>
          <table:table-cell table:style-name="ce8" office:value-type="float" office:value="0.00000000000694083679420032" calcext:value-type="float">
            <text:p>6.9408367942003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0.286818666052183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218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" calcext:value-type="float">
            <text:p>2.205373963</text:p>
          </table:table-cell>
          <table:table-cell/>
          <table:table-cell table:style-name="ce8" office:value-type="float" office:value="2.20537396300768" calcext:value-type="float">
            <text:p>2.205373963</text:p>
          </table:table-cell>
          <table:table-cell/>
          <table:table-cell table:style-name="ce8" office:value-type="float" office:value="0.999999999999331" calcext:value-type="float">
            <text:p>1</text:p>
          </table:table-cell>
          <table:table-cell table:style-name="ce8" office:value-type="float" office:value="-0.00000000000147526435512191" calcext:value-type="float">
            <text:p>-1.4752643551219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2.2053739630076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7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8" calcext:value-type="float">
            <text:p>0.8400175975</text:p>
          </table:table-cell>
          <table:table-cell/>
          <table:table-cell table:style-name="ce8" office:value-type="float" office:value="0.84001759745633" calcext:value-type="float">
            <text:p>0.8400175975</text:p>
          </table:table-cell>
          <table:table-cell/>
          <table:table-cell table:style-name="ce8" office:value-type="float" office:value="0.999999999999473" calcext:value-type="float">
            <text:p>1</text:p>
          </table:table-cell>
          <table:table-cell table:style-name="ce8" office:value-type="float" office:value="-0.000000000000442756942220512" calcext:value-type="float">
            <text:p>-4.42756942220512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.84001759745633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63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8867" calcext:value-type="float">
            <text:p>847.0499053889</text:p>
          </table:table-cell>
          <table:table-cell/>
          <table:table-cell table:style-name="ce9" table:formula="of:=[.F33]" office:value-type="float" office:value="847.049905325147" calcext:value-type="float">
            <text:p>847.0499053251</text:p>
          </table:table-cell>
          <table:table-cell/>
          <table:table-cell table:formula="of:=[.M57]/[.O57]" office:value-type="float" office:value="1.00000000007523" calcext:value-type="float">
            <text:p>1.0000000001</text:p>
          </table:table-cell>
          <table:table-cell table:formula="of:=[.M57]-[.O57]" office:value-type="float" office:value="0.0000000637199946140754" calcext:value-type="float">
            <text:p>6.3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119" calcext:value-type="float">
            <text:p>3129.6692111412</text:p>
          </table:table-cell>
          <table:table-cell/>
          <table:table-cell table:style-name="ce9" table:formula="of:=[.F34]" office:value-type="float" office:value="3129.66921116166" calcext:value-type="float">
            <text:p>3129.6692111617</text:p>
          </table:table-cell>
          <table:table-cell/>
          <table:table-cell table:formula="of:=[.M58]/[.O58]" office:value-type="float" office:value="0.999999999993459" calcext:value-type="float">
            <text:p>1</text:p>
          </table:table-cell>
          <table:table-cell table:formula="of:=[.M58]-[.O58]" office:value-type="float" office:value="-0.0000000204699972528033" calcext:value-type="float">
            <text:p>-2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39" calcext:value-type="float">
            <text:p>1244.4196452184</text:p>
          </table:table-cell>
          <table:table-cell/>
          <table:table-cell table:style-name="ce9" table:formula="of:=[.F35]" office:value-type="float" office:value="1244.41964521205" calcext:value-type="float">
            <text:p>1244.4196452121</text:p>
          </table:table-cell>
          <table:table-cell/>
          <table:table-cell table:formula="of:=[.M59]/[.O59]" office:value-type="float" office:value="1.00000000000509" calcext:value-type="float">
            <text:p>1</text:p>
          </table:table-cell>
          <table:table-cell table:formula="of:=[.M59]-[.O59]" office:value-type="float" office:value="0.00000000634008756605908" calcext:value-type="float">
            <text:p>6.3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52183" calcext:value-type="float">
            <text:p>0.2868186661</text:p>
          </table:table-cell>
          <table:table-cell/>
          <table:table-cell table:style-name="ce9" table:formula="of:=[.F36]" office:value-type="float" office:value="0.28681866396547" calcext:value-type="float">
            <text:p>0.286818664</text:p>
          </table:table-cell>
          <table:table-cell/>
          <table:table-cell table:formula="of:=[.M60]/[.O60]" office:value-type="float" office:value="1.00000000727537" calcext:value-type="float">
            <text:p>1.0000000073</text:p>
          </table:table-cell>
          <table:table-cell table:formula="of:=[.M60]-[.O60]" office:value-type="float" office:value="0.00000000208671302459607" calcext:value-type="float">
            <text:p>2.0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300768" calcext:value-type="float">
            <text:p>2.205373963</text:p>
          </table:table-cell>
          <table:table-cell/>
          <table:table-cell table:style-name="ce9" table:formula="of:=[.F37]" office:value-type="float" office:value="2.20537396356068" calcext:value-type="float">
            <text:p>2.2053739636</text:p>
          </table:table-cell>
          <table:table-cell/>
          <table:table-cell table:formula="of:=[.M61]/[.O61]" office:value-type="float" office:value="0.999999999749249" calcext:value-type="float">
            <text:p>0.9999999997</text:p>
          </table:table-cell>
          <table:table-cell table:formula="of:=[.M61]-[.O61]" office:value-type="float" office:value="-0.000000000552999868119741" calcext:value-type="float">
            <text:p>-5.53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633" calcext:value-type="float">
            <text:p>0.8400175975</text:p>
          </table:table-cell>
          <table:table-cell/>
          <table:table-cell table:style-name="ce9" table:formula="of:=[.F38]" office:value-type="float" office:value="0.840017597207991" calcext:value-type="float">
            <text:p>0.8400175972</text:p>
          </table:table-cell>
          <table:table-cell/>
          <table:table-cell table:formula="of:=[.M62]/[.O62]" office:value-type="float" office:value="1.00000000029564" calcext:value-type="float">
            <text:p>1.0000000003</text:p>
          </table:table-cell>
          <table:table-cell table:formula="of:=[.M62]-[.O62]" office:value-type="float" office:value="0.000000000248338904995649" calcext:value-type="float">
            <text:p>2.4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8867" calcext:value-type="float">
            <text:p>847.0499053889</text:p>
          </table:table-cell>
          <table:table-cell/>
          <table:table-cell table:style-name="ce9" table:formula="of:=[.F21]" office:value-type="float" office:value="847.049905391438" calcext:value-type="float">
            <text:p>847.0499053914</text:p>
          </table:table-cell>
          <table:table-cell/>
          <table:table-cell table:formula="of:=[.M69]/[.O69]" office:value-type="float" office:value="0.999999999996965" calcext:value-type="float">
            <text:p>1</text:p>
          </table:table-cell>
          <table:table-cell table:formula="of:=[.M69]-[.O69]" office:value-type="float" office:value="-0.00000000257091414823662" calcext:value-type="float">
            <text:p>-2.5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119" calcext:value-type="float">
            <text:p>3129.6692111412</text:p>
          </table:table-cell>
          <table:table-cell/>
          <table:table-cell table:style-name="ce9" table:formula="of:=[.F22]" office:value-type="float" office:value="3129.66921114042" calcext:value-type="float">
            <text:p>3129.6692111404</text:p>
          </table:table-cell>
          <table:table-cell/>
          <table:table-cell table:formula="of:=[.M70]/[.O70]" office:value-type="float" office:value="1.00000000000025" calcext:value-type="float">
            <text:p>1</text:p>
          </table:table-cell>
          <table:table-cell table:formula="of:=[.M70]-[.O70]" office:value-type="float" office:value="0.000000000769887265050784" calcext:value-type="float">
            <text:p>7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39" calcext:value-type="float">
            <text:p>1244.4196452184</text:p>
          </table:table-cell>
          <table:table-cell/>
          <table:table-cell table:style-name="ce9" table:formula="of:=[.F23]" office:value-type="float" office:value="1244.41964521863" calcext:value-type="float">
            <text:p>1244.4196452186</text:p>
          </table:table-cell>
          <table:table-cell/>
          <table:table-cell table:formula="of:=[.M71]/[.O71]" office:value-type="float" office:value="0.999999999999807" calcext:value-type="float">
            <text:p>1</text:p>
          </table:table-cell>
          <table:table-cell table:formula="of:=[.M71]-[.O71]" office:value-type="float" office:value="-0.00000000023987922759261" calcext:value-type="float">
            <text:p>-2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52183" calcext:value-type="float">
            <text:p>0.2868186661</text:p>
          </table:table-cell>
          <table:table-cell/>
          <table:table-cell table:style-name="ce9" table:formula="of:=[.F24]" office:value-type="float" office:value="0.286818666135964" calcext:value-type="float">
            <text:p>0.2868186661</text:p>
          </table:table-cell>
          <table:table-cell/>
          <table:table-cell table:formula="of:=[.M72]/[.O72]" office:value-type="float" office:value="0.999999999707896" calcext:value-type="float">
            <text:p>0.9999999997</text:p>
          </table:table-cell>
          <table:table-cell table:formula="of:=[.M72]-[.O72]" office:value-type="float" office:value="-0.0000000000837809821518931" calcext:value-type="float">
            <text:p>-8.3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300768" calcext:value-type="float">
            <text:p>2.205373963</text:p>
          </table:table-cell>
          <table:table-cell/>
          <table:table-cell table:style-name="ce9" table:formula="of:=[.F25]" office:value-type="float" office:value="2.20537396298518" calcext:value-type="float">
            <text:p>2.205373963</text:p>
          </table:table-cell>
          <table:table-cell/>
          <table:table-cell table:formula="of:=[.M73]/[.O73]" office:value-type="float" office:value="1.0000000000102" calcext:value-type="float">
            <text:p>1</text:p>
          </table:table-cell>
          <table:table-cell table:formula="of:=[.M73]-[.O73]" office:value-type="float" office:value="0.0000000000225002239062633" calcext:value-type="float">
            <text:p>2.2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633" calcext:value-type="float">
            <text:p>0.8400175975</text:p>
          </table:table-cell>
          <table:table-cell/>
          <table:table-cell table:style-name="ce9" table:formula="of:=[.F26]" office:value-type="float" office:value="0.840017597465113" calcext:value-type="float">
            <text:p>0.8400175975</text:p>
          </table:table-cell>
          <table:table-cell/>
          <table:table-cell table:formula="of:=[.M74]/[.O74]" office:value-type="float" office:value="0.999999999989544" calcext:value-type="float">
            <text:p>1</text:p>
          </table:table-cell>
          <table:table-cell table:formula="of:=[.M74]-[.O74]" office:value-type="float" office:value="-0.00000000000878308537011208" calcext:value-type="float">
            <text:p>-8.7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"/>
          <table:table-cell table:style-name="ce6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7" office:value-type="float" office:value="0.0000000000001" calcext:value-type="float">
            <text:p>1.00E-013</text:p>
          </table:table-cell>
          <table:table-cell table:style-name="ce7" table:formula="of:=[.B2]" office:value-type="float" office:value="0.0000000000001" calcext:value-type="float">
            <text:p>1.00E-013</text:p>
          </table:table-cell>
          <table:table-cell table:style-name="ce7" table:formula="of:=[.C2]" office:value-type="float" office:value="0.0000000000001" calcext:value-type="float">
            <text:p>1.00E-013</text:p>
          </table:table-cell>
          <table:table-cell table:style-name="ce7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77 sec tol. 1e-12'.D4]" office:value-type="string" office:string-value="-0.6 km MOLA" calcext:value-type="string">
            <text:p>-0.6 km MOLA</text:p>
          </table:table-cell>
          <table:table-cell table:style-name="ce6" table:formula="of:=['After 77 sec tol. 1e-12'.E4]" office:value-type="string" office:string-value="TSI Order = " calcext:value-type="string">
            <text:p>TSI Order = </text:p>
          </table:table-cell>
          <table:table-cell table:style-name="ce6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/>
          <table:table-cell table:style-name="ce6" table:formula="of:=['After 77 sec tol. 1e-12'.C5]" office:value-type="string" office:string-value="Latitude = " calcext:value-type="string">
            <text:p>Latitude = </text:p>
          </table:table-cell>
          <table:table-cell table:style-name="ce6" table:formula="of:=['After 77 sec tol. 1e-12'.D5]" office:value-type="float" office:value="21" calcext:value-type="float">
            <text:p>21</text:p>
          </table:table-cell>
          <table:table-cell table:style-name="ce6" table:formula="of:=['After 77 sec tol. 1e-12'.E5]" office:value-type="string" office:string-value="Longitude = " calcext:value-type="string">
            <text:p>Longitude = </text:p>
          </table:table-cell>
          <table:table-cell table:style-name="ce6" table:formula="of:=['After 77 sec tol. 1e-12'.F5]" office:value-type="float" office:value="74.5" calcext:value-type="float">
            <text:p>74.5</text:p>
          </table:table-cell>
          <table:table-cell table:style-name="ce6" table:formula="of:=['After 77 sec tol. 1e-12'.G5]" office:value-type="string" office:string-value="FPA = " calcext:value-type="string">
            <text:p>FPA = </text:p>
          </table:table-cell>
          <table:table-cell table:style-name="ce6" table:formula="of:=['After 77 sec tol. 1e-12'.H5]" office:value-type="float" office:value="89" calcext:value-type="float">
            <text:p>89</text:p>
          </table:table-cell>
          <table:table-cell table:style-name="ce6" table:formula="of:=['After 77 sec tol. 1e-12'.I5]" office:value-type="string" office:string-value="Azimuth = " calcext:value-type="string">
            <text:p>Azimuth = </text:p>
          </table:table-cell>
          <table:table-cell table:style-name="ce6" table:formula="of:=['After 77 sec tol. 1e-12'.J5]" office:value-type="float" office:value="90" calcext:value-type="float">
            <text:p>90</text:p>
          </table:table-cell>
          <table:table-cell table:style-name="ce6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6"/>
          <table:table-cell table:style-name="ce6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77 sec tol. 1e-12'.D6]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847.049905389085" calcext:value-type="float">
            <text:p>847.0499053891</text:p>
          </table:table-cell>
          <table:table-cell/>
          <table:table-cell table:style-name="ce9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5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847.049905390082" calcext:value-type="float">
            <text:p>847.0499053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0082" calcext:value-type="float">
            <text:p>-8.47E+002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3129.66921114114" calcext:value-type="float">
            <text:p>3129.6692111411</text:p>
          </table:table-cell>
          <table:table-cell/>
          <table:table-cell table:style-name="ce9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4" calcext:value-type="float">
            <text:p>3129.66921114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3129.66921114086" calcext:value-type="float">
            <text:p>3129.669211140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86" calcext:value-type="float">
            <text:p>-3.13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1244.41964521837" calcext:value-type="float">
            <text:p>1244.4196452184</text:p>
          </table:table-cell>
          <table:table-cell/>
          <table:table-cell table:style-name="ce9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1244.41964521848" calcext:value-type="float">
            <text:p>1244.419645218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48" calcext:value-type="float">
            <text:p>-1.2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0.286818666059116" calcext:value-type="float">
            <text:p>0.2868186661</text:p>
          </table:table-cell>
          <table:table-cell/>
          <table:table-cell table:style-name="ce9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0.286818666091588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91588" calcext:value-type="float">
            <text:p>-2.87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2.20537396300621" calcext:value-type="float">
            <text:p>2.205373963</text:p>
          </table:table-cell>
          <table:table-cell/>
          <table:table-cell table:style-name="ce9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1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2.20537396299724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9724" calcext:value-type="float">
            <text:p>-2.21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.840017597455888" calcext:value-type="float">
            <text:p>0.8400175975</text:p>
          </table:table-cell>
          <table:table-cell/>
          <table:table-cell table:style-name="ce9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8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.840017597459452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9452" calcext:value-type="float">
            <text:p>-8.40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9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27" calcext:value-type="float">
            <text:p>27</text:p>
          </table:table-cell>
          <table:table-cell/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/>
          <table:table-cell table:style-name="ce6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5" calcext:value-type="float">
            <text:p>847.0499053891</text:p>
          </table:table-cell>
          <table:table-cell/>
          <table:table-cell table:style-name="ce8" office:value-type="float" office:value="847.049905390082" calcext:value-type="float">
            <text:p>847.0499053901</text:p>
          </table:table-cell>
          <table:table-cell/>
          <table:table-cell table:style-name="ce8" office:value-type="float" office:value="0.999999999998823" calcext:value-type="float">
            <text:p>1</text:p>
          </table:table-cell>
          <table:table-cell table:style-name="ce8" office:value-type="float" office:value="-0.000000000996919879980851" calcext:value-type="float">
            <text:p>-0.0000000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847.049905377362" calcext:value-type="float">
            <text:p>847.049905377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7736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4" calcext:value-type="float">
            <text:p>3129.6692111411</text:p>
          </table:table-cell>
          <table:table-cell/>
          <table:table-cell table:style-name="ce8" office:value-type="float" office:value="3129.66921114086" calcext:value-type="float">
            <text:p>3129.6692111409</text:p>
          </table:table-cell>
          <table:table-cell/>
          <table:table-cell table:style-name="ce8" office:value-type="float" office:value="1.00000000000009" calcext:value-type="float">
            <text:p>1</text:p>
          </table:table-cell>
          <table:table-cell table:style-name="ce8" office:value-type="float" office:value="0.000000000286036083707586" calcext:value-type="float">
            <text:p>2.8603608370758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3129.66921114483" calcext:value-type="float">
            <text:p>3129.669211144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483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48" calcext:value-type="float">
            <text:p>1244.4196452185</text:p>
          </table:table-cell>
          <table:table-cell/>
          <table:table-cell table:style-name="ce8" office:value-type="float" office:value="0.999999999999915" calcext:value-type="float">
            <text:p>1</text:p>
          </table:table-cell>
          <table:table-cell table:style-name="ce8" office:value-type="float" office:value="-0.00000000010550138540566" calcext:value-type="float">
            <text:p>-1.055013854056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1244.4196452172" calcext:value-type="float">
            <text:p>1244.419645217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7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6" calcext:value-type="float">
            <text:p>0.2868186661</text:p>
          </table:table-cell>
          <table:table-cell/>
          <table:table-cell table:style-name="ce8" office:value-type="float" office:value="0.286818666091588" calcext:value-type="float">
            <text:p>0.2868186661</text:p>
          </table:table-cell>
          <table:table-cell/>
          <table:table-cell table:style-name="ce8" office:value-type="float" office:value="0.999999999886786" calcext:value-type="float">
            <text:p>0.9999999999</text:p>
          </table:table-cell>
          <table:table-cell table:style-name="ce8" office:value-type="float" office:value="-0.0000000000324718585353878" calcext:value-type="float">
            <text:p>-3.2471858535387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.286818665676149" calcext:value-type="float">
            <text:p>0.286818665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67614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1" calcext:value-type="float">
            <text:p>2.205373963</text:p>
          </table:table-cell>
          <table:table-cell/>
          <table:table-cell table:style-name="ce8" office:value-type="float" office:value="2.20537396299724" calcext:value-type="float">
            <text:p>2.205373963</text:p>
          </table:table-cell>
          <table:table-cell/>
          <table:table-cell table:style-name="ce8" office:value-type="float" office:value="1.00000000000406" calcext:value-type="float">
            <text:p>1</text:p>
          </table:table-cell>
          <table:table-cell table:style-name="ce8" office:value-type="float" office:value="0.00000000000896394070082351" calcext:value-type="float">
            <text:p>8.9639407008235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2.20537396310868" calcext:value-type="float">
            <text:p>2.205373963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108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8" calcext:value-type="float">
            <text:p>0.8400175975</text:p>
          </table:table-cell>
          <table:table-cell/>
          <table:table-cell table:style-name="ce8" office:value-type="float" office:value="0.840017597459452" calcext:value-type="float">
            <text:p>0.8400175975</text:p>
          </table:table-cell>
          <table:table-cell/>
          <table:table-cell table:style-name="ce8" office:value-type="float" office:value="0.999999999995758" calcext:value-type="float">
            <text:p>1</text:p>
          </table:table-cell>
          <table:table-cell table:style-name="ce8" office:value-type="float" office:value="-0.00000000000356359386444183" calcext:value-type="float">
            <text:p>-3.5635938644418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.84001759741113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111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0.999999999999998" calcext:value-type="float">
            <text:p>1</text:p>
          </table:table-cell>
          <table:table-cell table:style-name="ce8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5" calcext:value-type="float">
            <text:p>847.0499053891</text:p>
          </table:table-cell>
          <table:table-cell/>
          <table:table-cell table:style-name="ce8" office:value-type="float" office:value="847.049905377362" calcext:value-type="float">
            <text:p>847.0499053774</text:p>
          </table:table-cell>
          <table:table-cell/>
          <table:table-cell table:style-name="ce8" office:value-type="float" office:value="1.00000000001384" calcext:value-type="float">
            <text:p>1</text:p>
          </table:table-cell>
          <table:table-cell table:style-name="ce8" office:value-type="float" office:value="0.0000000117231593321776" calcext:value-type="float">
            <text:p>1.17231593321776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847.049905377362" calcext:value-type="float">
            <text:p>847.0499053774</text:p>
          </table:table-cell>
          <table:table-cell/>
          <table:table-cell table:style-name="ce9" table:formula="of:=[.F21]" office:value-type="float" office:value="847.049905390082" calcext:value-type="float">
            <text:p>847.0499053901</text:p>
          </table:table-cell>
          <table:table-cell/>
          <table:table-cell table:formula="of:=[.M33]/[.O33]" office:value-type="float" office:value="0.999999999984983" calcext:value-type="float">
            <text:p>1</text:p>
          </table:table-cell>
          <table:table-cell table:formula="of:=[.M33]-[.O33]" office:value-type="float" office:value="-0.0000000127199655253207" calcext:value-type="float">
            <text:p>-1.2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4" calcext:value-type="float">
            <text:p>3129.6692111411</text:p>
          </table:table-cell>
          <table:table-cell/>
          <table:table-cell table:style-name="ce8" office:value-type="float" office:value="3129.66921114483" calcext:value-type="float">
            <text:p>3129.6692111448</text:p>
          </table:table-cell>
          <table:table-cell/>
          <table:table-cell table:style-name="ce8" office:value-type="float" office:value="0.999999999998821" calcext:value-type="float">
            <text:p>1</text:p>
          </table:table-cell>
          <table:table-cell table:style-name="ce8" office:value-type="float" office:value="-0.00000000369072949979454" calcext:value-type="float">
            <text:p>-3.6907294997945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3129.66921114483" calcext:value-type="float">
            <text:p>3129.6692111448</text:p>
          </table:table-cell>
          <table:table-cell/>
          <table:table-cell table:style-name="ce9" table:formula="of:=[.F22]" office:value-type="float" office:value="3129.66921114086" calcext:value-type="float">
            <text:p>3129.6692111409</text:p>
          </table:table-cell>
          <table:table-cell/>
          <table:table-cell table:formula="of:=[.M34]/[.O34]" office:value-type="float" office:value="1.00000000000127" calcext:value-type="float">
            <text:p>1</text:p>
          </table:table-cell>
          <table:table-cell table:formula="of:=[.M34]-[.O34]" office:value-type="float" office:value="0.00000000396994437323883" calcext:value-type="float">
            <text:p>3.9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72" calcext:value-type="float">
            <text:p>1244.4196452172</text:p>
          </table:table-cell>
          <table:table-cell/>
          <table:table-cell table:style-name="ce8" office:value-type="float" office:value="1.00000000000094" calcext:value-type="float">
            <text:p>1</text:p>
          </table:table-cell>
          <table:table-cell table:style-name="ce8" office:value-type="float" office:value="0.00000000117461240733974" calcext:value-type="float">
            <text:p>1.1746124073397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1244.4196452172" calcext:value-type="float">
            <text:p>1244.4196452172</text:p>
          </table:table-cell>
          <table:table-cell/>
          <table:table-cell table:style-name="ce9" table:formula="of:=[.F23]" office:value-type="float" office:value="1244.41964521848" calcext:value-type="float">
            <text:p>1244.4196452185</text:p>
          </table:table-cell>
          <table:table-cell/>
          <table:table-cell table:formula="of:=[.M35]/[.O35]" office:value-type="float" office:value="0.999999999998972" calcext:value-type="float">
            <text:p>1</text:p>
          </table:table-cell>
          <table:table-cell table:formula="of:=[.M35]-[.O35]" office:value-type="float" office:value="-0.00000000127988641906995" calcext:value-type="float">
            <text:p>-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6" calcext:value-type="float">
            <text:p>0.2868186661</text:p>
          </table:table-cell>
          <table:table-cell/>
          <table:table-cell table:style-name="ce8" office:value-type="float" office:value="0.286818665676149" calcext:value-type="float">
            <text:p>0.2868186657</text:p>
          </table:table-cell>
          <table:table-cell/>
          <table:table-cell table:style-name="ce8" office:value-type="float" office:value="1.00000000133522" calcext:value-type="float">
            <text:p>1.0000000013</text:p>
          </table:table-cell>
          <table:table-cell table:style-name="ce8" office:value-type="float" office:value="0.000000000382966713896593" calcext:value-type="float">
            <text:p>3.82966713896593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0.286818665676149" calcext:value-type="float">
            <text:p>0.2868186657</text:p>
          </table:table-cell>
          <table:table-cell/>
          <table:table-cell table:style-name="ce9" table:formula="of:=[.F24]" office:value-type="float" office:value="0.286818666091588" calcext:value-type="float">
            <text:p>0.2868186661</text:p>
          </table:table-cell>
          <table:table-cell/>
          <table:table-cell table:formula="of:=[.M36]/[.O36]" office:value-type="float" office:value="0.999999998551562" calcext:value-type="float">
            <text:p>0.9999999986</text:p>
          </table:table-cell>
          <table:table-cell table:formula="of:=[.M36]-[.O36]" office:value-type="float" office:value="-0.000000000415439016521191" calcext:value-type="float">
            <text:p>-4.1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1" calcext:value-type="float">
            <text:p>2.205373963</text:p>
          </table:table-cell>
          <table:table-cell/>
          <table:table-cell table:style-name="ce8" office:value-type="float" office:value="2.20537396310868" calcext:value-type="float">
            <text:p>2.2053739631</text:p>
          </table:table-cell>
          <table:table-cell/>
          <table:table-cell table:style-name="ce8" office:value-type="float" office:value="0.999999999953534" calcext:value-type="float">
            <text:p>1</text:p>
          </table:table-cell>
          <table:table-cell table:style-name="ce8" office:value-type="float" office:value="-0.000000000102474917440531" calcext:value-type="float">
            <text:p>-1.0247491744053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2.20537396310868" calcext:value-type="float">
            <text:p>2.2053739631</text:p>
          </table:table-cell>
          <table:table-cell/>
          <table:table-cell table:style-name="ce9" table:formula="of:=[.F25]" office:value-type="float" office:value="2.20537396299724" calcext:value-type="float">
            <text:p>2.205373963</text:p>
          </table:table-cell>
          <table:table-cell/>
          <table:table-cell table:formula="of:=[.M37]/[.O37]" office:value-type="float" office:value="1.00000000005053" calcext:value-type="float">
            <text:p>1.0000000001</text:p>
          </table:table-cell>
          <table:table-cell table:formula="of:=[.M37]-[.O37]" office:value-type="float" office:value="0.000000000111440190408985" calcext:value-type="float">
            <text:p>1.1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8" calcext:value-type="float">
            <text:p>0.8400175975</text:p>
          </table:table-cell>
          <table:table-cell/>
          <table:table-cell table:style-name="ce8" office:value-type="float" office:value="0.84001759741113" calcext:value-type="float">
            <text:p>0.8400175974</text:p>
          </table:table-cell>
          <table:table-cell/>
          <table:table-cell table:style-name="ce8" office:value-type="float" office:value="1.00000000005328" calcext:value-type="float">
            <text:p>1.0000000001</text:p>
          </table:table-cell>
          <table:table-cell table:style-name="ce8" office:value-type="float" office:value="0.0000000000447584191931583" calcext:value-type="float">
            <text:p>4.4758419193158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.84001759741113" calcext:value-type="float">
            <text:p>0.8400175974</text:p>
          </table:table-cell>
          <table:table-cell/>
          <table:table-cell table:style-name="ce9" table:formula="of:=[.F26]" office:value-type="float" office:value="0.840017597459452" calcext:value-type="float">
            <text:p>0.8400175975</text:p>
          </table:table-cell>
          <table:table-cell/>
          <table:table-cell table:formula="of:=[.M38]/[.O38]" office:value-type="float" office:value="0.999999999942475" calcext:value-type="float">
            <text:p>0.9999999999</text:p>
          </table:table-cell>
          <table:table-cell table:formula="of:=[.M38]-[.O38]" office:value-type="float" office:value="-0.0000000000483220130576001" calcext:value-type="float">
            <text:p>-4.8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8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255795384873636" calcext:value-type="float">
            <text:p>2.5579538487363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8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85" calcext:value-type="float">
            <text:p>847.0499053891</text:p>
          </table:table-cell>
          <table:table-cell/>
          <table:table-cell table:style-name="ce8" office:value-type="float" office:value="847.04990538898" calcext:value-type="float">
            <text:p>847.049905389</text:p>
          </table:table-cell>
          <table:table-cell/>
          <table:table-cell table:style-name="ce8" office:value-type="float" office:value="1.00000000000012" calcext:value-type="float">
            <text:p>1</text:p>
          </table:table-cell>
          <table:table-cell table:style-name="ce8" office:value-type="float" office:value="0.000000000104932951217052" calcext:value-type="float">
            <text:p>1.04932951217052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847.04990538898" calcext:value-type="float">
            <text:p>847.0499053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98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4" calcext:value-type="float">
            <text:p>3129.6692111411</text:p>
          </table:table-cell>
          <table:table-cell/>
          <table:table-cell table:style-name="ce8" office:value-type="float" office:value="3129.66921114118" calcext:value-type="float">
            <text:p>3129.6692111412</text:p>
          </table:table-cell>
          <table:table-cell/>
          <table:table-cell table:style-name="ce8" office:value-type="float" office:value="0.999999999999989" calcext:value-type="float">
            <text:p>1</text:p>
          </table:table-cell>
          <table:table-cell table:style-name="ce8" office:value-type="float" office:value="-0.0000000000359250407200307" calcext:value-type="float">
            <text:p>-3.59250407200307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3129.66921114118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.00000000000001" calcext:value-type="float">
            <text:p>1</text:p>
          </table:table-cell>
          <table:table-cell table:style-name="ce8" office:value-type="float" office:value="0.00000000000773070496506989" calcext:value-type="float">
            <text:p>7.7307049650698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1244.41964521837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16" calcext:value-type="float">
            <text:p>0.2868186661</text:p>
          </table:table-cell>
          <table:table-cell/>
          <table:table-cell table:style-name="ce8" office:value-type="float" office:value="0.286818666055835" calcext:value-type="float">
            <text:p>0.2868186661</text:p>
          </table:table-cell>
          <table:table-cell/>
          <table:table-cell table:style-name="ce8" office:value-type="float" office:value="1.00000000001144" calcext:value-type="float">
            <text:p>1</text:p>
          </table:table-cell>
          <table:table-cell table:style-name="ce8" office:value-type="float" office:value="0.00000000000328115312697719" calcext:value-type="float">
            <text:p>3.2811531269771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0.286818666055835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5835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1" calcext:value-type="float">
            <text:p>2.205373963</text:p>
          </table:table-cell>
          <table:table-cell/>
          <table:table-cell table:style-name="ce8" office:value-type="float" office:value="2.20537396300707" calcext:value-type="float">
            <text:p>2.205373963</text:p>
          </table:table-cell>
          <table:table-cell/>
          <table:table-cell table:style-name="ce8" office:value-type="float" office:value="0.999999999999607" calcext:value-type="float">
            <text:p>1</text:p>
          </table:table-cell>
          <table:table-cell table:style-name="ce8" office:value-type="float" office:value="-0.000000000000867306226837172" calcext:value-type="float">
            <text:p>-8.67306226837172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2.20537396300707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70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8" calcext:value-type="float">
            <text:p>0.8400175975</text:p>
          </table:table-cell>
          <table:table-cell/>
          <table:table-cell table:style-name="ce8" office:value-type="float" office:value="0.840017597455669" calcext:value-type="float">
            <text:p>0.8400175975</text:p>
          </table:table-cell>
          <table:table-cell/>
          <table:table-cell table:style-name="ce8" office:value-type="float" office:value="1.00000000000026" calcext:value-type="float">
            <text:p>1</text:p>
          </table:table-cell>
          <table:table-cell table:style-name="ce8" office:value-type="float" office:value="0.000000000000219380069665931" calcext:value-type="float">
            <text:p>2.1938006966593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.840017597455669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66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898" calcext:value-type="float">
            <text:p>847.049905389</text:p>
          </table:table-cell>
          <table:table-cell/>
          <table:table-cell table:style-name="ce9" table:formula="of:=[.F33]" office:value-type="float" office:value="847.049905377362" calcext:value-type="float">
            <text:p>847.0499053774</text:p>
          </table:table-cell>
          <table:table-cell/>
          <table:table-cell table:formula="of:=[.M57]/[.O57]" office:value-type="float" office:value="1.00000000001372" calcext:value-type="float">
            <text:p>1</text:p>
          </table:table-cell>
          <table:table-cell table:formula="of:=[.M57]-[.O57]" office:value-type="float" office:value="0.0000000116179990072851" calcext:value-type="float">
            <text:p>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118" calcext:value-type="float">
            <text:p>3129.6692111412</text:p>
          </table:table-cell>
          <table:table-cell/>
          <table:table-cell table:style-name="ce9" table:formula="of:=[.F34]" office:value-type="float" office:value="3129.66921114483" calcext:value-type="float">
            <text:p>3129.6692111448</text:p>
          </table:table-cell>
          <table:table-cell/>
          <table:table-cell table:formula="of:=[.M58]/[.O58]" office:value-type="float" office:value="0.999999999998834" calcext:value-type="float">
            <text:p>1</text:p>
          </table:table-cell>
          <table:table-cell table:formula="of:=[.M58]-[.O58]" office:value-type="float" office:value="-0.00000000365025698556565" calcext:value-type="float">
            <text:p>-3.6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37" calcext:value-type="float">
            <text:p>1244.4196452184</text:p>
          </table:table-cell>
          <table:table-cell/>
          <table:table-cell table:style-name="ce9" table:formula="of:=[.F35]" office:value-type="float" office:value="1244.4196452172" calcext:value-type="float">
            <text:p>1244.4196452172</text:p>
          </table:table-cell>
          <table:table-cell/>
          <table:table-cell table:formula="of:=[.M59]/[.O59]" office:value-type="float" office:value="1.00000000000094" calcext:value-type="float">
            <text:p>1</text:p>
          </table:table-cell>
          <table:table-cell table:formula="of:=[.M59]-[.O59]" office:value-type="float" office:value="0.00000000117006493383087" calcext:value-type="float">
            <text:p>1.1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55835" calcext:value-type="float">
            <text:p>0.2868186661</text:p>
          </table:table-cell>
          <table:table-cell/>
          <table:table-cell table:style-name="ce9" table:formula="of:=[.F36]" office:value-type="float" office:value="0.286818665676149" calcext:value-type="float">
            <text:p>0.2868186657</text:p>
          </table:table-cell>
          <table:table-cell/>
          <table:table-cell table:formula="of:=[.M60]/[.O60]" office:value-type="float" office:value="1.00000000132378" calcext:value-type="float">
            <text:p>1.0000000013</text:p>
          </table:table-cell>
          <table:table-cell table:formula="of:=[.M60]-[.O60]" office:value-type="float" office:value="0.000000000379686004858826" calcext:value-type="float">
            <text:p>3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300707" calcext:value-type="float">
            <text:p>2.205373963</text:p>
          </table:table-cell>
          <table:table-cell/>
          <table:table-cell table:style-name="ce9" table:formula="of:=[.F37]" office:value-type="float" office:value="2.20537396310868" calcext:value-type="float">
            <text:p>2.2053739631</text:p>
          </table:table-cell>
          <table:table-cell/>
          <table:table-cell table:formula="of:=[.M61]/[.O61]" office:value-type="float" office:value="0.999999999953926" calcext:value-type="float">
            <text:p>1</text:p>
          </table:table-cell>
          <table:table-cell table:formula="of:=[.M61]-[.O61]" office:value-type="float" office:value="-0.000000000101610275748953" calcext:value-type="float">
            <text:p>-1.0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5669" calcext:value-type="float">
            <text:p>0.8400175975</text:p>
          </table:table-cell>
          <table:table-cell/>
          <table:table-cell table:style-name="ce9" table:formula="of:=[.F38]" office:value-type="float" office:value="0.84001759741113" calcext:value-type="float">
            <text:p>0.8400175974</text:p>
          </table:table-cell>
          <table:table-cell/>
          <table:table-cell table:formula="of:=[.M62]/[.O62]" office:value-type="float" office:value="1.00000000005302" calcext:value-type="float">
            <text:p>1.0000000001</text:p>
          </table:table-cell>
          <table:table-cell table:formula="of:=[.M62]-[.O62]" office:value-type="float" office:value="0.0000000000445390391234923" calcext:value-type="float">
            <text:p>4.4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898" calcext:value-type="float">
            <text:p>847.049905389</text:p>
          </table:table-cell>
          <table:table-cell/>
          <table:table-cell table:style-name="ce9" table:formula="of:=[.F21]" office:value-type="float" office:value="847.049905390082" calcext:value-type="float">
            <text:p>847.0499053901</text:p>
          </table:table-cell>
          <table:table-cell/>
          <table:table-cell table:formula="of:=[.M69]/[.O69]" office:value-type="float" office:value="0.999999999998699" calcext:value-type="float">
            <text:p>1</text:p>
          </table:table-cell>
          <table:table-cell table:formula="of:=[.M69]-[.O69]" office:value-type="float" office:value="-0.00000000110196651803562" calcext:value-type="float">
            <text:p>-1.1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118" calcext:value-type="float">
            <text:p>3129.6692111412</text:p>
          </table:table-cell>
          <table:table-cell/>
          <table:table-cell table:style-name="ce9" table:formula="of:=[.F22]" office:value-type="float" office:value="3129.66921114086" calcext:value-type="float">
            <text:p>3129.6692111409</text:p>
          </table:table-cell>
          <table:table-cell/>
          <table:table-cell table:formula="of:=[.M70]/[.O70]" office:value-type="float" office:value="1.0000000000001" calcext:value-type="float">
            <text:p>1</text:p>
          </table:table-cell>
          <table:table-cell table:formula="of:=[.M70]-[.O70]" office:value-type="float" office:value="0.000000000319687387673184" calcext:value-type="float">
            <text:p>3.2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37" calcext:value-type="float">
            <text:p>1244.4196452184</text:p>
          </table:table-cell>
          <table:table-cell/>
          <table:table-cell table:style-name="ce9" table:formula="of:=[.F23]" office:value-type="float" office:value="1244.41964521848" calcext:value-type="float">
            <text:p>1244.4196452185</text:p>
          </table:table-cell>
          <table:table-cell/>
          <table:table-cell table:formula="of:=[.M71]/[.O71]" office:value-type="float" office:value="0.999999999999912" calcext:value-type="float">
            <text:p>1</text:p>
          </table:table-cell>
          <table:table-cell table:formula="of:=[.M71]-[.O71]" office:value-type="float" office:value="-0.000000000109821485239081" calcext:value-type="float">
            <text:p>-1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55835" calcext:value-type="float">
            <text:p>0.2868186661</text:p>
          </table:table-cell>
          <table:table-cell/>
          <table:table-cell table:style-name="ce9" table:formula="of:=[.F24]" office:value-type="float" office:value="0.286818666091588" calcext:value-type="float">
            <text:p>0.2868186661</text:p>
          </table:table-cell>
          <table:table-cell/>
          <table:table-cell table:formula="of:=[.M72]/[.O72]" office:value-type="float" office:value="0.999999999875346" calcext:value-type="float">
            <text:p>0.9999999999</text:p>
          </table:table-cell>
          <table:table-cell table:formula="of:=[.M72]-[.O72]" office:value-type="float" office:value="-0.000000000035753011662365" calcext:value-type="float">
            <text:p>-3.5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300707" calcext:value-type="float">
            <text:p>2.205373963</text:p>
          </table:table-cell>
          <table:table-cell/>
          <table:table-cell table:style-name="ce9" table:formula="of:=[.F25]" office:value-type="float" office:value="2.20537396299724" calcext:value-type="float">
            <text:p>2.205373963</text:p>
          </table:table-cell>
          <table:table-cell/>
          <table:table-cell table:formula="of:=[.M73]/[.O73]" office:value-type="float" office:value="1.00000000000446" calcext:value-type="float">
            <text:p>1</text:p>
          </table:table-cell>
          <table:table-cell table:formula="of:=[.M73]-[.O73]" office:value-type="float" office:value="0.00000000000982991466003114" calcext:value-type="float">
            <text:p>9.83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5669" calcext:value-type="float">
            <text:p>0.8400175975</text:p>
          </table:table-cell>
          <table:table-cell/>
          <table:table-cell table:style-name="ce9" table:formula="of:=[.F26]" office:value-type="float" office:value="0.840017597459452" calcext:value-type="float">
            <text:p>0.8400175975</text:p>
          </table:table-cell>
          <table:table-cell/>
          <table:table-cell table:formula="of:=[.M74]/[.O74]" office:value-type="float" office:value="0.999999999995497" calcext:value-type="float">
            <text:p>1</text:p>
          </table:table-cell>
          <table:table-cell table:formula="of:=[.M74]-[.O74]" office:value-type="float" office:value="-0.00000000000378297393410776" calcext:value-type="float">
            <text:p>-3.7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"/>
          <table:table-cell table:style-name="ce6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77 sec tol. 1e-8'.D4]" office:value-type="string" office:string-value="-0.6 km MOLA" calcext:value-type="string">
            <text:p>-0.6 km MOLA</text:p>
          </table:table-cell>
          <table:table-cell table:style-name="ce6" table:formula="of:=['After 77 sec tol. 1e-8'.E4]" office:value-type="string" office:string-value="TSI Order = " calcext:value-type="string">
            <text:p>TSI Order = </text:p>
          </table:table-cell>
          <table:table-cell table:style-name="ce6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6" table:formula="of:=['After 0.2 sec'.A5]" office:value-type="float" office:value="0" calcext:value-type="float">
            <text:p>0</text:p>
          </table:table-cell>
          <table:table-cell/>
          <table:table-cell table:style-name="ce6" table:formula="of:=['After 77 sec tol. 1e-13'.C5]" office:value-type="string" office:string-value="Latitude = " calcext:value-type="string">
            <text:p>Latitude = </text:p>
          </table:table-cell>
          <table:table-cell table:style-name="ce6" table:formula="of:=['After 77 sec tol. 1e-13'.D5]" office:value-type="float" office:value="21" calcext:value-type="float">
            <text:p>21</text:p>
          </table:table-cell>
          <table:table-cell table:style-name="ce6" table:formula="of:=['After 77 sec tol. 1e-13'.E5]" office:value-type="string" office:string-value="Longitude = " calcext:value-type="string">
            <text:p>Longitude = </text:p>
          </table:table-cell>
          <table:table-cell table:style-name="ce6" table:formula="of:=['After 77 sec tol. 1e-13'.F5]" office:value-type="float" office:value="74.5" calcext:value-type="float">
            <text:p>74.5</text:p>
          </table:table-cell>
          <table:table-cell table:style-name="ce6" table:formula="of:=['After 77 sec tol. 1e-13'.G5]" office:value-type="string" office:string-value="FPA = " calcext:value-type="string">
            <text:p>FPA = </text:p>
          </table:table-cell>
          <table:table-cell table:style-name="ce6" table:formula="of:=['After 77 sec tol. 1e-13'.H5]" office:value-type="float" office:value="89" calcext:value-type="float">
            <text:p>89</text:p>
          </table:table-cell>
          <table:table-cell table:style-name="ce6" table:formula="of:=['After 77 sec tol. 1e-13'.I5]" office:value-type="string" office:string-value="Azimuth = " calcext:value-type="string">
            <text:p>Azimuth = </text:p>
          </table:table-cell>
          <table:table-cell table:style-name="ce6" table:formula="of:=['After 77 sec tol. 1e-13'.J5]" office:value-type="float" office:value="90" calcext:value-type="float">
            <text:p>90</text:p>
          </table:table-cell>
          <table:table-cell table:style-name="ce6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6"/>
          <table:table-cell table:style-name="ce6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77 sec tol. 1e-8'.D6]" office:value-type="float" office:value="77" calcext:value-type="float">
            <text:p>77</text:p>
          </table:table-cell>
          <table:table-cell table:style-name="ce6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847.049905389078" calcext:value-type="float">
            <text:p>847.0499053891</text:p>
          </table:table-cell>
          <table:table-cell/>
          <table:table-cell table:style-name="ce9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78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847.049905389244" calcext:value-type="float">
            <text:p>847.049905389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244" calcext:value-type="float">
            <text:p>-8.47E+002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3129.66921114115" calcext:value-type="float">
            <text:p>3129.6692111412</text:p>
          </table:table-cell>
          <table:table-cell/>
          <table:table-cell table:style-name="ce9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3129.66921114111" calcext:value-type="float">
            <text:p>3129.669211141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111" calcext:value-type="float">
            <text:p>-3.13E+003</text:p>
          </table:table-cell>
          <table:table-cell/>
          <table:table-cell table:style-name="ce8" table:formula="of:=SQRT([.D9]*[.D9]+[.D10]*[.D10]+[.D11]*[.D11])" office:value-type="float" office:value="3472.88110461472" calcext:value-type="float">
            <text:p>3472.8811046147</text:p>
          </table:table-cell>
          <table:table-cell/>
          <table:table-cell table:style-name="ce8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88110461472" calcext:value-type="float">
            <text:p>3472.881104614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1244.41964521837" calcext:value-type="float">
            <text:p>1244.4196452184</text:p>
          </table:table-cell>
          <table:table-cell/>
          <table:table-cell table:style-name="ce9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1244.41964521838" calcext:value-type="float">
            <text:p>1244.419645218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8" calcext:value-type="float">
            <text:p>-1.24E+003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0.286818666059109" calcext:value-type="float">
            <text:p>0.2868186661</text:p>
          </table:table-cell>
          <table:table-cell/>
          <table:table-cell table:style-name="ce9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09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0.28681866606439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6439" calcext:value-type="float">
            <text:p>-2.87E-001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2.20537396300621" calcext:value-type="float">
            <text:p>2.205373963</text:p>
          </table:table-cell>
          <table:table-cell/>
          <table:table-cell table:style-name="ce9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1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2.20537396300487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300487" calcext:value-type="float">
            <text:p>-2.21E+000</text:p>
          </table:table-cell>
          <table:table-cell/>
          <table:table-cell table:style-name="ce8" table:formula="of:=SQRT([.D12]*[.D12]+[.D13]*[.D13]+[.D14]*[.D14])" office:value-type="float" office:value="2.37730284733376" calcext:value-type="float">
            <text:p>2.3773028473</text:p>
          </table:table-cell>
          <table:table-cell/>
          <table:table-cell table:style-name="ce8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7730284733376" calcext:value-type="float">
            <text:p>2.377302847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.840017597455886" calcext:value-type="float">
            <text:p>0.8400175975</text:p>
          </table:table-cell>
          <table:table-cell/>
          <table:table-cell table:style-name="ce9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6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.840017597456176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6176" calcext:value-type="float">
            <text:p>-8.40E-00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9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/>
          <table:table-cell table:style-name="ce6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/>
          <table:table-cell table:style-name="ce6" office:value-type="float" office:value="0.01" calcext:value-type="float">
            <text:p>0.01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78" calcext:value-type="float">
            <text:p>847.0499053891</text:p>
          </table:table-cell>
          <table:table-cell/>
          <table:table-cell table:style-name="ce8" office:value-type="float" office:value="847.049905389244" calcext:value-type="float">
            <text:p>847.0499053892</text:p>
          </table:table-cell>
          <table:table-cell/>
          <table:table-cell table:style-name="ce8" office:value-type="float" office:value="0.999999999999805" calcext:value-type="float">
            <text:p>1</text:p>
          </table:table-cell>
          <table:table-cell table:style-name="ce8" office:value-type="float" office:value="-0.000000000165528035722673" calcext:value-type="float">
            <text:p>-1.6552803572267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847.049905387086" calcext:value-type="float">
            <text:p>847.049905387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7086" calcext:value-type="float">
            <text:p>-8.47E+002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4111" calcext:value-type="float">
            <text:p>3129.6692111411</text:p>
          </table:table-cell>
          <table:table-cell/>
          <table:table-cell table:style-name="ce8" office:value-type="float" office:value="1.00000000000001" calcext:value-type="float">
            <text:p>1</text:p>
          </table:table-cell>
          <table:table-cell table:style-name="ce8" office:value-type="float" office:value="0.0000000000422915036324412" calcext:value-type="float">
            <text:p>4.22915036324412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3129.66921114177" calcext:value-type="float">
            <text:p>3129.669211141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77" calcext:value-type="float">
            <text:p>-3.13E+003</text:p>
          </table:table-cell>
          <table:table-cell/>
          <table:table-cell table:style-name="ce8" table:formula="of:=SQRT([.D21]*[.D21]+[.D22]*[.D22]+[.D23]*[.D23])" office:value-type="float" office:value="3472.88110461472" calcext:value-type="float">
            <text:p>3472.8811046147</text:p>
          </table:table-cell>
          <table:table-cell/>
          <table:table-cell table:style-name="ce8" table:formula="of:=SQRT([.F21]*[.F21]+[.F22]*[.F22]+[.F23]*[.F23])" office:value-type="float" office:value="3472.88110461472" calcext:value-type="float">
            <text:p>3472.8811046147</text:p>
          </table:table-cell>
          <table:table-cell/>
          <table:table-cell table:formula="of:=[.T22]/[.V22]" office:value-type="float" office:value="1" calcext:value-type="float">
            <text:p>1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38" calcext:value-type="float">
            <text:p>1244.4196452184</text:p>
          </table:table-cell>
          <table:table-cell/>
          <table:table-cell table:style-name="ce8" office:value-type="float" office:value="0.999999999999991" calcext:value-type="float">
            <text:p>1</text:p>
          </table:table-cell>
          <table:table-cell table:style-name="ce8" office:value-type="float" office:value="-0.0000000000109139364212751" calcext:value-type="float">
            <text:p>-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1244.41964521817" calcext:value-type="float">
            <text:p>1244.419645218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17" calcext:value-type="float">
            <text:p>-1.24E+003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09" calcext:value-type="float">
            <text:p>0.2868186661</text:p>
          </table:table-cell>
          <table:table-cell/>
          <table:table-cell table:style-name="ce8" office:value-type="float" office:value="0.28681866606439" calcext:value-type="float">
            <text:p>0.2868186661</text:p>
          </table:table-cell>
          <table:table-cell/>
          <table:table-cell table:style-name="ce8" office:value-type="float" office:value="0.999999999981586" calcext:value-type="float">
            <text:p>1</text:p>
          </table:table-cell>
          <table:table-cell table:style-name="ce8" office:value-type="float" office:value="-0.00000000000528155297274679" calcext:value-type="float">
            <text:p>-5.2815529727467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.286818665993963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993963" calcext:value-type="float">
            <text:p>-2.87E-001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1" calcext:value-type="float">
            <text:p>2.205373963</text:p>
          </table:table-cell>
          <table:table-cell/>
          <table:table-cell table:style-name="ce8" office:value-type="float" office:value="2.20537396300487" calcext:value-type="float">
            <text:p>2.205373963</text:p>
          </table:table-cell>
          <table:table-cell/>
          <table:table-cell table:style-name="ce8" office:value-type="float" office:value="1.00000000000061" calcext:value-type="float">
            <text:p>1</text:p>
          </table:table-cell>
          <table:table-cell table:style-name="ce8" office:value-type="float" office:value="0.00000000000134070532453734" calcext:value-type="float">
            <text:p>1.3407053245373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2.20537396302378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2378" calcext:value-type="float">
            <text:p>-2.21E+000</text:p>
          </table:table-cell>
          <table:table-cell/>
          <table:table-cell table:style-name="ce8" table:formula="of:=SQRT([.D24]*[.D24]+[.D25]*[.D25]+[.D26]*[.D26])" office:value-type="float" office:value="2.37730284733376" calcext:value-type="float">
            <text:p>2.3773028473</text:p>
          </table:table-cell>
          <table:table-cell/>
          <table:table-cell table:style-name="ce8" table:formula="of:=SQRT([.F24]*[.F24]+[.F25]*[.F25]+[.F26]*[.F26])" office:value-type="float" office:value="2.37730284733326" calcext:value-type="float">
            <text:p>2.3773028473</text:p>
          </table:table-cell>
          <table:table-cell/>
          <table:table-cell table:formula="of:=[.T25]/[.V25]" office:value-type="float" office:value="1.00000000000021" calcext:value-type="float">
            <text:p>1</text:p>
          </table:table-cell>
          <table:table-cell table:formula="of:=[.T25]-[.V25]" office:value-type="float" office:value="0.000000000000500044450291171" calcext:value-type="float">
            <text:p>5.00044450291171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6" calcext:value-type="float">
            <text:p>0.8400175975</text:p>
          </table:table-cell>
          <table:table-cell/>
          <table:table-cell table:style-name="ce8" office:value-type="float" office:value="0.840017597456176" calcext:value-type="float">
            <text:p>0.8400175975</text:p>
          </table:table-cell>
          <table:table-cell/>
          <table:table-cell table:style-name="ce8" office:value-type="float" office:value="0.999999999999655" calcext:value-type="float">
            <text:p>1</text:p>
          </table:table-cell>
          <table:table-cell table:style-name="ce8" office:value-type="float" office:value="-0.000000000000289657187124703" calcext:value-type="float">
            <text:p>-2.89657187124703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.840017597448162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48162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8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17]" office:value-type="string" office:string-value="Steps taken" calcext:value-type="string">
            <text:p>Steps taken</text:p>
          </table:table-cell>
          <table:table-cell/>
          <table:table-cell table:style-name="ce6"/>
          <table:table-cell/>
          <table:table-cell table:style-name="ce6"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78" calcext:value-type="float">
            <text:p>847.0499053891</text:p>
          </table:table-cell>
          <table:table-cell/>
          <table:table-cell table:style-name="ce8" office:value-type="float" office:value="847.049905387086" calcext:value-type="float">
            <text:p>847.0499053871</text:p>
          </table:table-cell>
          <table:table-cell/>
          <table:table-cell table:style-name="ce8" office:value-type="float" office:value="1.00000000000235" calcext:value-type="float">
            <text:p>1</text:p>
          </table:table-cell>
          <table:table-cell table:style-name="ce8" office:value-type="float" office:value="0.00000000199213445739588" calcext:value-type="float">
            <text:p>0.00000000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847.049905387086" calcext:value-type="float">
            <text:p>847.0499053871</text:p>
          </table:table-cell>
          <table:table-cell/>
          <table:table-cell table:style-name="ce9" table:formula="of:=[.F21]" office:value-type="float" office:value="847.049905389244" calcext:value-type="float">
            <text:p>847.0499053892</text:p>
          </table:table-cell>
          <table:table-cell/>
          <table:table-cell table:formula="of:=[.M33]/[.O33]" office:value-type="float" office:value="0.999999999997452" calcext:value-type="float">
            <text:p>1</text:p>
          </table:table-cell>
          <table:table-cell table:formula="of:=[.M33]-[.O33]" office:value-type="float" office:value="-0.00000000215800355363172" calcext:value-type="float">
            <text:p>-2.16E-009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4177" calcext:value-type="float">
            <text:p>3129.6692111418</text:p>
          </table:table-cell>
          <table:table-cell/>
          <table:table-cell table:style-name="ce8" office:value-type="float" office:value="0.999999999999801" calcext:value-type="float">
            <text:p>1</text:p>
          </table:table-cell>
          <table:table-cell table:style-name="ce8" office:value-type="float" office:value="-0.00000000062118488131091" calcext:value-type="float">
            <text:p>-6.211848813109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3129.66921114177" calcext:value-type="float">
            <text:p>3129.6692111418</text:p>
          </table:table-cell>
          <table:table-cell/>
          <table:table-cell table:style-name="ce9" table:formula="of:=[.F22]" office:value-type="float" office:value="3129.66921114111" calcext:value-type="float">
            <text:p>3129.6692111411</text:p>
          </table:table-cell>
          <table:table-cell/>
          <table:table-cell table:formula="of:=[.M34]/[.O34]" office:value-type="float" office:value="1.00000000000021" calcext:value-type="float">
            <text:p>1</text:p>
          </table:table-cell>
          <table:table-cell table:formula="of:=[.M34]-[.O34]" office:value-type="float" office:value="0.000000000660293153487146" calcext:value-type="float">
            <text:p>6.60E-010</text:p>
          </table:table-cell>
          <table:table-cell/>
          <table:table-cell table:style-name="ce8" table:formula="of:=SQRT([.D33]*[.D33]+[.D34]*[.D34]+[.D35]*[.D35])" office:value-type="float" office:value="3472.88110461472" calcext:value-type="float">
            <text:p>3472.8811046147</text:p>
          </table:table-cell>
          <table:table-cell/>
          <table:table-cell table:style-name="ce8" table:formula="of:=SQRT([.F33]*[.F33]+[.F34]*[.F34]+[.F35]*[.F35])" office:value-type="float" office:value="3472.88110461472" calcext:value-type="float">
            <text:p>3472.8811046147</text:p>
          </table:table-cell>
          <table:table-cell/>
          <table:table-cell table:formula="of:=[.T34]/[.V34]" office:value-type="float" office:value="1" calcext:value-type="float">
            <text:p>1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17" calcext:value-type="float">
            <text:p>1244.4196452182</text:p>
          </table:table-cell>
          <table:table-cell/>
          <table:table-cell table:style-name="ce8" office:value-type="float" office:value="1.00000000000016" calcext:value-type="float">
            <text:p>1</text:p>
          </table:table-cell>
          <table:table-cell table:style-name="ce8" office:value-type="float" office:value="0.000000000202362571144477" calcext:value-type="float">
            <text:p>2.0236257114447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1244.41964521817" calcext:value-type="float">
            <text:p>1244.4196452182</text:p>
          </table:table-cell>
          <table:table-cell/>
          <table:table-cell table:style-name="ce9" table:formula="of:=[.F23]" office:value-type="float" office:value="1244.41964521838" calcext:value-type="float">
            <text:p>1244.4196452184</text:p>
          </table:table-cell>
          <table:table-cell/>
          <table:table-cell table:formula="of:=[.M35]/[.O35]" office:value-type="float" office:value="0.999999999999831" calcext:value-type="float">
            <text:p>1</text:p>
          </table:table-cell>
          <table:table-cell table:formula="of:=[.M35]-[.O35]" office:value-type="float" office:value="-0.000000000210093276109546" calcext:value-type="float">
            <text:p>-2.10E-01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09" calcext:value-type="float">
            <text:p>0.2868186661</text:p>
          </table:table-cell>
          <table:table-cell/>
          <table:table-cell table:style-name="ce8" office:value-type="float" office:value="0.286818665993963" calcext:value-type="float">
            <text:p>0.286818666</text:p>
          </table:table-cell>
          <table:table-cell/>
          <table:table-cell table:style-name="ce8" office:value-type="float" office:value="1.00000000022713" calcext:value-type="float">
            <text:p>1.0000000002</text:p>
          </table:table-cell>
          <table:table-cell table:style-name="ce8" office:value-type="float" office:value="0.0000000000651457221501062" calcext:value-type="float">
            <text:p>6.51457221501062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0.286818665993963" calcext:value-type="float">
            <text:p>0.286818666</text:p>
          </table:table-cell>
          <table:table-cell/>
          <table:table-cell table:style-name="ce9" table:formula="of:=[.F24]" office:value-type="float" office:value="0.28681866606439" calcext:value-type="float">
            <text:p>0.2868186661</text:p>
          </table:table-cell>
          <table:table-cell/>
          <table:table-cell table:formula="of:=[.M36]/[.O36]" office:value-type="float" office:value="0.999999999754455" calcext:value-type="float">
            <text:p>0.9999999998</text:p>
          </table:table-cell>
          <table:table-cell table:formula="of:=[.M36]-[.O36]" office:value-type="float" office:value="-0.0000000000704269975670968" calcext:value-type="float">
            <text:p>-7.04E-011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1" calcext:value-type="float">
            <text:p>2.205373963</text:p>
          </table:table-cell>
          <table:table-cell/>
          <table:table-cell table:style-name="ce8" office:value-type="float" office:value="2.20537396302378" calcext:value-type="float">
            <text:p>2.205373963</text:p>
          </table:table-cell>
          <table:table-cell/>
          <table:table-cell table:style-name="ce8" office:value-type="float" office:value="0.999999999992031" calcext:value-type="float">
            <text:p>1</text:p>
          </table:table-cell>
          <table:table-cell table:style-name="ce8" office:value-type="float" office:value="-0.0000000000175734982121867" calcext:value-type="float">
            <text:p>-1.7573498212186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2.20537396302378" calcext:value-type="float">
            <text:p>2.205373963</text:p>
          </table:table-cell>
          <table:table-cell/>
          <table:table-cell table:style-name="ce9" table:formula="of:=[.F25]" office:value-type="float" office:value="2.20537396300487" calcext:value-type="float">
            <text:p>2.205373963</text:p>
          </table:table-cell>
          <table:table-cell/>
          <table:table-cell table:formula="of:=[.M37]/[.O37]" office:value-type="float" office:value="1.00000000000857" calcext:value-type="float">
            <text:p>1</text:p>
          </table:table-cell>
          <table:table-cell table:formula="of:=[.M37]-[.O37]" office:value-type="float" office:value="0.0000000000189102067338354" calcext:value-type="float">
            <text:p>1.89E-011</text:p>
          </table:table-cell>
          <table:table-cell/>
          <table:table-cell table:style-name="ce8" table:formula="of:=SQRT([.D36]*[.D36]+[.D37]*[.D37]+[.D38]*[.D38])" office:value-type="float" office:value="2.37730284733376" calcext:value-type="float">
            <text:p>2.3773028473</text:p>
          </table:table-cell>
          <table:table-cell/>
          <table:table-cell table:style-name="ce8" table:formula="of:=SQRT([.F36]*[.F36]+[.F37]*[.F37]+[.F38]*[.F38])" office:value-type="float" office:value="2.37730284733947" calcext:value-type="float">
            <text:p>2.3773028473</text:p>
          </table:table-cell>
          <table:table-cell/>
          <table:table-cell table:formula="of:=[.T37]/[.V37]" office:value-type="float" office:value="0.999999999997598" calcext:value-type="float">
            <text:p>1</text:p>
          </table:table-cell>
          <table:table-cell table:formula="of:=[.T37]-[.V37]" office:value-type="float" office:value="-0.00000000000571009906025211" calcext:value-type="float">
            <text:p>-5.71009906025211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6" calcext:value-type="float">
            <text:p>0.8400175975</text:p>
          </table:table-cell>
          <table:table-cell/>
          <table:table-cell table:style-name="ce8" office:value-type="float" office:value="0.840017597448162" calcext:value-type="float">
            <text:p>0.8400175974</text:p>
          </table:table-cell>
          <table:table-cell/>
          <table:table-cell table:style-name="ce8" office:value-type="float" office:value="1.0000000000092" calcext:value-type="float">
            <text:p>1</text:p>
          </table:table-cell>
          <table:table-cell table:style-name="ce8" office:value-type="float" office:value="0.00000000000772448771613199" calcext:value-type="float">
            <text:p>7.72448771613199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.840017597448162" calcext:value-type="float">
            <text:p>0.8400175974</text:p>
          </table:table-cell>
          <table:table-cell/>
          <table:table-cell table:style-name="ce9" table:formula="of:=[.F26]" office:value-type="float" office:value="0.840017597456176" calcext:value-type="float">
            <text:p>0.8400175975</text:p>
          </table:table-cell>
          <table:table-cell/>
          <table:table-cell table:formula="of:=[.M38]/[.O38]" office:value-type="float" office:value="0.99999999999046" calcext:value-type="float">
            <text:p>1</text:p>
          </table:table-cell>
          <table:table-cell table:formula="of:=[.M38]-[.O38]" office:value-type="float" office:value="-0.00000000000801403388095423" calcext:value-type="float">
            <text:p>-8.01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style-name="ce9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847.049905389078" calcext:value-type="float">
            <text:p>847.0499053891</text:p>
          </table:table-cell>
          <table:table-cell/>
          <table:table-cell table:style-name="ce8" office:value-type="float" office:value="847.049905389013" calcext:value-type="float">
            <text:p>847.049905389</text:p>
          </table:table-cell>
          <table:table-cell/>
          <table:table-cell table:style-name="ce8" office:value-type="float" office:value="1.00000000000008" calcext:value-type="float">
            <text:p>1</text:p>
          </table:table-cell>
          <table:table-cell table:style-name="ce8" office:value-type="float" office:value="0.0000000000648014975013211" calcext:value-type="float">
            <text:p>6.4801497501321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847.049905389013" calcext:value-type="float">
            <text:p>847.0499053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013" calcext:value-type="float">
            <text:p>-8.47E+002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3129.66921114115" calcext:value-type="float">
            <text:p>3129.6692111412</text:p>
          </table:table-cell>
          <table:table-cell/>
          <table:table-cell table:style-name="ce8" office:value-type="float" office:value="3129.66921114117" calcext:value-type="float">
            <text:p>3129.6692111412</text:p>
          </table:table-cell>
          <table:table-cell/>
          <table:table-cell table:style-name="ce8" office:value-type="float" office:value="0.999999999999992" calcext:value-type="float">
            <text:p>1</text:p>
          </table:table-cell>
          <table:table-cell table:style-name="ce8" office:value-type="float" office:value="-0.0000000000241016095969826" calcext:value-type="float">
            <text:p>-2.41016095969826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3129.66921114117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7" calcext:value-type="float">
            <text:p>-3.13E+003</text:p>
          </table:table-cell>
          <table:table-cell/>
          <table:table-cell table:style-name="ce8" table:formula="of:=SQRT([.D45]*[.D45]+[.D46]*[.D46]+[.D47]*[.D47])" office:value-type="float" office:value="3472.88110461472" calcext:value-type="float">
            <text:p>3472.8811046147</text:p>
          </table:table-cell>
          <table:table-cell/>
          <table:table-cell table:style-name="ce8" table:formula="of:=SQRT([.F45]*[.F45]+[.F46]*[.F46]+[.F47]*[.F47])" office:value-type="float" office:value="3472.88110461471" calcext:value-type="float">
            <text:p>3472.8811046147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1244.41964521837" calcext:value-type="float">
            <text:p>1244.4196452184</text:p>
          </table:table-cell>
          <table:table-cell/>
          <table:table-cell table:style-name="ce8" office:value-type="float" office:value="1244.41964521836" calcext:value-type="float">
            <text:p>1244.4196452184</text:p>
          </table:table-cell>
          <table:table-cell/>
          <table:table-cell table:style-name="ce8" office:value-type="float" office:value="1.00000000000001" calcext:value-type="float">
            <text:p>1</text:p>
          </table:table-cell>
          <table:table-cell table:style-name="ce8" office:value-type="float" office:value="0.00000000000841282599139959" calcext:value-type="float">
            <text:p>8.4128259913995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1244.41964521836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6" calcext:value-type="float">
            <text:p>-1.24E+003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0.286818666059109" calcext:value-type="float">
            <text:p>0.2868186661</text:p>
          </table:table-cell>
          <table:table-cell/>
          <table:table-cell table:style-name="ce8" office:value-type="float" office:value="0.286818666056888" calcext:value-type="float">
            <text:p>0.2868186661</text:p>
          </table:table-cell>
          <table:table-cell/>
          <table:table-cell table:style-name="ce8" office:value-type="float" office:value="1.00000000000774" calcext:value-type="float">
            <text:p>1</text:p>
          </table:table-cell>
          <table:table-cell table:style-name="ce8" office:value-type="float" office:value="0.00000000000222039053809908" calcext:value-type="float">
            <text:p>2.2203905380990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0.286818666056888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6888" calcext:value-type="float">
            <text:p>-2.87E-001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2.20537396300621" calcext:value-type="float">
            <text:p>2.205373963</text:p>
          </table:table-cell>
          <table:table-cell/>
          <table:table-cell table:style-name="ce8" office:value-type="float" office:value="2.20537396300687" calcext:value-type="float">
            <text:p>2.205373963</text:p>
          </table:table-cell>
          <table:table-cell/>
          <table:table-cell table:style-name="ce8" office:value-type="float" office:value="0.999999999999698" calcext:value-type="float">
            <text:p>1</text:p>
          </table:table-cell>
          <table:table-cell table:style-name="ce8" office:value-type="float" office:value="-0.000000000000665245636355394" calcext:value-type="float">
            <text:p>-6.65245636355394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2.20537396300687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687" calcext:value-type="float">
            <text:p>-2.21E+000</text:p>
          </table:table-cell>
          <table:table-cell/>
          <table:table-cell table:style-name="ce8" table:formula="of:=SQRT([.D48]*[.D48]+[.D49]*[.D49]+[.D50]*[.D50])" office:value-type="float" office:value="2.37730284733376" calcext:value-type="float">
            <text:p>2.3773028473</text:p>
          </table:table-cell>
          <table:table-cell/>
          <table:table-cell table:style-name="ce8" table:formula="of:=SQRT([.F48]*[.F48]+[.F49]*[.F49]+[.F50]*[.F50])" office:value-type="float" office:value="2.37730284733399" calcext:value-type="float">
            <text:p>2.3773028473</text:p>
          </table:table-cell>
          <table:table-cell/>
          <table:table-cell table:formula="of:=[.T49]/[.V49]" office:value-type="float" office:value="0.999999999999903" calcext:value-type="float">
            <text:p>1</text:p>
          </table:table-cell>
          <table:table-cell table:formula="of:=[.T49]-[.V49]" office:value-type="float" office:value="-0.000000000000230038210702332" calcext:value-type="float">
            <text:p>-2.30038210702332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.840017597455886" calcext:value-type="float">
            <text:p>0.8400175975</text:p>
          </table:table-cell>
          <table:table-cell/>
          <table:table-cell table:style-name="ce8" office:value-type="float" office:value="0.840017597455554" calcext:value-type="float">
            <text:p>0.8400175975</text:p>
          </table:table-cell>
          <table:table-cell/>
          <table:table-cell table:style-name="ce8" office:value-type="float" office:value="1.0000000000004" calcext:value-type="float">
            <text:p>1</text:p>
          </table:table-cell>
          <table:table-cell table:style-name="ce8" office:value-type="float" office:value="0.000000000000332067706665384" calcext:value-type="float">
            <text:p>3.3206770666538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.840017597455554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554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100.357825162419" calcext:value-type="float">
            <text:p>100.3578251624</text:p>
          </table:table-cell>
          <table:table-cell/>
          <table:table-cell table:style-name="ce8" office:value-type="float" office:value="100.357825162418" calcext:value-type="float">
            <text:p>100.35782516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28421709430404" calcext:value-type="float">
            <text:p>2.842170943040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100.357825162418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Time (CPU sec)</text:p>
          </table:table-cell>
          <table:table-cell table:number-columns-repeated="3"/>
          <table:table-cell table:style-name="ce6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9013" calcext:value-type="float">
            <text:p>847.049905389</text:p>
          </table:table-cell>
          <table:table-cell/>
          <table:table-cell table:style-name="ce9" table:formula="of:=[.F33]" office:value-type="float" office:value="847.049905387086" calcext:value-type="float">
            <text:p>847.0499053871</text:p>
          </table:table-cell>
          <table:table-cell/>
          <table:table-cell table:formula="of:=[.M57]/[.O57]" office:value-type="float" office:value="1.00000000000227" calcext:value-type="float">
            <text:p>1</text:p>
          </table:table-cell>
          <table:table-cell table:formula="of:=[.M57]-[.O57]" office:value-type="float" office:value="0.00000000192699189938139" calcext:value-type="float">
            <text:p>1.93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117" calcext:value-type="float">
            <text:p>3129.6692111412</text:p>
          </table:table-cell>
          <table:table-cell/>
          <table:table-cell table:style-name="ce9" table:formula="of:=[.F34]" office:value-type="float" office:value="3129.66921114177" calcext:value-type="float">
            <text:p>3129.6692111418</text:p>
          </table:table-cell>
          <table:table-cell/>
          <table:table-cell table:formula="of:=[.M58]/[.O58]" office:value-type="float" office:value="0.999999999999808" calcext:value-type="float">
            <text:p>1</text:p>
          </table:table-cell>
          <table:table-cell table:formula="of:=[.M58]-[.O58]" office:value-type="float" office:value="-0.000000000600266503170133" calcext:value-type="float">
            <text:p>-6.0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36" calcext:value-type="float">
            <text:p>1244.4196452184</text:p>
          </table:table-cell>
          <table:table-cell/>
          <table:table-cell table:style-name="ce9" table:formula="of:=[.F35]" office:value-type="float" office:value="1244.41964521817" calcext:value-type="float">
            <text:p>1244.4196452182</text:p>
          </table:table-cell>
          <table:table-cell/>
          <table:table-cell table:formula="of:=[.M59]/[.O59]" office:value-type="float" office:value="1.00000000000015" calcext:value-type="float">
            <text:p>1</text:p>
          </table:table-cell>
          <table:table-cell table:formula="of:=[.M59]-[.O59]" office:value-type="float" office:value="0.000000000190084392670542" calcext:value-type="float">
            <text:p>1.9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56888" calcext:value-type="float">
            <text:p>0.2868186661</text:p>
          </table:table-cell>
          <table:table-cell/>
          <table:table-cell table:style-name="ce9" table:formula="of:=[.F36]" office:value-type="float" office:value="0.286818665993963" calcext:value-type="float">
            <text:p>0.286818666</text:p>
          </table:table-cell>
          <table:table-cell/>
          <table:table-cell table:formula="of:=[.M60]/[.O60]" office:value-type="float" office:value="1.00000000021939" calcext:value-type="float">
            <text:p>1.0000000002</text:p>
          </table:table-cell>
          <table:table-cell table:formula="of:=[.M60]-[.O60]" office:value-type="float" office:value="0.0000000000629250540562509" calcext:value-type="float">
            <text:p>6.29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300687" calcext:value-type="float">
            <text:p>2.205373963</text:p>
          </table:table-cell>
          <table:table-cell/>
          <table:table-cell table:style-name="ce9" table:formula="of:=[.F37]" office:value-type="float" office:value="2.20537396302378" calcext:value-type="float">
            <text:p>2.205373963</text:p>
          </table:table-cell>
          <table:table-cell/>
          <table:table-cell table:formula="of:=[.M61]/[.O61]" office:value-type="float" office:value="0.999999999992332" calcext:value-type="float">
            <text:p>1</text:p>
          </table:table-cell>
          <table:table-cell table:formula="of:=[.M61]-[.O61]" office:value-type="float" office:value="-0.0000000000169100289326707" calcext:value-type="float">
            <text:p>-1.69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5554" calcext:value-type="float">
            <text:p>0.8400175975</text:p>
          </table:table-cell>
          <table:table-cell/>
          <table:table-cell table:style-name="ce9" table:formula="of:=[.F38]" office:value-type="float" office:value="0.840017597448162" calcext:value-type="float">
            <text:p>0.8400175974</text:p>
          </table:table-cell>
          <table:table-cell/>
          <table:table-cell table:formula="of:=[.M62]/[.O62]" office:value-type="float" office:value="1.0000000000088" calcext:value-type="float">
            <text:p>1</text:p>
          </table:table-cell>
          <table:table-cell table:formula="of:=[.M62]-[.O62]" office:value-type="float" office:value="0.00000000000739197592025676" calcext:value-type="float">
            <text:p>7.39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8" calcext:value-type="float">
            <text:p>100.3578251624</text:p>
          </table:table-cell>
          <table:table-cell/>
          <table:table-cell table:style-name="ce9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.99999999999999" calcext:value-type="float">
            <text:p>1</text:p>
          </table:table-cell>
          <table:table-cell table:formula="of:=[.M63]-[.O63]" office:value-type="float" office:value="-0.00000000000100897068477934" calcext:value-type="float">
            <text:p>-1.01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847.049905389013" calcext:value-type="float">
            <text:p>847.049905389</text:p>
          </table:table-cell>
          <table:table-cell/>
          <table:table-cell table:style-name="ce9" table:formula="of:=[.F21]" office:value-type="float" office:value="847.049905389244" calcext:value-type="float">
            <text:p>847.0499053892</text:p>
          </table:table-cell>
          <table:table-cell/>
          <table:table-cell table:formula="of:=[.M69]/[.O69]" office:value-type="float" office:value="0.999999999999727" calcext:value-type="float">
            <text:p>1</text:p>
          </table:table-cell>
          <table:table-cell table:formula="of:=[.M69]-[.O69]" office:value-type="float" office:value="-0.000000000231011654250324" calcext:value-type="float">
            <text:p>-2.31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3129.66921114117" calcext:value-type="float">
            <text:p>3129.6692111412</text:p>
          </table:table-cell>
          <table:table-cell/>
          <table:table-cell table:style-name="ce9" table:formula="of:=[.F22]" office:value-type="float" office:value="3129.66921114111" calcext:value-type="float">
            <text:p>3129.6692111411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600266503170133" calcext:value-type="float">
            <text:p>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1244.41964521836" calcext:value-type="float">
            <text:p>1244.4196452184</text:p>
          </table:table-cell>
          <table:table-cell/>
          <table:table-cell table:style-name="ce9" table:formula="of:=[.F23]" office:value-type="float" office:value="1244.41964521838" calcext:value-type="float">
            <text:p>1244.4196452184</text:p>
          </table:table-cell>
          <table:table-cell/>
          <table:table-cell table:formula="of:=[.M71]/[.O71]" office:value-type="float" office:value="0.999999999999984" calcext:value-type="float">
            <text:p>1</text:p>
          </table:table-cell>
          <table:table-cell table:formula="of:=[.M71]-[.O71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.286818666056888" calcext:value-type="float">
            <text:p>0.2868186661</text:p>
          </table:table-cell>
          <table:table-cell/>
          <table:table-cell table:style-name="ce9" table:formula="of:=[.F24]" office:value-type="float" office:value="0.28681866606439" calcext:value-type="float">
            <text:p>0.2868186661</text:p>
          </table:table-cell>
          <table:table-cell/>
          <table:table-cell table:formula="of:=[.M72]/[.O72]" office:value-type="float" office:value="0.999999999973844" calcext:value-type="float">
            <text:p>1</text:p>
          </table:table-cell>
          <table:table-cell table:formula="of:=[.M72]-[.O72]" office:value-type="float" office:value="-0.00000000000750194351084588" calcext:value-type="float">
            <text:p>-7.50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2.20537396300687" calcext:value-type="float">
            <text:p>2.205373963</text:p>
          </table:table-cell>
          <table:table-cell/>
          <table:table-cell table:style-name="ce9" table:formula="of:=[.F25]" office:value-type="float" office:value="2.20537396300487" calcext:value-type="float">
            <text:p>2.205373963</text:p>
          </table:table-cell>
          <table:table-cell/>
          <table:table-cell table:formula="of:=[.M73]/[.O73]" office:value-type="float" office:value="1.00000000000091" calcext:value-type="float">
            <text:p>1</text:p>
          </table:table-cell>
          <table:table-cell table:formula="of:=[.M73]-[.O73]" office:value-type="float" office:value="0.00000000000200017780116468" calcext:value-type="float">
            <text:p>2.00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.840017597455554" calcext:value-type="float">
            <text:p>0.8400175975</text:p>
          </table:table-cell>
          <table:table-cell/>
          <table:table-cell table:style-name="ce9" table:formula="of:=[.F26]" office:value-type="float" office:value="0.840017597456176" calcext:value-type="float">
            <text:p>0.8400175975</text:p>
          </table:table-cell>
          <table:table-cell/>
          <table:table-cell table:formula="of:=[.M74]/[.O74]" office:value-type="float" office:value="0.999999999999259" calcext:value-type="float">
            <text:p>1</text:p>
          </table:table-cell>
          <table:table-cell table:formula="of:=[.M74]-[.O74]" office:value-type="float" office:value="-0.000000000000622057960697475" calcext:value-type="float">
            <text:p>-6.22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100.357825162418" calcext:value-type="float">
            <text:p>100.3578251624</text:p>
          </table:table-cell>
          <table:table-cell/>
          <table:table-cell table:style-name="ce9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8" calcext:value-type="float">
            <text:p>847.0499053891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8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025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5" calcext:value-type="float">
            <text:p>3129.6692111412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11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7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911" calcext:value-type="float">
            <text:p>0.286818666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911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57283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2" calcext:value-type="float">
            <text:p>2.20537396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300677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887" calcext:value-type="float">
            <text:p>0.840017597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887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557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" calcext:value-type="float">
            <text:p>847.0499053891</text:p>
          </table:table-cell>
          <table:table-cell/>
          <table:table-cell table:style-name="ce3" office:value-type="float" office:value="847.049905389025" calcext:value-type="float">
            <text:p>847.049905389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554791768081486" calcext:value-type="float">
            <text:p>5.5479176808148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8649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40971678774804" calcext:value-type="float">
            <text:p>-1.4097167877480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2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109139364212751" calcext:value-type="float">
            <text:p>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3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" calcext:value-type="float">
            <text:p>0.2868186661</text:p>
          </table:table-cell>
          <table:table-cell/>
          <table:table-cell table:style-name="ce3" office:value-type="float" office:value="0.286818666057283" calcext:value-type="float">
            <text:p>0.2868186661</text:p>
          </table:table-cell>
          <table:table-cell/>
          <table:table-cell table:style-name="ce3" office:value-type="float" office:value="1.00000000000637" calcext:value-type="float">
            <text:p>1</text:p>
          </table:table-cell>
          <table:table-cell table:style-name="ce3" office:value-type="float" office:value="0.00000000000182637238665961" calcext:value-type="float">
            <text:p>1.8263723866596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604505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300677" calcext:value-type="float">
            <text:p>2.205373963</text:p>
          </table:table-cell>
          <table:table-cell/>
          <table:table-cell table:style-name="ce3" office:value-type="float" office:value="0.999999999999744" calcext:value-type="float">
            <text:p>1</text:p>
          </table:table-cell>
          <table:table-cell table:style-name="ce3" office:value-type="float" office:value="-0.00000000000056532556413913" calcext:value-type="float">
            <text:p>-5.653255641391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1003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7" calcext:value-type="float">
            <text:p>0.8400175975</text:p>
          </table:table-cell>
          <table:table-cell/>
          <table:table-cell table:style-name="ce3" office:value-type="float" office:value="0.84001759745557" calcext:value-type="float">
            <text:p>0.8400175975</text:p>
          </table:table-cell>
          <table:table-cell/>
          <table:table-cell table:style-name="ce3" office:value-type="float" office:value="1.00000000000038" calcext:value-type="float">
            <text:p>1</text:p>
          </table:table-cell>
          <table:table-cell table:style-name="ce3" office:value-type="float" office:value="0.000000000000317523785042795" calcext:value-type="float">
            <text:p>3.1752378504279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5428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" calcext:value-type="float">
            <text:p>847.0499053891</text:p>
          </table:table-cell>
          <table:table-cell/>
          <table:table-cell table:style-name="ce3" office:value-type="float" office:value="847.049905388649" calcext:value-type="float">
            <text:p>847.0499053886</text:p>
          </table:table-cell>
          <table:table-cell/>
          <table:table-cell table:style-name="ce3" office:value-type="float" office:value="1.00000000000051" calcext:value-type="float">
            <text:p>1</text:p>
          </table:table-cell>
          <table:table-cell table:style-name="ce3" office:value-type="float" office:value="0.000000000430873114964925" calcext:value-type="float">
            <text:p>4.30873114964925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33]/[.O33]" office:value-type="float" office:value="0.999999999999556" calcext:value-type="float">
            <text:p>1</text:p>
          </table:table-cell>
          <table:table-cell table:formula="of:=[.M33]-[.O33]" office:value-type="float" office:value="-0.000000000375962372345384" calcext:value-type="float">
            <text:p>-3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28" calcext:value-type="float">
            <text:p>3129.6692111413</text:p>
          </table:table-cell>
          <table:table-cell/>
          <table:table-cell table:style-name="ce3" office:value-type="float" office:value="0.999999999999959" calcext:value-type="float">
            <text:p>1</text:p>
          </table:table-cell>
          <table:table-cell table:style-name="ce3" office:value-type="float" office:value="-0.000000000128693500300869" calcext:value-type="float">
            <text:p>-1.2869350030086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34]/[.O34]" office:value-type="float" office:value="1.00000000000004" calcext:value-type="float">
            <text:p>1</text:p>
          </table:table-cell>
          <table:table-cell table:formula="of:=[.M34]-[.O34]" office:value-type="float" office:value="0.000000000120053300634027" calcext:value-type="float">
            <text:p>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0447926140623167" calcext:value-type="float">
            <text:p>4.47926140623167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35]/[.O35]" office:value-type="float" office:value="0.999999999999976" calcext:value-type="float">
            <text:p>1</text:p>
          </table:table-cell>
          <table:table-cell table:formula="of:=[.M35]-[.O35]" office:value-type="float" office:value="-0.0000000000300133251585066" calcext:value-type="float">
            <text:p>-3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" calcext:value-type="float">
            <text:p>0.2868186661</text:p>
          </table:table-cell>
          <table:table-cell/>
          <table:table-cell table:style-name="ce3" office:value-type="float" office:value="0.286818666045053" calcext:value-type="float">
            <text:p>0.286818666</text:p>
          </table:table-cell>
          <table:table-cell/>
          <table:table-cell table:style-name="ce3" office:value-type="float" office:value="1.00000000004901" calcext:value-type="float">
            <text:p>1</text:p>
          </table:table-cell>
          <table:table-cell table:style-name="ce3" office:value-type="float" office:value="0.0000000000140570333151402" calcext:value-type="float">
            <text:p>1.40570333151402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36]/[.O36]" office:value-type="float" office:value="0.99999999995736" calcext:value-type="float">
            <text:p>1</text:p>
          </table:table-cell>
          <table:table-cell table:formula="of:=[.M36]-[.O36]" office:value-type="float" office:value="-0.0000000000122299947946658" calcext:value-type="float">
            <text:p>-1.22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 office:value-type="float" office:value="2.20537396301003" calcext:value-type="float">
            <text:p>2.205373963</text:p>
          </table:table-cell>
          <table:table-cell/>
          <table:table-cell table:style-name="ce3" office:value-type="float" office:value="0.999999999998266" calcext:value-type="float">
            <text:p>1</text:p>
          </table:table-cell>
          <table:table-cell table:style-name="ce3" office:value-type="float" office:value="-0.00000000000382494036443859" calcext:value-type="float">
            <text:p>-3.8249403644385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37]/[.O37]" office:value-type="float" office:value="1.00000000000148" calcext:value-type="float">
            <text:p>1</text:p>
          </table:table-cell>
          <table:table-cell table:formula="of:=[.M37]-[.O37]" office:value-type="float" office:value="0.00000000000326005888950931" calcext:value-type="float">
            <text:p>3.26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7" calcext:value-type="float">
            <text:p>0.8400175975</text:p>
          </table:table-cell>
          <table:table-cell/>
          <table:table-cell table:style-name="ce3" office:value-type="float" office:value="0.840017597454289" calcext:value-type="float">
            <text:p>0.8400175975</text:p>
          </table:table-cell>
          <table:table-cell/>
          <table:table-cell table:style-name="ce3" office:value-type="float" office:value="1.0000000000019" calcext:value-type="float">
            <text:p>1</text:p>
          </table:table-cell>
          <table:table-cell table:style-name="ce3" office:value-type="float" office:value="0.00000000000159805502164545" calcext:value-type="float">
            <text:p>1.5980550216454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38]/[.O38]" office:value-type="float" office:value="0.999999999998475" calcext:value-type="float">
            <text:p>1</text:p>
          </table:table-cell>
          <table:table-cell table:formula="of:=[.M38]-[.O38]" office:value-type="float" office:value="-0.00000000000128097532581251" calcext:value-type="float">
            <text:p>-1.2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10" calcext:value-type="float">
            <text:p>5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8" calcext:value-type="float">
            <text:p>847.04990538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7" calcext:value-type="float">
            <text:p>1244.41964521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911" calcext:value-type="float">
            <text:p>0.28681866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2" calcext:value-type="float">
            <text:p>2.2053739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887" calcext:value-type="float">
            <text:p>0.8400175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47.049905388649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29.66921114128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4.41964521833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286818666045053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20537396301003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840017597454289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49905389025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9.66921114116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41964521836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286818666057283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20537396300677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001759745557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01T17:22:02.542091406</dc:date>
    <dc:creator>Stacha Petrovic</dc:creator>
    <meta:editing-duration>P58DT19H29M12S</meta:editing-duration>
    <meta:editing-cycles>1055</meta:editing-cycles>
    <meta:document-statistic meta:table-count="8" meta:cell-count="3431" meta:object-count="0"/>
    <meta:user-defined meta:name="qrichtext">1</meta:user-defined>
  </office:meta>
</office:document-meta>
</file>